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sans-serif" svg:font-family="sans-serif"/>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language="hu" fo:country="HU" officeooo:paragraph-rsid="00234c8a"/>
    </style:style>
    <style:style style:name="P2" style:family="paragraph" style:parent-style-name="Text_20_body">
      <style:text-properties fo:language="hu" fo:country="HU"/>
    </style:style>
    <style:style style:name="P3" style:family="paragraph" style:parent-style-name="Text_20_body">
      <style:text-properties fo:language="hu" fo:country="HU" officeooo:rsid="002ae4b9" officeooo:paragraph-rsid="002ae4b9"/>
    </style:style>
    <style:style style:name="P4" style:family="paragraph" style:parent-style-name="Text_20_body">
      <style:paragraph-properties fo:text-align="start" style:justify-single-word="false"/>
      <style:text-properties fo:language="hu" fo:country="HU" officeooo:rsid="002ae4b9" officeooo:paragraph-rsid="003e55d5"/>
    </style:style>
    <style:style style:name="P5" style:family="paragraph" style:parent-style-name="Text_20_body">
      <style:text-properties fo:language="hu" fo:country="HU" officeooo:rsid="00114b17" officeooo:paragraph-rsid="003a3a24"/>
    </style:style>
    <style:style style:name="P6" style:family="paragraph" style:parent-style-name="Text_20_body">
      <style:text-properties fo:language="hu" fo:country="HU" officeooo:rsid="00114b17" officeooo:paragraph-rsid="003ea2f6"/>
    </style:style>
    <style:style style:name="P7" style:family="paragraph" style:parent-style-name="Text_20_body">
      <style:text-properties fo:language="hu" fo:country="HU" officeooo:rsid="00114b17" officeooo:paragraph-rsid="003fbd8c"/>
    </style:style>
    <style:style style:name="P8" style:family="paragraph" style:parent-style-name="Text_20_body">
      <style:text-properties fo:language="hu" fo:country="HU" officeooo:rsid="00114b17" officeooo:paragraph-rsid="00423088"/>
    </style:style>
    <style:style style:name="P9" style:family="paragraph" style:parent-style-name="Text_20_body">
      <style:text-properties fo:language="hu" fo:country="HU" officeooo:rsid="00114b17" officeooo:paragraph-rsid="0043ef86"/>
    </style:style>
    <style:style style:name="P10" style:family="paragraph" style:parent-style-name="Text_20_body">
      <style:text-properties fo:language="hu" fo:country="HU" officeooo:rsid="00114b17" officeooo:paragraph-rsid="0047bbf8"/>
    </style:style>
    <style:style style:name="P11" style:family="paragraph" style:parent-style-name="Text_20_body">
      <style:text-properties fo:language="hu" fo:country="HU" officeooo:paragraph-rsid="0015c969"/>
    </style:style>
    <style:style style:name="P12" style:family="paragraph" style:parent-style-name="Text_20_body">
      <style:text-properties fo:language="hu" fo:country="HU" officeooo:rsid="00177e3a" officeooo:paragraph-rsid="00177e3a"/>
    </style:style>
    <style:style style:name="P13" style:family="paragraph" style:parent-style-name="Text_20_body">
      <style:text-properties fo:language="hu" fo:country="HU" officeooo:paragraph-rsid="00198077"/>
    </style:style>
    <style:style style:name="P14" style:family="paragraph" style:parent-style-name="Text_20_body">
      <style:text-properties fo:language="hu" fo:country="HU" officeooo:paragraph-rsid="001d5db0"/>
    </style:style>
    <style:style style:name="P15" style:family="paragraph" style:parent-style-name="Text_20_body">
      <style:text-properties fo:language="hu" fo:country="HU" officeooo:rsid="001d10ea" officeooo:paragraph-rsid="001d5db0"/>
    </style:style>
    <style:style style:name="P16" style:family="paragraph" style:parent-style-name="Text_20_body">
      <style:text-properties fo:language="hu" fo:country="HU" officeooo:rsid="001c7b3c" officeooo:paragraph-rsid="001c7b3c"/>
    </style:style>
    <style:style style:name="P17" style:family="paragraph" style:parent-style-name="Text_20_body">
      <style:text-properties fo:language="hu" fo:country="HU" officeooo:paragraph-rsid="001f023b"/>
    </style:style>
    <style:style style:name="P18" style:family="paragraph" style:parent-style-name="Text_20_body">
      <style:text-properties fo:language="hu" fo:country="HU" officeooo:paragraph-rsid="00215218"/>
    </style:style>
    <style:style style:name="P19" style:family="paragraph" style:parent-style-name="Text_20_body">
      <style:text-properties fo:language="hu" fo:country="HU" officeooo:paragraph-rsid="00293610"/>
    </style:style>
    <style:style style:name="P20" style:family="paragraph" style:parent-style-name="Text_20_body">
      <style:text-properties fo:language="hu" fo:country="HU" officeooo:paragraph-rsid="002c2a84"/>
    </style:style>
    <style:style style:name="P21" style:family="paragraph" style:parent-style-name="Text_20_body">
      <style:text-properties fo:language="hu" fo:country="HU" fo:font-weight="bold" officeooo:rsid="00234c8a" officeooo:paragraph-rsid="00293610" style:font-weight-asian="bold" style:font-weight-complex="bold"/>
    </style:style>
    <style:style style:name="P22" style:family="paragraph" style:parent-style-name="Text_20_body">
      <style:text-properties fo:language="hu" fo:country="HU" fo:font-weight="bold" officeooo:rsid="0064ac6d" officeooo:paragraph-rsid="0064ac6d" style:font-weight-asian="bold" style:font-weight-complex="bold"/>
    </style:style>
    <style:style style:name="P23" style:family="paragraph" style:parent-style-name="Text_20_body">
      <style:text-properties fo:language="hu" fo:country="HU" fo:font-weight="bold" officeooo:rsid="00834c0a" officeooo:paragraph-rsid="00834c0a" style:font-weight-asian="bold" style:font-weight-complex="bold"/>
    </style:style>
    <style:style style:name="P24" style:family="paragraph" style:parent-style-name="Text_20_body">
      <style:text-properties fo:language="hu" fo:country="HU" fo:font-weight="bold" officeooo:rsid="008c584d" officeooo:paragraph-rsid="008c584d" style:font-weight-asian="bold" style:font-weight-complex="bold"/>
    </style:style>
    <style:style style:name="P25" style:family="paragraph" style:parent-style-name="Text_20_body">
      <style:text-properties fo:language="hu" fo:country="HU" officeooo:paragraph-rsid="00314eb3"/>
    </style:style>
    <style:style style:name="P26" style:family="paragraph" style:parent-style-name="Text_20_body">
      <style:text-properties fo:language="hu" fo:country="HU" officeooo:paragraph-rsid="0032dcbf"/>
    </style:style>
    <style:style style:name="P27" style:family="paragraph" style:parent-style-name="Text_20_body">
      <style:text-properties fo:language="hu" fo:country="HU" officeooo:paragraph-rsid="00347fa4"/>
    </style:style>
    <style:style style:name="P28" style:family="paragraph" style:parent-style-name="Text_20_body">
      <style:text-properties fo:language="hu" fo:country="HU" officeooo:paragraph-rsid="0037108f"/>
    </style:style>
    <style:style style:name="P29" style:family="paragraph" style:parent-style-name="Text_20_body">
      <style:text-properties fo:language="hu" fo:country="HU" officeooo:rsid="003fbd8c" officeooo:paragraph-rsid="0047e1f7"/>
    </style:style>
    <style:style style:name="P30" style:family="paragraph" style:parent-style-name="Text_20_body">
      <style:text-properties fo:language="hu" fo:country="HU" officeooo:rsid="003fbd8c" officeooo:paragraph-rsid="0047f754"/>
    </style:style>
    <style:style style:name="P31" style:family="paragraph" style:parent-style-name="Text_20_body">
      <style:text-properties fo:language="hu" fo:country="HU" officeooo:rsid="00612d8b" officeooo:paragraph-rsid="00612d8b"/>
    </style:style>
    <style:style style:name="P32" style:family="paragraph" style:parent-style-name="Text_20_body">
      <style:text-properties fo:language="hu" fo:country="HU" officeooo:rsid="0102a69b"/>
    </style:style>
    <style:style style:name="P33" style:family="paragraph" style:parent-style-name="Text_20_body">
      <style:text-properties fo:language="hu" fo:country="HU" officeooo:rsid="0118cff1" officeooo:paragraph-rsid="0118cff1"/>
    </style:style>
    <style:style style:name="P34" style:family="paragraph" style:parent-style-name="Text_20_body">
      <style:text-properties fo:language="hu" fo:country="HU" officeooo:rsid="0121aa5d" officeooo:paragraph-rsid="0121aa5d"/>
    </style:style>
    <style:style style:name="P35" style:family="paragraph" style:parent-style-name="Text_20_body">
      <style:text-properties fo:language="hu" fo:country="HU" officeooo:rsid="0122c277" officeooo:paragraph-rsid="0122c277"/>
    </style:style>
    <style:style style:name="P36" style:family="paragraph" style:parent-style-name="Text_20_body">
      <style:text-properties fo:language="hu" fo:country="HU" officeooo:rsid="0130b2e6" officeooo:paragraph-rsid="0130b2e6"/>
    </style:style>
    <style:style style:name="P37" style:family="paragraph" style:parent-style-name="Text_20_body">
      <style:text-properties fo:language="hu" fo:country="HU" officeooo:rsid="01324a3f" officeooo:paragraph-rsid="01324a3f"/>
    </style:style>
    <style:style style:name="P38" style:family="paragraph" style:parent-style-name="Text_20_body">
      <style:text-properties fo:language="hu" fo:country="HU" officeooo:rsid="00ac2e68"/>
    </style:style>
    <style:style style:name="P39" style:family="paragraph" style:parent-style-name="Text_20_body">
      <style:text-properties fo:font-variant="normal" fo:text-transform="none" fo:color="#333333" style:font-name="Times New Roman" fo:font-size="12pt" fo:letter-spacing="normal" fo:language="hu" fo:country="HU" fo:font-style="normal" fo:font-weight="normal" officeooo:rsid="00114b17" officeooo:paragraph-rsid="00114b17" style:font-size-asian="12pt" style:font-size-complex="12pt"/>
    </style:style>
    <style:style style:name="P40" style:family="paragraph" style:parent-style-name="Text_20_body">
      <style:text-properties fo:font-variant="normal" fo:text-transform="none" fo:color="#333333" style:font-name="Times New Roman" fo:font-size="12pt" fo:letter-spacing="normal" fo:language="hu" fo:country="HU" fo:font-style="normal" fo:font-weight="normal" officeooo:rsid="0011f22e" officeooo:paragraph-rsid="0011f22e" style:font-size-asian="12pt" style:font-size-complex="12pt"/>
    </style:style>
    <style:style style:name="P41" style:family="paragraph" style:parent-style-name="Text_20_body">
      <style:text-properties fo:font-variant="normal" fo:text-transform="none" fo:color="#333333" style:font-name="Times New Roman" fo:font-size="12pt" fo:letter-spacing="normal" fo:language="hu" fo:country="HU" fo:font-style="normal" fo:font-weight="normal" officeooo:rsid="005f1281" officeooo:paragraph-rsid="005f1281" style:font-size-asian="12pt" style:font-size-complex="12pt"/>
    </style:style>
    <style:style style:name="P42" style:family="paragraph" style:parent-style-name="Text_20_body">
      <style:text-properties officeooo:paragraph-rsid="004f121c"/>
    </style:style>
    <style:style style:name="P43" style:family="paragraph" style:parent-style-name="Text_20_body">
      <style:text-properties fo:font-weight="bold" officeooo:paragraph-rsid="00640515" style:font-weight-asian="bold" style:font-weight-complex="bold"/>
    </style:style>
    <style:style style:name="P44" style:family="paragraph" style:parent-style-name="Text_20_body">
      <style:text-properties officeooo:paragraph-rsid="00612d8b"/>
    </style:style>
    <style:style style:name="P45" style:family="paragraph" style:parent-style-name="Text_20_body">
      <style:text-properties officeooo:paragraph-rsid="00640515"/>
    </style:style>
    <style:style style:name="P46" style:family="paragraph" style:parent-style-name="Text_20_body">
      <style:text-properties officeooo:paragraph-rsid="00643b90"/>
    </style:style>
    <style:style style:name="P47" style:family="paragraph" style:parent-style-name="Text_20_body">
      <style:text-properties officeooo:paragraph-rsid="007dc5f0"/>
    </style:style>
    <style:style style:name="P48" style:family="paragraph" style:parent-style-name="Text_20_body">
      <style:text-properties officeooo:paragraph-rsid="008b72ec"/>
    </style:style>
    <style:style style:name="P49" style:family="paragraph" style:parent-style-name="Text_20_body">
      <style:text-properties officeooo:paragraph-rsid="0024eaf0"/>
    </style:style>
    <style:style style:name="P50" style:family="paragraph" style:parent-style-name="Text_20_body">
      <style:text-properties officeooo:paragraph-rsid="00ac2e68"/>
    </style:style>
    <style:style style:name="P51" style:family="paragraph" style:parent-style-name="Text_20_body">
      <style:text-properties officeooo:paragraph-rsid="00acd9b6"/>
    </style:style>
    <style:style style:name="P52" style:family="paragraph" style:parent-style-name="Text_20_body">
      <style:text-properties officeooo:paragraph-rsid="00af750a"/>
    </style:style>
    <style:style style:name="P53" style:family="paragraph" style:parent-style-name="Text_20_body">
      <style:text-properties officeooo:paragraph-rsid="00693e94"/>
    </style:style>
    <style:style style:name="P54" style:family="paragraph" style:parent-style-name="Text_20_body">
      <style:text-properties officeooo:paragraph-rsid="0115625f"/>
    </style:style>
    <style:style style:name="P55" style:family="paragraph" style:parent-style-name="Text_20_body">
      <style:text-properties officeooo:paragraph-rsid="011d5d1e"/>
    </style:style>
    <style:style style:name="P56" style:family="paragraph" style:parent-style-name="Text_20_body">
      <style:text-properties officeooo:paragraph-rsid="011f5acf"/>
    </style:style>
    <style:style style:name="P57" style:family="paragraph" style:parent-style-name="Text_20_body">
      <style:text-properties officeooo:paragraph-rsid="0129df3e"/>
    </style:style>
    <style:style style:name="P58" style:family="paragraph" style:parent-style-name="Text_20_body">
      <style:text-properties officeooo:paragraph-rsid="012bb5d5"/>
    </style:style>
    <style:style style:name="P59" style:family="paragraph" style:parent-style-name="Text_20_body">
      <style:text-properties officeooo:paragraph-rsid="01324a3f"/>
    </style:style>
    <style:style style:name="P60" style:family="paragraph" style:parent-style-name="Text_20_body">
      <style:text-properties officeooo:paragraph-rsid="0145009d"/>
    </style:style>
    <style:style style:name="P61" style:family="paragraph" style:parent-style-name="Text_20_body">
      <style:text-properties officeooo:paragraph-rsid="014583df"/>
    </style:style>
    <style:style style:name="P62" style:family="paragraph" style:parent-style-name="Text_20_body">
      <style:text-properties officeooo:paragraph-rsid="014cfb48"/>
    </style:style>
    <style:style style:name="P63" style:family="paragraph" style:parent-style-name="Text_20_body">
      <style:text-properties officeooo:paragraph-rsid="016271ab"/>
    </style:style>
    <style:style style:name="P64" style:family="paragraph" style:parent-style-name="Text_20_body">
      <style:text-properties officeooo:paragraph-rsid="016465ea"/>
    </style:style>
    <style:style style:name="P65" style:family="paragraph" style:parent-style-name="Text_20_body">
      <style:text-properties officeooo:paragraph-rsid="016bf4ae"/>
    </style:style>
    <style:style style:name="P66" style:family="paragraph" style:parent-style-name="code-snippet">
      <style:text-properties fo:language="hu" fo:country="HU" officeooo:rsid="0115625f"/>
    </style:style>
    <style:style style:name="P67" style:family="paragraph" style:parent-style-name="code-snippet">
      <style:text-properties fo:language="hu" fo:country="HU" officeooo:rsid="0121aa5d"/>
    </style:style>
    <style:style style:name="P68" style:family="paragraph" style:parent-style-name="code-snippet">
      <style:text-properties fo:language="hu" fo:country="HU" officeooo:rsid="0130b2e6"/>
    </style:style>
    <style:style style:name="P69" style:family="paragraph" style:parent-style-name="code-snippet">
      <style:text-properties fo:language="hu" fo:country="HU" officeooo:rsid="01324a3f"/>
    </style:style>
    <style:style style:name="P70" style:family="paragraph" style:parent-style-name="code-snippet">
      <style:text-properties officeooo:paragraph-rsid="015d4b66"/>
    </style:style>
    <style:style style:name="P71" style:family="paragraph" style:parent-style-name="code-snippet">
      <style:paragraph-properties>
        <style:tab-stops>
          <style:tab-stop style:position="2.9165in"/>
        </style:tab-stops>
      </style:paragraph-properties>
      <style:text-properties officeooo:paragraph-rsid="00ac2e68"/>
    </style:style>
    <style:style style:name="P72" style:family="paragraph" style:parent-style-name="Text_20_body">
      <style:paragraph-properties fo:margin-top="0in" fo:margin-bottom="0.2402in" style:contextual-spacing="false"/>
      <style:text-properties fo:language="hu" fo:country="HU" officeooo:paragraph-rsid="00215218"/>
    </style:style>
    <style:style style:name="P73" style:family="paragraph" style:parent-style-name="Text_20_body">
      <style:paragraph-properties fo:margin-left="0in" fo:margin-right="0in" fo:text-indent="0in" style:auto-text-indent="false"/>
      <style:text-properties fo:language="hu" fo:country="HU" officeooo:rsid="0097f951" officeooo:paragraph-rsid="00acd9b6"/>
    </style:style>
    <style:style style:name="P74" style:family="paragraph" style:parent-style-name="Text_20_body">
      <style:paragraph-properties fo:margin-left="0in" fo:margin-right="0in" fo:text-indent="0in" style:auto-text-indent="false"/>
      <style:text-properties officeooo:paragraph-rsid="00d283f0"/>
    </style:style>
    <style:style style:name="P75" style:family="paragraph" style:parent-style-name="code-snippet">
      <style:paragraph-properties fo:margin-left="0in" fo:margin-right="0in" fo:text-indent="0in" style:auto-text-indent="false"/>
      <style:text-properties officeooo:rsid="003fbd8c"/>
    </style:style>
    <style:style style:name="P76" style:family="paragraph" style:parent-style-name="Contents_20_1">
      <style:paragraph-properties>
        <style:tab-stops>
          <style:tab-stop style:position="6.9252in" style:type="right" style:leader-style="dotted" style:leader-text="."/>
        </style:tab-stops>
      </style:paragraph-properties>
    </style:style>
    <style:style style:name="P77" style:family="paragraph" style:parent-style-name="Contents_20_2">
      <style:paragraph-properties>
        <style:tab-stops>
          <style:tab-stop style:position="6.7283in" style:type="right" style:leader-style="dotted" style:leader-text="."/>
        </style:tab-stops>
      </style:paragraph-properties>
    </style:style>
    <style:style style:name="P78" style:family="paragraph" style:parent-style-name="Contents_20_4">
      <style:paragraph-properties>
        <style:tab-stops>
          <style:tab-stop style:position="6.3354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Text_20_body" style:list-style-name="L1"/>
    <style:style style:name="P81" style:family="paragraph" style:parent-style-name="Text_20_body" style:list-style-name="L1">
      <style:text-properties officeooo:paragraph-rsid="0054e370"/>
    </style:style>
    <style:style style:name="P82" style:family="paragraph" style:parent-style-name="Text_20_body" style:list-style-name="L1">
      <style:text-properties officeooo:paragraph-rsid="00864535"/>
    </style:style>
    <style:style style:name="P83" style:family="paragraph" style:parent-style-name="Text_20_body" style:list-style-name="L1">
      <style:text-properties officeooo:paragraph-rsid="00234c8a"/>
    </style:style>
    <style:style style:name="P84" style:family="paragraph" style:parent-style-name="Text_20_body" style:list-style-name="L1">
      <style:text-properties fo:language="hu" fo:country="HU" officeooo:rsid="0012e79e" officeooo:paragraph-rsid="0012e79e"/>
    </style:style>
    <style:style style:name="P85" style:family="paragraph" style:parent-style-name="Text_20_body" style:list-style-name="L1">
      <style:text-properties fo:language="hu" fo:country="HU" officeooo:rsid="0012e79e" officeooo:paragraph-rsid="00234c8a"/>
    </style:style>
    <style:style style:name="P86" style:family="paragraph" style:parent-style-name="Text_20_body" style:list-style-name="L1">
      <style:text-properties fo:language="hu" fo:country="HU" officeooo:rsid="002ae4b9" officeooo:paragraph-rsid="004d4f4e"/>
    </style:style>
    <style:style style:name="P87" style:family="paragraph" style:parent-style-name="Text_20_body" style:list-style-name="L1">
      <style:text-properties fo:language="hu" fo:country="HU" officeooo:rsid="00727e53" officeooo:paragraph-rsid="00727e53"/>
    </style:style>
    <style:style style:name="P88" style:family="paragraph" style:parent-style-name="Text_20_body" style:list-style-name="L1">
      <style:text-properties fo:language="hu" fo:country="HU" officeooo:rsid="00740ee7" officeooo:paragraph-rsid="00740ee7"/>
    </style:style>
    <style:style style:name="P89" style:family="paragraph" style:parent-style-name="Text_20_body" style:list-style-name="L1">
      <style:text-properties fo:language="hu" fo:country="HU" officeooo:paragraph-rsid="00745b2d"/>
    </style:style>
    <style:style style:name="P90" style:family="paragraph" style:parent-style-name="Text_20_body" style:list-style-name="L1">
      <style:text-properties fo:language="hu" fo:country="HU" officeooo:rsid="00127a26" officeooo:paragraph-rsid="00745b2d"/>
    </style:style>
    <style:style style:name="P91" style:family="paragraph" style:parent-style-name="Text_20_body" style:list-style-name="L1">
      <style:text-properties fo:language="hu" fo:country="HU" officeooo:rsid="00114b17" officeooo:paragraph-rsid="00234c8a"/>
    </style:style>
    <style:style style:name="P92" style:family="paragraph" style:parent-style-name="Text_20_body" style:list-style-name="L1">
      <style:text-properties fo:language="hu" fo:country="HU" officeooo:rsid="00ab6994" officeooo:paragraph-rsid="00ab6994"/>
    </style:style>
    <style:style style:name="P93" style:family="paragraph" style:parent-style-name="Text_20_body" style:list-style-name="L1">
      <style:text-properties fo:language="hu" fo:country="HU" officeooo:rsid="00ab6994" officeooo:paragraph-rsid="013579f5"/>
    </style:style>
    <style:style style:name="P94" style:family="paragraph" style:parent-style-name="Text_20_body" style:list-style-name="L1">
      <style:text-properties fo:language="hu" fo:country="HU" officeooo:rsid="013e39a8" officeooo:paragraph-rsid="013e39a8"/>
    </style:style>
    <style:style style:name="P95" style:family="paragraph" style:parent-style-name="Text_20_body" style:list-style-name="L2">
      <style:text-properties fo:language="hu" fo:country="HU" officeooo:paragraph-rsid="00177e3a"/>
    </style:style>
    <style:style style:name="P96" style:family="paragraph" style:parent-style-name="Text_20_body" style:list-style-name="L2">
      <style:text-properties fo:language="hu" fo:country="HU" officeooo:rsid="00177e3a" officeooo:paragraph-rsid="00177e3a"/>
    </style:style>
    <style:style style:name="P97" style:family="paragraph" style:parent-style-name="Text_20_body" style:list-style-name="L3">
      <style:text-properties fo:language="hu" fo:country="HU" officeooo:paragraph-rsid="001d10ea"/>
    </style:style>
    <style:style style:name="P98" style:family="paragraph" style:parent-style-name="Text_20_body" style:list-style-name="L3">
      <style:text-properties fo:language="hu" fo:country="HU" officeooo:paragraph-rsid="00198077"/>
    </style:style>
    <style:style style:name="P99" style:family="paragraph" style:parent-style-name="Text_20_body" style:list-style-name="L4">
      <style:text-properties fo:language="hu" fo:country="HU" officeooo:rsid="001d10ea" officeooo:paragraph-rsid="001d5db0"/>
    </style:style>
    <style:style style:name="P100" style:family="paragraph" style:parent-style-name="Text_20_body" style:list-style-name="L5">
      <style:text-properties fo:language="hu" fo:country="HU" officeooo:paragraph-rsid="001c7b3c"/>
    </style:style>
    <style:style style:name="P101" style:family="paragraph" style:parent-style-name="Text_20_body" style:list-style-name="L6">
      <style:text-properties fo:language="hu" fo:country="HU" officeooo:rsid="002e14ca" officeooo:paragraph-rsid="002e14ca"/>
    </style:style>
    <style:style style:name="P102" style:family="paragraph" style:parent-style-name="Text_20_body" style:list-style-name="L7">
      <style:text-properties fo:language="hu" fo:country="HU" officeooo:rsid="003fbd8c" officeooo:paragraph-rsid="003fbd8c"/>
    </style:style>
    <style:style style:name="P103" style:family="paragraph" style:parent-style-name="Text_20_body" style:list-style-name="L8">
      <style:text-properties fo:language="hu" fo:country="HU" officeooo:rsid="0043ef86" officeooo:paragraph-rsid="0043ef86"/>
    </style:style>
    <style:style style:name="P104" style:family="paragraph" style:parent-style-name="Text_20_body" style:list-style-name="L9">
      <style:text-properties fo:language="hu" fo:country="HU" officeooo:rsid="004f121c" officeooo:paragraph-rsid="004f121c"/>
    </style:style>
    <style:style style:name="P105" style:family="paragraph" style:parent-style-name="Text_20_body" style:list-style-name="L9">
      <style:text-properties fo:language="hu" fo:country="HU" officeooo:rsid="004f5f44" officeooo:paragraph-rsid="004f5f44"/>
    </style:style>
    <style:style style:name="P106" style:family="paragraph" style:parent-style-name="Text_20_body" style:list-style-name="L9">
      <style:text-properties fo:language="hu" fo:country="HU" officeooo:rsid="00516c2a" officeooo:paragraph-rsid="00516c2a"/>
    </style:style>
    <style:style style:name="P107" style:family="paragraph" style:parent-style-name="Text_20_body" style:list-style-name="L12">
      <style:text-properties fo:language="hu" fo:country="HU" officeooo:rsid="00ce3b31" officeooo:paragraph-rsid="00ce3b31"/>
    </style:style>
    <style:style style:name="P108" style:family="paragraph" style:parent-style-name="Text_20_body" style:list-style-name="L14">
      <style:text-properties fo:language="hu" fo:country="HU" officeooo:rsid="0102a69b" officeooo:paragraph-rsid="0102a69b"/>
    </style:style>
    <style:style style:name="P109" style:family="paragraph" style:parent-style-name="Text_20_body" style:list-style-name="L14">
      <style:text-properties fo:language="hu" fo:country="HU" officeooo:rsid="0102c9b5" officeooo:paragraph-rsid="0102c9b5"/>
    </style:style>
    <style:style style:name="P110" style:family="paragraph" style:parent-style-name="Text_20_body" style:list-style-name="L15">
      <style:text-properties fo:language="hu" fo:country="HU" officeooo:rsid="00640515" officeooo:paragraph-rsid="00640515"/>
    </style:style>
    <style:style style:name="P111" style:family="paragraph" style:parent-style-name="Text_20_body" style:list-style-name="L15">
      <style:text-properties fo:language="hu" fo:country="HU" officeooo:rsid="00615401" officeooo:paragraph-rsid="00640515"/>
    </style:style>
    <style:style style:name="P112" style:family="paragraph" style:parent-style-name="Text_20_body" style:list-style-name="L15">
      <style:text-properties fo:language="hu" fo:country="HU" officeooo:rsid="00615401" officeooo:paragraph-rsid="00615401"/>
    </style:style>
    <style:style style:name="P113" style:family="paragraph" style:parent-style-name="Text_20_body" style:list-style-name="L16">
      <style:text-properties fo:language="hu" fo:country="HU" officeooo:rsid="00643b90" officeooo:paragraph-rsid="00643b90"/>
    </style:style>
    <style:style style:name="P114" style:family="paragraph" style:parent-style-name="Text_20_body">
      <style:text-properties fo:language="hu" fo:country="HU" officeooo:rsid="014180aa" officeooo:paragraph-rsid="014180aa"/>
    </style:style>
    <style:style style:name="P115" style:family="paragraph" style:parent-style-name="Text_20_body" style:list-style-name="L17">
      <style:text-properties fo:language="hu" fo:country="HU" officeooo:rsid="0144bc38" officeooo:paragraph-rsid="0145009d"/>
    </style:style>
    <style:style style:name="P116" style:family="paragraph" style:parent-style-name="Text_20_body">
      <style:text-properties fo:language="hu" fo:country="HU" officeooo:rsid="0144bc38" officeooo:paragraph-rsid="0145009d"/>
    </style:style>
    <style:style style:name="P117" style:family="paragraph" style:parent-style-name="Text_20_body" style:list-style-name="L18">
      <style:text-properties fo:language="hu" fo:country="HU" officeooo:rsid="0144bc38" officeooo:paragraph-rsid="0144bc38"/>
    </style:style>
    <style:style style:name="P118" style:family="paragraph" style:parent-style-name="Text_20_body" style:list-style-name="L17">
      <style:text-properties fo:language="hu" fo:country="HU" officeooo:rsid="014583df" officeooo:paragraph-rsid="014583df"/>
    </style:style>
    <style:style style:name="P119" style:family="paragraph" style:parent-style-name="Text_20_body">
      <style:text-properties fo:language="hu" fo:country="HU" officeooo:rsid="016608a4" officeooo:paragraph-rsid="016608a4"/>
    </style:style>
    <style:style style:name="P120" style:family="paragraph" style:parent-style-name="Text_20_body" style:list-style-name="L21">
      <style:text-properties fo:language="hu" fo:country="HU" officeooo:rsid="016698e4" officeooo:paragraph-rsid="016698e4"/>
    </style:style>
    <style:style style:name="P121" style:family="paragraph" style:parent-style-name="Text_20_body" style:list-style-name="L24">
      <style:text-properties fo:language="hu" fo:country="HU" officeooo:rsid="016698e4" officeooo:paragraph-rsid="018f4b0b"/>
    </style:style>
    <style:style style:name="P122" style:family="paragraph" style:parent-style-name="Text_20_body">
      <style:text-properties fo:language="hu" fo:country="HU" fo:font-weight="normal" officeooo:rsid="016271ab" officeooo:paragraph-rsid="016271ab" style:font-weight-asian="normal" style:font-weight-complex="normal"/>
    </style:style>
    <style:style style:name="P123" style:family="paragraph" style:parent-style-name="Text_20_body">
      <style:text-properties fo:language="hu" fo:country="HU" fo:font-weight="normal" officeooo:rsid="016271ab" officeooo:paragraph-rsid="01904df1" style:font-weight-asian="normal" style:font-weight-complex="normal"/>
    </style:style>
    <style:style style:name="P124" style:family="paragraph" style:parent-style-name="Text_20_body">
      <style:text-properties fo:language="hu" fo:country="HU" fo:font-weight="normal" officeooo:rsid="016271ab" officeooo:paragraph-rsid="0193add7" style:font-weight-asian="normal" style:font-weight-complex="normal"/>
    </style:style>
    <style:style style:name="P125" style:family="paragraph" style:parent-style-name="Text_20_body" style:list-style-name="L9">
      <style:text-properties officeooo:paragraph-rsid="004f121c"/>
    </style:style>
    <style:style style:name="P126" style:family="paragraph" style:parent-style-name="Text_20_body" style:list-style-name="L10">
      <style:text-properties officeooo:paragraph-rsid="0059c7b6"/>
    </style:style>
    <style:style style:name="P127" style:family="paragraph" style:parent-style-name="Text_20_body" style:list-style-name="L10">
      <style:text-properties fo:font-weight="normal" officeooo:paragraph-rsid="005d98bf" style:font-weight-asian="normal" style:font-weight-complex="normal"/>
    </style:style>
    <style:style style:name="P128" style:family="paragraph" style:parent-style-name="Text_20_body" style:list-style-name="L11">
      <style:text-properties officeooo:paragraph-rsid="00af750a"/>
    </style:style>
    <style:style style:name="P129" style:family="paragraph" style:parent-style-name="Text_20_body" style:list-style-name="L13">
      <style:text-properties officeooo:paragraph-rsid="010f8995"/>
    </style:style>
    <style:style style:name="P130" style:family="paragraph" style:parent-style-name="Text_20_body" style:list-style-name="L19">
      <style:text-properties officeooo:paragraph-rsid="014583df"/>
    </style:style>
    <style:style style:name="P131" style:family="paragraph" style:parent-style-name="Text_20_body" style:list-style-name="L19">
      <style:text-properties officeooo:paragraph-rsid="0148b89e"/>
    </style:style>
    <style:style style:name="P132" style:family="paragraph" style:parent-style-name="Text_20_body" style:list-style-name="L19">
      <style:text-properties fo:font-weight="bold" officeooo:paragraph-rsid="014583df" style:font-weight-asian="bold" style:font-weight-complex="bold"/>
    </style:style>
    <style:style style:name="P133" style:family="paragraph" style:parent-style-name="Text_20_body">
      <style:text-properties fo:font-weight="bold" officeooo:paragraph-rsid="016fcbd7" style:font-weight-asian="bold" style:font-weight-complex="bold"/>
    </style:style>
    <style:style style:name="P134" style:family="paragraph" style:parent-style-name="Text_20_body" style:list-style-name="L20">
      <style:text-properties officeooo:paragraph-rsid="014e4372"/>
    </style:style>
    <style:style style:name="P135" style:family="paragraph" style:parent-style-name="Text_20_body" style:list-style-name="L20">
      <style:text-properties officeooo:paragraph-rsid="01518a9d"/>
    </style:style>
    <style:style style:name="P136" style:family="paragraph" style:parent-style-name="Text_20_body" style:list-style-name="L21">
      <style:text-properties officeooo:paragraph-rsid="016608a4"/>
    </style:style>
    <style:style style:name="P137" style:family="paragraph" style:parent-style-name="Text_20_body" style:list-style-name="L22">
      <style:text-properties officeooo:paragraph-rsid="0133286f"/>
    </style:style>
    <style:style style:name="P138" style:family="paragraph" style:parent-style-name="Text_20_body" style:list-style-name="L22">
      <style:text-properties officeooo:rsid="009270c9" officeooo:paragraph-rsid="0133286f"/>
    </style:style>
    <style:style style:name="P139" style:family="paragraph" style:parent-style-name="Text_20_body" style:list-style-name="L23">
      <style:paragraph-properties fo:text-align="start" style:justify-single-word="false"/>
    </style:style>
    <style:style style:name="P140" style:family="paragraph" style:parent-style-name="Text_20_body" style:list-style-name="L23">
      <style:paragraph-properties fo:text-align="start" style:justify-single-word="false"/>
      <style:text-properties officeooo:paragraph-rsid="00dca40b"/>
    </style:style>
    <style:style style:name="P141" style:family="paragraph" style:parent-style-name="Text_20_body" style:list-style-name="L23">
      <style:paragraph-properties fo:text-align="start" style:justify-single-word="false"/>
      <style:text-properties officeooo:paragraph-rsid="00314eb3"/>
    </style:style>
    <style:style style:name="P142" style:family="paragraph" style:parent-style-name="Text_20_body" style:list-style-name="L23">
      <style:paragraph-properties fo:text-align="start" style:justify-single-word="false"/>
      <style:text-properties officeooo:paragraph-rsid="003bd289"/>
    </style:style>
    <style:style style:name="P143" style:family="paragraph" style:parent-style-name="Text_20_body" style:list-style-name="L23">
      <style:paragraph-properties fo:text-align="start" style:justify-single-word="false"/>
      <style:text-properties officeooo:paragraph-rsid="0140fed6"/>
    </style:style>
    <style:style style:name="P144" style:family="paragraph" style:parent-style-name="Text_20_body" style:list-style-name="L23">
      <style:paragraph-properties fo:text-align="start" style:justify-single-word="false"/>
      <style:text-properties officeooo:paragraph-rsid="0142d5bc"/>
    </style:style>
    <style:style style:name="P145" style:family="paragraph" style:parent-style-name="Text_20_body" style:list-style-name="L23">
      <style:paragraph-properties fo:text-align="start" style:justify-single-word="false"/>
      <style:text-properties officeooo:paragraph-rsid="017c28a6"/>
    </style:style>
    <style:style style:name="P146" style:family="paragraph" style:parent-style-name="Text_20_body">
      <style:text-properties officeooo:paragraph-rsid="0175de10"/>
    </style:style>
    <style:style style:name="P147" style:family="paragraph" style:parent-style-name="Text_20_body">
      <style:text-properties officeooo:paragraph-rsid="0179657b"/>
    </style:style>
    <style:style style:name="P148" style:family="paragraph" style:parent-style-name="Text_20_body" style:list-style-name="L24">
      <style:text-properties officeooo:paragraph-rsid="017ad7cc"/>
    </style:style>
    <style:style style:name="P149" style:family="paragraph" style:parent-style-name="Text_20_body" style:list-style-name="L24">
      <style:text-properties officeooo:paragraph-rsid="018f4b0b"/>
    </style:style>
    <style:style style:name="P150" style:family="paragraph" style:parent-style-name="Text_20_body">
      <style:text-properties officeooo:paragraph-rsid="017e0761"/>
    </style:style>
    <style:style style:name="P151" style:family="paragraph" style:parent-style-name="Text_20_body">
      <style:text-properties officeooo:rsid="00114b17" officeooo:paragraph-rsid="0043ef86"/>
    </style:style>
    <style:style style:name="P152" style:family="paragraph" style:parent-style-name="Text_20_body">
      <style:text-properties officeooo:paragraph-rsid="014180aa"/>
    </style:style>
    <style:style style:name="P153" style:family="paragraph" style:parent-style-name="Text_20_body">
      <style:text-properties officeooo:paragraph-rsid="019da7a0"/>
    </style:style>
    <style:style style:name="P154" style:family="paragraph" style:parent-style-name="Text_20_body" style:list-style-name="L19">
      <style:paragraph-properties fo:margin-left="0.9846in" fo:margin-right="0in" fo:text-indent="-0.25in" style:auto-text-indent="false"/>
      <style:text-properties fo:language="hu" fo:country="HU" fo:font-weight="normal" officeooo:rsid="014b9533" officeooo:paragraph-rsid="014b9533" style:font-weight-asian="normal" style:font-weight-complex="normal"/>
    </style:style>
    <style:style style:name="P155" style:family="paragraph" style:parent-style-name="Text_20_body">
      <style:paragraph-properties fo:margin-left="0in" fo:margin-right="0in" fo:text-indent="0in" style:auto-text-indent="false"/>
      <style:text-properties fo:font-weight="bold" officeooo:paragraph-rsid="01767cbc" style:font-weight-asian="bold" style:font-weight-complex="bold"/>
    </style:style>
    <style:style style:name="P156" style:family="paragraph" style:parent-style-name="Heading_20_1">
      <style:text-properties fo:language="hu" fo:country="HU"/>
    </style:style>
    <style:style style:name="P157" style:family="paragraph" style:parent-style-name="Heading_20_2">
      <style:text-properties officeooo:paragraph-rsid="004d4f4e"/>
    </style:style>
    <style:style style:name="P158" style:family="paragraph" style:parent-style-name="Heading_20_2">
      <style:text-properties fo:language="hu" fo:country="HU"/>
    </style:style>
    <style:style style:name="P159" style:family="paragraph" style:parent-style-name="Heading_20_2">
      <style:text-properties fo:language="hu" fo:country="HU" officeooo:rsid="0010a81f"/>
    </style:style>
    <style:style style:name="P160" style:family="paragraph" style:parent-style-name="Heading_20_2">
      <style:text-properties fo:language="hu" fo:country="HU" officeooo:paragraph-rsid="00114b17"/>
    </style:style>
    <style:style style:name="P161" style:family="paragraph" style:parent-style-name="Heading_20_2">
      <style:text-properties fo:language="hu" fo:country="HU" officeooo:rsid="00262a51" officeooo:paragraph-rsid="0133286f"/>
    </style:style>
    <style:style style:name="P162" style:family="paragraph" style:parent-style-name="Heading_20_2">
      <style:text-properties fo:language="hu" fo:country="HU" officeooo:rsid="0024eaf0" officeooo:paragraph-rsid="0133286f"/>
    </style:style>
    <style:style style:name="P163" style:family="paragraph" style:parent-style-name="Heading_20_2">
      <style:text-properties fo:language="hu" fo:country="HU" officeooo:paragraph-rsid="00262a51"/>
    </style:style>
    <style:style style:name="P164" style:family="paragraph" style:parent-style-name="Heading_20_2">
      <style:text-properties fo:language="hu" fo:country="HU" officeooo:rsid="00284c79"/>
    </style:style>
    <style:style style:name="P165" style:family="paragraph" style:parent-style-name="Heading_20_4">
      <style:text-properties fo:language="hu" fo:country="HU"/>
    </style:style>
    <style:style style:name="P166" style:family="paragraph" style:parent-style-name="Heading_20_4">
      <style:text-properties fo:language="hu" fo:country="HU" officeooo:paragraph-rsid="001d5db0"/>
    </style:style>
    <style:style style:name="P167" style:family="paragraph" style:parent-style-name="Heading_20_4">
      <style:text-properties fo:language="hu" fo:country="HU" officeooo:rsid="001d10ea" officeooo:paragraph-rsid="001d5db0"/>
    </style:style>
    <style:style style:name="P168" style:family="paragraph" style:parent-style-name="Heading_20_4">
      <style:text-properties fo:language="hu" fo:country="HU" officeooo:rsid="001b8642" officeooo:paragraph-rsid="001d5db0"/>
    </style:style>
    <style:style style:name="P169" style:family="paragraph" style:parent-style-name="Heading_20_4">
      <style:text-properties fo:language="hu" fo:country="HU" officeooo:rsid="001f023b"/>
    </style:style>
    <style:style style:name="P170" style:family="paragraph" style:parent-style-name="Heading_20_4">
      <style:text-properties fo:language="hu" fo:country="HU" officeooo:rsid="001f023b" officeooo:paragraph-rsid="001f023b"/>
    </style:style>
    <style:style style:name="P171" style:family="paragraph" style:parent-style-name="Heading_20_4">
      <style:text-properties fo:language="hu" fo:country="HU" officeooo:rsid="00215218" officeooo:paragraph-rsid="00215218"/>
    </style:style>
    <style:style style:name="P172" style:family="paragraph" style:parent-style-name="Heading_20_4">
      <style:text-properties fo:language="hu" fo:country="HU" officeooo:rsid="0032dcbf"/>
    </style:style>
    <style:style style:name="P173" style:family="paragraph" style:parent-style-name="Heading_20_4">
      <style:text-properties fo:language="hu" fo:country="HU" officeooo:rsid="005ea280" officeooo:paragraph-rsid="00acd9b6"/>
    </style:style>
    <style:style style:name="P174" style:family="paragraph" style:parent-style-name="Heading_20_4">
      <style:text-properties fo:language="hu" fo:country="HU" officeooo:rsid="005e78c0"/>
    </style:style>
    <style:style style:name="P175" style:family="paragraph" style:parent-style-name="Heading_20_4">
      <style:text-properties fo:language="hu" fo:country="HU" officeooo:rsid="006317fe" officeooo:paragraph-rsid="00640515"/>
    </style:style>
    <style:style style:name="P176" style:family="paragraph" style:parent-style-name="Heading_20_4">
      <style:text-properties fo:language="hu" fo:country="HU" officeooo:rsid="016271ab"/>
    </style:style>
    <style:style style:name="P177" style:family="paragraph" style:parent-style-name="Heading_20_4">
      <style:text-properties officeooo:rsid="00b2cf33" officeooo:paragraph-rsid="00b2cf33"/>
    </style:style>
    <style:style style:name="P178" style:family="paragraph" style:parent-style-name="Heading_20_4">
      <style:paragraph-properties fo:margin-left="0in" fo:margin-right="0in" fo:text-indent="0in" style:auto-text-indent="false"/>
      <style:text-properties fo:language="hu" fo:country="HU" officeooo:rsid="00ac2e68" officeooo:paragraph-rsid="00acd9b6"/>
    </style:style>
    <style:style style:name="P179" style:family="paragraph" style:parent-style-name="Heading_20_3">
      <style:text-properties fo:language="hu" fo:country="HU" officeooo:rsid="00183644"/>
    </style:style>
    <style:style style:name="P180" style:family="paragraph" style:parent-style-name="Heading_20_3">
      <style:text-properties fo:language="hu" fo:country="HU" officeooo:rsid="002ae4b9"/>
    </style:style>
    <style:style style:name="P181" style:family="paragraph" style:parent-style-name="Heading_20_3">
      <style:text-properties fo:language="hu" fo:country="HU" officeooo:rsid="004fb351"/>
    </style:style>
    <style:style style:name="P182" style:family="paragraph" style:parent-style-name="Heading_20_3">
      <style:text-properties fo:language="hu" fo:country="HU" officeooo:rsid="005ea280" officeooo:paragraph-rsid="00acd9b6"/>
    </style:style>
    <style:style style:name="P183" style:family="paragraph" style:parent-style-name="Heading_20_3">
      <style:text-properties fo:language="hu" fo:country="HU" officeooo:rsid="005e78c0"/>
    </style:style>
    <style:style style:name="P184" style:family="paragraph" style:parent-style-name="Heading_20_3">
      <style:text-properties fo:language="hu" fo:country="HU" officeooo:rsid="0144bc38"/>
    </style:style>
    <style:style style:name="P185" style:family="paragraph" style:parent-style-name="Heading_20_3">
      <style:text-properties fo:language="hu" fo:country="HU" officeooo:rsid="014cfb48"/>
    </style:style>
    <style:style style:name="P186" style:family="paragraph" style:parent-style-name="Heading_20_3">
      <style:text-properties fo:language="hu" fo:country="HU" officeooo:rsid="016271ab"/>
    </style:style>
    <style:style style:name="P187" style:family="paragraph" style:parent-style-name="Heading_20_3">
      <style:text-properties officeooo:rsid="003a3a24"/>
    </style:style>
    <style:style style:name="P188" style:family="paragraph" style:parent-style-name="Heading_20_3">
      <style:text-properties officeooo:rsid="004de6fb" officeooo:paragraph-rsid="004de6fb"/>
    </style:style>
    <style:style style:name="P189" style:family="paragraph" style:parent-style-name="Heading_20_3">
      <style:text-properties officeooo:paragraph-rsid="00acd9b6"/>
    </style:style>
    <style:style style:name="P190" style:family="paragraph" style:parent-style-name="code-snippet">
      <style:text-properties fo:language="hu" fo:country="HU" officeooo:rsid="01518a9d"/>
    </style:style>
    <style:style style:name="P191" style:family="paragraph" style:parent-style-name="code-snippet">
      <style:text-properties fo:language="hu" fo:country="HU" officeooo:rsid="01518a9d" officeooo:paragraph-rsid="015464a2"/>
    </style:style>
    <style:style style:name="P192" style:family="paragraph" style:parent-style-name="code-snippet">
      <style:paragraph-properties>
        <style:tab-stops>
          <style:tab-stop style:position="3.7811in"/>
        </style:tab-stops>
      </style:paragraph-properties>
      <style:text-properties officeooo:paragraph-rsid="019afadd"/>
    </style:style>
    <style:style style:name="T1" style:family="text">
      <style:text-properties officeooo:rsid="00234c8a"/>
    </style:style>
    <style:style style:name="T2" style:family="text">
      <style:text-properties officeooo:rsid="000ed87f"/>
    </style:style>
    <style:style style:name="T3" style:family="text">
      <style:text-properties officeooo:rsid="0010a81f"/>
    </style:style>
    <style:style style:name="T4" style:family="text">
      <style:text-properties fo:font-variant="normal" fo:text-transform="none" fo:color="#333333" style:font-name="Times New Roman" fo:font-size="12pt" fo:letter-spacing="normal" fo:font-style="normal" fo:font-weight="normal" officeooo:rsid="00284c79" style:font-size-asian="12pt" style:font-weight-asian="bold" style:font-size-complex="12pt" style:font-weight-complex="bold"/>
    </style:style>
    <style:style style:name="T5" style:family="text">
      <style:text-properties fo:font-variant="normal" fo:text-transform="none" fo:color="#333333" style:font-name="Times New Roman" fo:font-size="12pt" fo:letter-spacing="normal" fo:font-style="normal" fo:font-weight="bold" officeooo:rsid="00314eb3" style:font-size-asian="12pt" style:font-weight-asian="bold" style:font-size-complex="12pt" style:font-weight-complex="bold"/>
    </style:style>
    <style:style style:name="T6" style:family="text">
      <style:text-properties fo:font-variant="normal" fo:text-transform="none" fo:color="#333333" style:font-name="Times New Roman" fo:font-size="12pt" fo:letter-spacing="normal" fo:language="hu" fo:country="HU" fo:font-style="normal" fo:font-weight="normal" officeooo:rsid="00284c79" style:font-size-asian="12pt" style:font-size-complex="12pt"/>
    </style:style>
    <style:style style:name="T7" style:family="text">
      <style:text-properties fo:font-variant="normal" fo:text-transform="none" fo:color="#333333" style:font-name="Times New Roman" fo:font-size="12pt" fo:letter-spacing="normal" fo:language="hu" fo:country="HU" fo:font-style="normal" fo:font-weight="normal" officeooo:rsid="00314eb3" style:font-size-asian="12pt" style:font-size-complex="12pt"/>
    </style:style>
    <style:style style:name="T8" style:family="text">
      <style:text-properties fo:font-variant="normal" fo:text-transform="none" fo:color="#333333" style:font-name="Times New Roman" fo:font-size="12pt" fo:letter-spacing="normal" fo:language="hu" fo:country="HU" fo:font-style="normal" fo:font-weight="normal" officeooo:rsid="0037d765" style:font-size-asian="12pt" style:font-size-complex="12pt"/>
    </style:style>
    <style:style style:name="T9" style:family="text">
      <style:text-properties fo:font-variant="normal" fo:text-transform="none" fo:color="#333333" style:font-name="Times New Roman" fo:font-size="12pt" fo:letter-spacing="normal" fo:language="hu" fo:country="HU" fo:font-style="normal" fo:font-weight="normal" officeooo:rsid="003bd289" style:font-size-asian="12pt" style:font-size-complex="12pt"/>
    </style:style>
    <style:style style:name="T10" style:family="text">
      <style:text-properties fo:font-variant="normal" fo:text-transform="none" fo:color="#333333" style:font-name="Times New Roman" fo:font-size="12pt" fo:letter-spacing="normal" fo:language="hu" fo:country="HU" fo:font-style="normal" fo:font-weight="normal" officeooo:rsid="003c6dbd" style:font-size-asian="12pt" style:font-size-complex="12pt"/>
    </style:style>
    <style:style style:name="T11" style:family="text">
      <style:text-properties fo:font-variant="normal" fo:text-transform="none" fo:color="#000000" style:font-name="Lucida Console" fo:font-size="9pt" fo:letter-spacing="normal" fo:font-style="normal" fo:font-weight="normal"/>
    </style:style>
    <style:style style:name="T12" style:family="text">
      <style:text-properties fo:font-variant="normal" fo:text-transform="none" fo:color="#000000" style:font-name="Lucida Console" fo:font-size="9pt" fo:letter-spacing="normal" fo:font-style="normal" fo:font-weight="normal" officeooo:rsid="00880011"/>
    </style:style>
    <style:style style:name="T13" style:family="text">
      <style:text-properties officeooo:rsid="00114b17"/>
    </style:style>
    <style:style style:name="T14" style:family="text">
      <style:text-properties officeooo:rsid="00127a26"/>
    </style:style>
    <style:style style:name="T15" style:family="text">
      <style:text-properties officeooo:rsid="0015c969"/>
    </style:style>
    <style:style style:name="T16" style:family="text">
      <style:text-properties officeooo:rsid="00177e3a"/>
    </style:style>
    <style:style style:name="T17" style:family="text">
      <style:text-properties officeooo:rsid="00198077"/>
    </style:style>
    <style:style style:name="T18" style:family="text">
      <style:text-properties officeooo:rsid="00199b0a"/>
    </style:style>
    <style:style style:name="T19" style:family="text">
      <style:text-properties officeooo:rsid="001b8642"/>
    </style:style>
    <style:style style:name="T20" style:family="text">
      <style:text-properties officeooo:rsid="001c7b3c"/>
    </style:style>
    <style:style style:name="T21" style:family="text">
      <style:text-properties officeooo:rsid="001d10ea"/>
    </style:style>
    <style:style style:name="T22" style:family="text">
      <style:text-properties officeooo:rsid="001d5db0"/>
    </style:style>
    <style:style style:name="T23" style:family="text">
      <style:text-properties officeooo:rsid="001f023b"/>
    </style:style>
    <style:style style:name="T24" style:family="text">
      <style:text-properties officeooo:rsid="001fe621"/>
    </style:style>
    <style:style style:name="T25" style:family="text">
      <style:text-properties officeooo:rsid="00215218"/>
    </style:style>
    <style:style style:name="T26" style:family="text">
      <style:text-properties fo:font-weight="bold" style:font-weight-asian="bold" style:font-weight-complex="bold"/>
    </style:style>
    <style:style style:name="T27" style:family="text">
      <style:text-properties fo:font-weight="bold" officeooo:rsid="00234c8a" style:font-weight-asian="bold" style:font-weight-complex="bold"/>
    </style:style>
    <style:style style:name="T28" style:family="text">
      <style:text-properties fo:font-weight="bold" officeooo:rsid="0032dcbf" style:font-weight-asian="bold" style:font-weight-complex="bold"/>
    </style:style>
    <style:style style:name="T29" style:family="text">
      <style:text-properties fo:font-weight="bold" officeooo:rsid="00347fa4" style:font-weight-asian="bold" style:font-weight-complex="bold"/>
    </style:style>
    <style:style style:name="T30" style:family="text">
      <style:text-properties fo:font-weight="bold" officeooo:rsid="003e55d5" style:font-weight-asian="bold" style:font-weight-complex="bold"/>
    </style:style>
    <style:style style:name="T31" style:family="text">
      <style:text-properties fo:font-weight="bold" officeooo:rsid="00284c79" style:font-weight-asian="bold" style:font-weight-complex="bold"/>
    </style:style>
    <style:style style:name="T32" style:family="text">
      <style:text-properties fo:font-weight="bold" officeooo:rsid="0047bbf8" style:font-weight-asian="bold" style:font-weight-complex="bold"/>
    </style:style>
    <style:style style:name="T33" style:family="text">
      <style:text-properties fo:font-weight="bold" officeooo:rsid="00b06b04" style:font-weight-asian="bold" style:font-weight-complex="bold"/>
    </style:style>
    <style:style style:name="T34" style:family="text">
      <style:text-properties fo:font-weight="bold" officeooo:rsid="0133831b" style:font-weight-asian="bold" style:font-weight-complex="bold"/>
    </style:style>
    <style:style style:name="T35" style:family="text">
      <style:text-properties fo:font-weight="bold" officeooo:rsid="00314eb3" style:font-weight-asian="bold" style:font-weight-complex="bold"/>
    </style:style>
    <style:style style:name="T36" style:family="text">
      <style:text-properties fo:font-weight="bold" officeooo:rsid="0135ed9f" style:font-weight-asian="bold" style:font-weight-complex="bold"/>
    </style:style>
    <style:style style:name="T37" style:family="text">
      <style:text-properties fo:font-weight="bold" officeooo:rsid="01379a57" style:font-weight-asian="bold" style:font-weight-complex="bold"/>
    </style:style>
    <style:style style:name="T38" style:family="text">
      <style:text-properties fo:font-weight="bold" officeooo:rsid="0193d368" style:font-weight-asian="bold" style:font-weight-complex="bold"/>
    </style:style>
    <style:style style:name="T39" style:family="text">
      <style:text-properties officeooo:rsid="00267798"/>
    </style:style>
    <style:style style:name="T40" style:family="text">
      <style:text-properties officeooo:rsid="00284c79"/>
    </style:style>
    <style:style style:name="T41" style:family="text">
      <style:text-properties officeooo:rsid="00289f27"/>
    </style:style>
    <style:style style:name="T42" style:family="text">
      <style:text-properties officeooo:rsid="00293610"/>
    </style:style>
    <style:style style:name="T43" style:family="text">
      <style:text-properties officeooo:rsid="002ae4b9"/>
    </style:style>
    <style:style style:name="T44" style:family="text">
      <style:text-properties officeooo:rsid="002c2a84"/>
    </style:style>
    <style:style style:name="T45" style:family="text">
      <style:text-properties officeooo:rsid="002e14ca"/>
    </style:style>
    <style:style style:name="T46" style:family="text">
      <style:text-properties officeooo:rsid="002f422c"/>
    </style:style>
    <style:style style:name="T47" style:family="text">
      <style:text-properties fo:font-style="italic" officeooo:rsid="002f422c" style:font-style-asian="italic" style:font-style-complex="italic"/>
    </style:style>
    <style:style style:name="T48" style:family="text">
      <style:text-properties fo:font-style="italic" officeooo:rsid="003fbd8c" style:font-style-asian="italic" style:font-style-complex="italic"/>
    </style:style>
    <style:style style:name="T49" style:family="text">
      <style:text-properties fo:font-style="italic" officeooo:rsid="0043ef86" style:font-style-asian="italic" style:font-style-complex="italic"/>
    </style:style>
    <style:style style:name="T50" style:family="text">
      <style:text-properties fo:font-style="italic" officeooo:rsid="004b2e94" style:font-style-asian="italic" style:font-style-complex="italic"/>
    </style:style>
    <style:style style:name="T51" style:family="text">
      <style:text-properties fo:font-style="italic" officeooo:rsid="00a57135" style:font-style-asian="italic" style:font-style-complex="italic"/>
    </style:style>
    <style:style style:name="T52" style:family="text">
      <style:text-properties fo:font-style="italic" officeooo:rsid="00b2915e" style:font-style-asian="italic" style:font-style-complex="italic"/>
    </style:style>
    <style:style style:name="T53" style:family="text">
      <style:text-properties fo:font-style="italic" officeooo:rsid="01904df1" style:font-style-asian="italic" style:font-style-complex="italic"/>
    </style:style>
    <style:style style:name="T54" style:family="text">
      <style:text-properties officeooo:rsid="00310848"/>
    </style:style>
    <style:style style:name="T55" style:family="text">
      <style:text-properties officeooo:rsid="00314eb3"/>
    </style:style>
    <style:style style:name="T56" style:family="text">
      <style:text-properties fo:font-style="normal" fo:font-weight="bold" officeooo:rsid="00347fa4" style:font-style-asian="normal" style:font-weight-asian="bold" style:font-style-complex="normal" style:font-weight-complex="bold"/>
    </style:style>
    <style:style style:name="T57" style:family="text">
      <style:text-properties fo:font-style="normal" fo:font-weight="bold" officeooo:rsid="0037108f" style:font-style-asian="normal" style:font-weight-asian="bold" style:font-style-complex="normal" style:font-weight-complex="bold"/>
    </style:style>
    <style:style style:name="T58" style:family="text">
      <style:text-properties officeooo:rsid="0032dcbf"/>
    </style:style>
    <style:style style:name="T59" style:family="text">
      <style:text-properties officeooo:rsid="00347fa4"/>
    </style:style>
    <style:style style:name="T60" style:family="text">
      <style:text-properties officeooo:rsid="00355770"/>
    </style:style>
    <style:style style:name="T61" style:family="text">
      <style:text-properties officeooo:rsid="0036e656"/>
    </style:style>
    <style:style style:name="T62" style:family="text">
      <style:text-properties officeooo:rsid="0037108f"/>
    </style:style>
    <style:style style:name="T63" style:family="text">
      <style:text-properties officeooo:rsid="00398adc"/>
    </style:style>
    <style:style style:name="T64" style:family="text">
      <style:text-properties fo:language="hu" fo:country="HU"/>
    </style:style>
    <style:style style:name="T65" style:family="text">
      <style:text-properties fo:language="hu" fo:country="HU" officeooo:rsid="00127a26"/>
    </style:style>
    <style:style style:name="T66" style:family="text">
      <style:text-properties fo:language="hu" fo:country="HU" officeooo:rsid="00284c79"/>
    </style:style>
    <style:style style:name="T67" style:family="text">
      <style:text-properties fo:language="hu" fo:country="HU" officeooo:rsid="004f121c"/>
    </style:style>
    <style:style style:name="T68" style:family="text">
      <style:text-properties fo:language="hu" fo:country="HU" officeooo:rsid="004f5f44"/>
    </style:style>
    <style:style style:name="T69" style:family="text">
      <style:text-properties fo:language="hu" fo:country="HU" officeooo:rsid="004fb351"/>
    </style:style>
    <style:style style:name="T70" style:family="text">
      <style:text-properties fo:language="hu" fo:country="HU" officeooo:rsid="00516c2a"/>
    </style:style>
    <style:style style:name="T71" style:family="text">
      <style:text-properties fo:language="hu" fo:country="HU" officeooo:rsid="00529156"/>
    </style:style>
    <style:style style:name="T72" style:family="text">
      <style:text-properties fo:language="hu" fo:country="HU" officeooo:rsid="0056296f"/>
    </style:style>
    <style:style style:name="T73" style:family="text">
      <style:text-properties fo:language="hu" fo:country="HU" officeooo:rsid="0056e020"/>
    </style:style>
    <style:style style:name="T74" style:family="text">
      <style:text-properties fo:language="hu" fo:country="HU" fo:font-style="italic" officeooo:rsid="0056e020" style:font-style-asian="italic" style:font-style-complex="italic"/>
    </style:style>
    <style:style style:name="T75" style:family="text">
      <style:text-properties fo:language="hu" fo:country="HU" fo:font-style="italic" officeooo:rsid="005d98bf" style:font-style-asian="italic" style:font-style-complex="italic"/>
    </style:style>
    <style:style style:name="T76" style:family="text">
      <style:text-properties fo:language="hu" fo:country="HU" fo:font-style="italic" officeooo:rsid="00704ddf" style:font-style-asian="italic" style:font-style-complex="italic"/>
    </style:style>
    <style:style style:name="T77" style:family="text">
      <style:text-properties fo:language="hu" fo:country="HU" fo:font-style="italic" officeooo:rsid="00724a06" style:font-style-asian="italic" style:font-style-complex="italic"/>
    </style:style>
    <style:style style:name="T78" style:family="text">
      <style:text-properties fo:language="hu" fo:country="HU" fo:font-style="italic" officeooo:rsid="00740ee7" style:font-style-asian="italic" style:font-style-complex="italic"/>
    </style:style>
    <style:style style:name="T79" style:family="text">
      <style:text-properties fo:language="hu" fo:country="HU" fo:font-style="italic" officeooo:rsid="007a19e2" style:font-style-asian="italic" style:font-style-complex="italic"/>
    </style:style>
    <style:style style:name="T80" style:family="text">
      <style:text-properties fo:language="hu" fo:country="HU" fo:font-style="italic" officeooo:rsid="007bd6a0" style:font-style-asian="italic" style:font-style-complex="italic"/>
    </style:style>
    <style:style style:name="T81" style:family="text">
      <style:text-properties fo:language="hu" fo:country="HU" fo:font-style="italic" officeooo:rsid="00814f48" style:font-style-asian="italic" style:font-style-complex="italic"/>
    </style:style>
    <style:style style:name="T82" style:family="text">
      <style:text-properties fo:language="hu" fo:country="HU" fo:font-style="italic" officeooo:rsid="0097f951" style:font-style-asian="italic" style:font-style-complex="italic"/>
    </style:style>
    <style:style style:name="T83" style:family="text">
      <style:text-properties fo:language="hu" fo:country="HU" fo:font-style="italic" officeooo:rsid="00ac2e68" style:font-style-asian="italic" style:font-style-complex="italic"/>
    </style:style>
    <style:style style:name="T84" style:family="text">
      <style:text-properties fo:language="hu" fo:country="HU" fo:font-style="italic" officeooo:rsid="00ca86fd" style:font-style-asian="italic" style:font-style-complex="italic"/>
    </style:style>
    <style:style style:name="T85" style:family="text">
      <style:text-properties fo:language="hu" fo:country="HU" fo:font-style="italic" officeooo:rsid="00f58be8" style:font-style-asian="italic" style:font-style-complex="italic"/>
    </style:style>
    <style:style style:name="T86" style:family="text">
      <style:text-properties fo:language="hu" fo:country="HU" fo:font-style="italic" officeooo:rsid="00f77df6" style:font-style-asian="italic" style:font-style-complex="italic"/>
    </style:style>
    <style:style style:name="T87" style:family="text">
      <style:text-properties fo:language="hu" fo:country="HU" fo:font-style="italic" officeooo:rsid="00f93cb5" style:font-style-asian="italic" style:font-style-complex="italic"/>
    </style:style>
    <style:style style:name="T88" style:family="text">
      <style:text-properties fo:language="hu" fo:country="HU" fo:font-style="italic" officeooo:rsid="010cdf4d" style:font-style-asian="italic" style:font-style-complex="italic"/>
    </style:style>
    <style:style style:name="T89" style:family="text">
      <style:text-properties fo:language="hu" fo:country="HU" fo:font-style="italic" officeooo:rsid="010db9a3" style:font-style-asian="italic" style:font-style-complex="italic"/>
    </style:style>
    <style:style style:name="T90" style:family="text">
      <style:text-properties fo:language="hu" fo:country="HU" fo:font-style="italic" officeooo:rsid="0121aa5d" style:font-style-asian="italic" style:font-style-complex="italic"/>
    </style:style>
    <style:style style:name="T91" style:family="text">
      <style:text-properties fo:language="hu" fo:country="HU" fo:font-style="italic" officeooo:rsid="01293d6e" style:font-style-asian="italic" style:font-style-complex="italic"/>
    </style:style>
    <style:style style:name="T92" style:family="text">
      <style:text-properties fo:language="hu" fo:country="HU" fo:font-style="italic" officeooo:rsid="01298060" style:font-style-asian="italic" style:font-style-complex="italic"/>
    </style:style>
    <style:style style:name="T93" style:family="text">
      <style:text-properties fo:language="hu" fo:country="HU" fo:font-style="italic" officeooo:rsid="0129df3e" style:font-style-asian="italic" style:font-style-complex="italic"/>
    </style:style>
    <style:style style:name="T94" style:family="text">
      <style:text-properties fo:language="hu" fo:country="HU" fo:font-style="italic" officeooo:rsid="012a1e6f" style:font-style-asian="italic" style:font-style-complex="italic"/>
    </style:style>
    <style:style style:name="T95" style:family="text">
      <style:text-properties fo:language="hu" fo:country="HU" fo:font-style="italic" officeooo:rsid="012bb5d5" style:font-style-asian="italic" style:font-style-complex="italic"/>
    </style:style>
    <style:style style:name="T96" style:family="text">
      <style:text-properties fo:language="hu" fo:country="HU" fo:font-style="italic" officeooo:rsid="01324a3f" style:font-style-asian="italic" style:font-style-complex="italic"/>
    </style:style>
    <style:style style:name="T97" style:family="text">
      <style:text-properties fo:language="hu" fo:country="HU" fo:font-style="italic" officeooo:rsid="014cfb48" style:font-style-asian="italic" style:font-style-complex="italic"/>
    </style:style>
    <style:style style:name="T98" style:family="text">
      <style:text-properties fo:language="hu" fo:country="HU" fo:font-style="italic" officeooo:rsid="014e4372" style:font-style-asian="italic" style:font-style-complex="italic"/>
    </style:style>
    <style:style style:name="T99" style:family="text">
      <style:text-properties fo:language="hu" fo:country="HU" fo:font-style="italic" officeooo:rsid="01518a9d" style:font-style-asian="italic" style:font-style-complex="italic"/>
    </style:style>
    <style:style style:name="T100" style:family="text">
      <style:text-properties fo:language="hu" fo:country="HU" fo:font-style="italic" officeooo:rsid="0152e292" style:font-style-asian="italic" style:font-style-complex="italic"/>
    </style:style>
    <style:style style:name="T101" style:family="text">
      <style:text-properties fo:language="hu" fo:country="HU" fo:font-style="italic" officeooo:rsid="015464a2" style:font-style-asian="italic" style:font-style-complex="italic"/>
    </style:style>
    <style:style style:name="T102" style:family="text">
      <style:text-properties fo:language="hu" fo:country="HU" fo:font-style="italic" officeooo:rsid="0155efdd" style:font-style-asian="italic" style:font-style-complex="italic"/>
    </style:style>
    <style:style style:name="T103" style:family="text">
      <style:text-properties fo:language="hu" fo:country="HU" fo:font-style="italic" officeooo:rsid="0162f712" style:font-style-asian="italic" style:font-style-complex="italic"/>
    </style:style>
    <style:style style:name="T104" style:family="text">
      <style:text-properties fo:language="hu" fo:country="HU" fo:font-style="italic" officeooo:rsid="014faf84" style:font-style-asian="italic" style:font-style-complex="italic"/>
    </style:style>
    <style:style style:name="T105" style:family="text">
      <style:text-properties fo:language="hu" fo:country="HU" fo:font-style="italic" officeooo:rsid="0175ce69" style:font-style-asian="italic" style:font-style-complex="italic"/>
    </style:style>
    <style:style style:name="T106" style:family="text">
      <style:text-properties fo:language="hu" fo:country="HU" fo:font-style="italic" officeooo:rsid="0043ef86" style:font-style-asian="italic" style:font-style-complex="italic"/>
    </style:style>
    <style:style style:name="T107" style:family="text">
      <style:text-properties fo:language="hu" fo:country="HU" fo:font-style="italic" fo:font-weight="normal" officeooo:rsid="00f6f678" style:font-style-asian="italic" style:font-weight-asian="normal" style:font-style-complex="italic" style:font-weight-complex="normal"/>
    </style:style>
    <style:style style:name="T108" style:family="text">
      <style:text-properties fo:language="hu" fo:country="HU" fo:font-style="italic" fo:font-weight="normal" officeooo:rsid="011f5acf" style:font-style-asian="italic" style:font-weight-asian="normal" style:font-style-complex="italic" style:font-weight-complex="normal"/>
    </style:style>
    <style:style style:name="T109" style:family="text">
      <style:text-properties fo:language="hu" fo:country="HU" fo:font-style="italic" fo:font-weight="normal" officeooo:rsid="01298060" style:font-style-asian="italic" style:font-weight-asian="normal" style:font-style-complex="italic" style:font-weight-complex="normal"/>
    </style:style>
    <style:style style:name="T110" style:family="text">
      <style:text-properties fo:language="hu" fo:country="HU" fo:font-style="italic" fo:font-weight="normal" officeooo:rsid="01324a3f" style:font-style-asian="italic" style:font-weight-asian="normal" style:font-style-complex="italic" style:font-weight-complex="normal"/>
    </style:style>
    <style:style style:name="T111" style:family="text">
      <style:text-properties fo:language="hu" fo:country="HU" fo:font-style="italic" fo:font-weight="normal" officeooo:rsid="014e4372" style:font-style-asian="italic" style:font-weight-asian="normal" style:font-style-complex="italic" style:font-weight-complex="normal"/>
    </style:style>
    <style:style style:name="T112" style:family="text">
      <style:text-properties fo:language="hu" fo:country="HU" officeooo:rsid="0058aaaa"/>
    </style:style>
    <style:style style:name="T113" style:family="text">
      <style:text-properties fo:language="hu" fo:country="HU" officeooo:rsid="0059c7b6"/>
    </style:style>
    <style:style style:name="T114" style:family="text">
      <style:text-properties fo:language="hu" fo:country="HU" officeooo:rsid="005bc44e"/>
    </style:style>
    <style:style style:name="T115" style:family="text">
      <style:text-properties fo:language="hu" fo:country="HU" officeooo:rsid="005d98bf"/>
    </style:style>
    <style:style style:name="T116" style:family="text">
      <style:text-properties fo:language="hu" fo:country="HU" officeooo:rsid="005e78c0"/>
    </style:style>
    <style:style style:name="T117" style:family="text">
      <style:text-properties fo:language="hu" fo:country="HU" officeooo:rsid="005ea280"/>
    </style:style>
    <style:style style:name="T118" style:family="text">
      <style:text-properties fo:language="hu" fo:country="HU" officeooo:rsid="00262a51"/>
    </style:style>
    <style:style style:name="T119" style:family="text">
      <style:text-properties fo:language="hu" fo:country="HU" officeooo:rsid="00612d8b"/>
    </style:style>
    <style:style style:name="T120" style:family="text">
      <style:text-properties fo:language="hu" fo:country="HU" officeooo:rsid="006317fe"/>
    </style:style>
    <style:style style:name="T121" style:family="text">
      <style:text-properties fo:language="hu" fo:country="HU" officeooo:rsid="00640515"/>
    </style:style>
    <style:style style:name="T122" style:family="text">
      <style:text-properties fo:language="hu" fo:country="HU" officeooo:rsid="00643b90"/>
    </style:style>
    <style:style style:name="T123" style:family="text">
      <style:text-properties fo:language="hu" fo:country="HU" officeooo:rsid="00610a04"/>
    </style:style>
    <style:style style:name="T124" style:family="text">
      <style:text-properties fo:language="hu" fo:country="HU" officeooo:rsid="00662b5b"/>
    </style:style>
    <style:style style:name="T125" style:family="text">
      <style:text-properties fo:language="hu" fo:country="HU" officeooo:rsid="0067f4d8"/>
    </style:style>
    <style:style style:name="T126" style:family="text">
      <style:text-properties fo:language="hu" fo:country="HU" officeooo:rsid="00688cad"/>
    </style:style>
    <style:style style:name="T127" style:family="text">
      <style:text-properties fo:language="hu" fo:country="HU" officeooo:rsid="00693e94"/>
    </style:style>
    <style:style style:name="T128" style:family="text">
      <style:text-properties fo:language="hu" fo:country="HU" officeooo:rsid="006b0a77"/>
    </style:style>
    <style:style style:name="T129" style:family="text">
      <style:text-properties fo:language="hu" fo:country="HU" officeooo:rsid="006e7c6e"/>
    </style:style>
    <style:style style:name="T130" style:family="text">
      <style:text-properties fo:language="hu" fo:country="HU" officeooo:rsid="006f2abc"/>
    </style:style>
    <style:style style:name="T131" style:family="text">
      <style:text-properties fo:language="hu" fo:country="HU" officeooo:rsid="006f7112"/>
    </style:style>
    <style:style style:name="T132" style:family="text">
      <style:text-properties fo:language="hu" fo:country="HU" officeooo:rsid="00704ddf"/>
    </style:style>
    <style:style style:name="T133" style:family="text">
      <style:text-properties fo:language="hu" fo:country="HU" fo:font-style="normal" officeooo:rsid="00704ddf" style:font-style-asian="normal" style:font-style-complex="normal"/>
    </style:style>
    <style:style style:name="T134" style:family="text">
      <style:text-properties fo:language="hu" fo:country="HU" fo:font-style="normal" officeooo:rsid="00739d0f" style:font-style-asian="normal" style:font-style-complex="normal"/>
    </style:style>
    <style:style style:name="T135" style:family="text">
      <style:text-properties fo:language="hu" fo:country="HU" fo:font-style="normal" officeooo:rsid="007f3ea7" style:font-style-asian="normal" style:font-style-complex="normal"/>
    </style:style>
    <style:style style:name="T136" style:family="text">
      <style:text-properties fo:language="hu" fo:country="HU" fo:font-style="normal" officeooo:rsid="00a20dfe" style:font-style-asian="normal" style:font-style-complex="normal"/>
    </style:style>
    <style:style style:name="T137" style:family="text">
      <style:text-properties fo:language="hu" fo:country="HU" fo:font-style="normal" fo:font-weight="bold" officeooo:rsid="01324a3f" style:font-style-asian="normal" style:font-weight-asian="bold" style:font-style-complex="normal" style:font-weight-complex="bold"/>
    </style:style>
    <style:style style:name="T138" style:family="text">
      <style:text-properties fo:language="hu" fo:country="HU" fo:font-style="normal" fo:font-weight="bold" officeooo:rsid="01691109" style:font-style-asian="normal" style:font-weight-asian="bold" style:font-style-complex="normal" style:font-weight-complex="bold"/>
    </style:style>
    <style:style style:name="T139" style:family="text">
      <style:text-properties fo:language="hu" fo:country="HU" officeooo:rsid="00740ee7"/>
    </style:style>
    <style:style style:name="T140" style:family="text">
      <style:text-properties fo:language="hu" fo:country="HU" officeooo:rsid="007897e1"/>
    </style:style>
    <style:style style:name="T141" style:family="text">
      <style:text-properties fo:language="hu" fo:country="HU" officeooo:rsid="007a19e2"/>
    </style:style>
    <style:style style:name="T142" style:family="text">
      <style:text-properties fo:language="hu" fo:country="HU" officeooo:rsid="007bd6a0"/>
    </style:style>
    <style:style style:name="T143" style:family="text">
      <style:text-properties fo:language="hu" fo:country="HU" officeooo:rsid="007dc5f0"/>
    </style:style>
    <style:style style:name="T144" style:family="text">
      <style:text-properties fo:language="hu" fo:country="HU" officeooo:rsid="007f3ea7"/>
    </style:style>
    <style:style style:name="T145" style:family="text">
      <style:text-properties fo:language="hu" fo:country="HU" officeooo:rsid="007ffad9"/>
    </style:style>
    <style:style style:name="T146" style:family="text">
      <style:text-properties fo:language="hu" fo:country="HU" officeooo:rsid="00814f48"/>
    </style:style>
    <style:style style:name="T147" style:family="text">
      <style:text-properties fo:language="hu" fo:country="HU" officeooo:rsid="008424a4"/>
    </style:style>
    <style:style style:name="T148" style:family="text">
      <style:text-properties fo:language="hu" fo:country="HU" officeooo:rsid="00850ff3"/>
    </style:style>
    <style:style style:name="T149" style:family="text">
      <style:text-properties fo:language="hu" fo:country="HU" officeooo:rsid="0085a3b3"/>
    </style:style>
    <style:style style:name="T150" style:family="text">
      <style:text-properties fo:language="hu" fo:country="HU" officeooo:rsid="00864535"/>
    </style:style>
    <style:style style:name="T151" style:family="text">
      <style:text-properties fo:language="hu" fo:country="HU" officeooo:rsid="008b72ec"/>
    </style:style>
    <style:style style:name="T152" style:family="text">
      <style:text-properties fo:language="hu" fo:country="HU" officeooo:rsid="008b9b97"/>
    </style:style>
    <style:style style:name="T153" style:family="text">
      <style:text-properties fo:language="hu" fo:country="HU" officeooo:rsid="008e05ed"/>
    </style:style>
    <style:style style:name="T154" style:family="text">
      <style:text-properties fo:language="hu" fo:country="HU" officeooo:rsid="00912c5d"/>
    </style:style>
    <style:style style:name="T155" style:family="text">
      <style:text-properties fo:language="hu" fo:country="HU" officeooo:rsid="006ce462"/>
    </style:style>
    <style:style style:name="T156" style:family="text">
      <style:text-properties fo:language="hu" fo:country="HU" officeooo:rsid="00939b20"/>
    </style:style>
    <style:style style:name="T157" style:family="text">
      <style:text-properties fo:language="hu" fo:country="HU" officeooo:rsid="00972c3e"/>
    </style:style>
    <style:style style:name="T158" style:family="text">
      <style:text-properties fo:language="hu" fo:country="HU" officeooo:rsid="0097f951"/>
    </style:style>
    <style:style style:name="T159" style:family="text">
      <style:text-properties fo:language="hu" fo:country="HU" officeooo:rsid="00a133f3"/>
    </style:style>
    <style:style style:name="T160" style:family="text">
      <style:text-properties fo:language="hu" fo:country="HU" officeooo:rsid="0012e79e"/>
    </style:style>
    <style:style style:name="T161" style:family="text">
      <style:text-properties fo:language="hu" fo:country="HU" officeooo:rsid="004d4f4e"/>
    </style:style>
    <style:style style:name="T162" style:family="text">
      <style:text-properties fo:language="hu" fo:country="HU" officeooo:rsid="00ac2e68"/>
    </style:style>
    <style:style style:name="T163" style:family="text">
      <style:text-properties fo:language="hu" fo:country="HU" officeooo:rsid="00ad9554"/>
    </style:style>
    <style:style style:name="T164" style:family="text">
      <style:text-properties fo:language="hu" fo:country="HU" officeooo:rsid="00af750a"/>
    </style:style>
    <style:style style:name="T165" style:family="text">
      <style:text-properties fo:language="hu" fo:country="HU" officeooo:rsid="00b06b04"/>
    </style:style>
    <style:style style:name="T166" style:family="text">
      <style:text-properties fo:language="hu" fo:country="HU" fo:font-weight="bold" officeooo:rsid="00d283f0" style:font-weight-asian="bold" style:font-weight-complex="bold"/>
    </style:style>
    <style:style style:name="T167" style:family="text">
      <style:text-properties fo:language="hu" fo:country="HU" fo:font-weight="bold" officeooo:rsid="01109ea3" style:font-weight-asian="bold" style:font-weight-complex="bold"/>
    </style:style>
    <style:style style:name="T168" style:family="text">
      <style:text-properties fo:language="hu" fo:country="HU" fo:font-weight="bold" officeooo:rsid="010f8995" style:font-weight-asian="bold" style:font-weight-complex="bold"/>
    </style:style>
    <style:style style:name="T169" style:family="text">
      <style:text-properties fo:language="hu" fo:country="HU" fo:font-weight="bold" officeooo:rsid="01208cff" style:font-weight-asian="bold" style:font-weight-complex="bold"/>
    </style:style>
    <style:style style:name="T170" style:family="text">
      <style:text-properties fo:language="hu" fo:country="HU" fo:font-weight="bold" officeooo:rsid="01324a3f" style:font-weight-asian="bold" style:font-weight-complex="bold"/>
    </style:style>
    <style:style style:name="T171" style:family="text">
      <style:text-properties fo:language="hu" fo:country="HU" fo:font-weight="bold" officeooo:rsid="0139f7e4" style:font-weight-asian="bold" style:font-weight-complex="bold"/>
    </style:style>
    <style:style style:name="T172" style:family="text">
      <style:text-properties fo:language="hu" fo:country="HU" fo:font-weight="bold" officeooo:rsid="014583df" style:font-weight-asian="bold" style:font-weight-complex="bold"/>
    </style:style>
    <style:style style:name="T173" style:family="text">
      <style:text-properties fo:language="hu" fo:country="HU" fo:font-weight="bold" officeooo:rsid="0149d13c" style:font-weight-asian="bold" style:font-weight-complex="bold"/>
    </style:style>
    <style:style style:name="T174" style:family="text">
      <style:text-properties fo:language="hu" fo:country="HU" fo:font-weight="bold" officeooo:rsid="014b9533" style:font-weight-asian="bold" style:font-weight-complex="bold"/>
    </style:style>
    <style:style style:name="T175" style:family="text">
      <style:text-properties fo:language="hu" fo:country="HU" fo:font-weight="bold" officeooo:rsid="016271ab" style:font-weight-asian="bold" style:font-weight-complex="bold"/>
    </style:style>
    <style:style style:name="T176" style:family="text">
      <style:text-properties fo:language="hu" fo:country="HU" fo:font-weight="bold" officeooo:rsid="0175ce69" style:font-weight-asian="bold" style:font-weight-complex="bold"/>
    </style:style>
    <style:style style:name="T177" style:family="text">
      <style:text-properties fo:language="hu" fo:country="HU" fo:font-weight="bold" officeooo:rsid="014180aa" style:font-weight-asian="bold" style:font-weight-complex="bold"/>
    </style:style>
    <style:style style:name="T178" style:family="text">
      <style:text-properties fo:language="hu" fo:country="HU" fo:font-weight="bold" officeooo:rsid="019d6281" style:font-weight-asian="bold" style:font-weight-complex="bold"/>
    </style:style>
    <style:style style:name="T179" style:family="text">
      <style:text-properties fo:language="hu" fo:country="HU" officeooo:rsid="00be7360"/>
    </style:style>
    <style:style style:name="T180" style:family="text">
      <style:text-properties fo:language="hu" fo:country="HU" officeooo:rsid="00c3f20d"/>
    </style:style>
    <style:style style:name="T181" style:family="text">
      <style:text-properties fo:language="hu" fo:country="HU" officeooo:rsid="00bf6318"/>
    </style:style>
    <style:style style:name="T182" style:family="text">
      <style:text-properties fo:language="hu" fo:country="HU" officeooo:rsid="00c40ff7"/>
    </style:style>
    <style:style style:name="T183" style:family="text">
      <style:text-properties fo:language="hu" fo:country="HU" officeooo:rsid="00c1fe93"/>
    </style:style>
    <style:style style:name="T184" style:family="text">
      <style:text-properties fo:language="hu" fo:country="HU" officeooo:rsid="00ccf54e"/>
    </style:style>
    <style:style style:name="T185" style:family="text">
      <style:text-properties fo:language="hu" fo:country="HU" officeooo:rsid="00cef48c"/>
    </style:style>
    <style:style style:name="T186" style:family="text">
      <style:text-properties fo:language="hu" fo:country="HU" officeooo:rsid="00d02953"/>
    </style:style>
    <style:style style:name="T187" style:family="text">
      <style:text-properties fo:language="hu" fo:country="HU" officeooo:rsid="00d0cfb1"/>
    </style:style>
    <style:style style:name="T188" style:family="text">
      <style:text-properties fo:language="hu" fo:country="HU" officeooo:rsid="00d283f0"/>
    </style:style>
    <style:style style:name="T189" style:family="text">
      <style:text-properties fo:language="hu" fo:country="HU" officeooo:rsid="00d3f413"/>
    </style:style>
    <style:style style:name="T190" style:family="text">
      <style:text-properties fo:language="hu" fo:country="HU" officeooo:rsid="00d5b927"/>
    </style:style>
    <style:style style:name="T191" style:family="text">
      <style:text-properties fo:language="hu" fo:country="HU" fo:font-weight="normal" officeooo:rsid="010f8995" style:font-weight-asian="normal" style:font-weight-complex="normal"/>
    </style:style>
    <style:style style:name="T192" style:family="text">
      <style:text-properties fo:language="hu" fo:country="HU" fo:font-weight="normal" officeooo:rsid="01109ea3" style:font-weight-asian="normal" style:font-weight-complex="normal"/>
    </style:style>
    <style:style style:name="T193" style:family="text">
      <style:text-properties fo:language="hu" fo:country="HU" fo:font-weight="normal" officeooo:rsid="0114be67" style:font-weight-asian="normal" style:font-weight-complex="normal"/>
    </style:style>
    <style:style style:name="T194" style:family="text">
      <style:text-properties fo:language="hu" fo:country="HU" fo:font-weight="normal" officeooo:rsid="01324a3f" style:font-weight-asian="normal" style:font-weight-complex="normal"/>
    </style:style>
    <style:style style:name="T195" style:family="text">
      <style:text-properties fo:language="hu" fo:country="HU" fo:font-weight="normal" officeooo:rsid="014583df" style:font-weight-asian="normal" style:font-weight-complex="normal"/>
    </style:style>
    <style:style style:name="T196" style:family="text">
      <style:text-properties fo:language="hu" fo:country="HU" fo:font-weight="normal" officeooo:rsid="0149d13c" style:font-weight-asian="normal" style:font-weight-complex="normal"/>
    </style:style>
    <style:style style:name="T197" style:family="text">
      <style:text-properties fo:language="hu" fo:country="HU" fo:font-weight="normal" officeooo:rsid="014b9533" style:font-weight-asian="normal" style:font-weight-complex="normal"/>
    </style:style>
    <style:style style:name="T198" style:family="text">
      <style:text-properties fo:language="hu" fo:country="HU" fo:font-weight="normal" officeooo:rsid="014cfb48" style:font-weight-asian="normal" style:font-weight-complex="normal"/>
    </style:style>
    <style:style style:name="T199" style:family="text">
      <style:text-properties fo:language="hu" fo:country="HU" fo:font-weight="normal" officeooo:rsid="016271ab" style:font-weight-asian="normal" style:font-weight-complex="normal"/>
    </style:style>
    <style:style style:name="T200" style:family="text">
      <style:text-properties fo:language="hu" fo:country="HU" fo:font-weight="normal" officeooo:rsid="01767cbc" style:font-weight-asian="normal" style:font-weight-complex="normal"/>
    </style:style>
    <style:style style:name="T201" style:family="text">
      <style:text-properties fo:language="hu" fo:country="HU" fo:font-weight="normal" officeooo:rsid="01782dee" style:font-weight-asian="normal" style:font-weight-complex="normal"/>
    </style:style>
    <style:style style:name="T202" style:family="text">
      <style:text-properties fo:language="hu" fo:country="HU" fo:font-weight="normal" officeooo:rsid="017ad7cc" style:font-weight-asian="normal" style:font-weight-complex="normal"/>
    </style:style>
    <style:style style:name="T203" style:family="text">
      <style:text-properties fo:language="hu" fo:country="HU" fo:font-weight="normal" officeooo:rsid="017cf3e4" style:font-weight-asian="normal" style:font-weight-complex="normal"/>
    </style:style>
    <style:style style:name="T204" style:family="text">
      <style:text-properties fo:language="hu" fo:country="HU" fo:font-weight="normal" officeooo:rsid="017e0761" style:font-weight-asian="normal" style:font-weight-complex="normal"/>
    </style:style>
    <style:style style:name="T205" style:family="text">
      <style:text-properties fo:language="hu" fo:country="HU" fo:font-weight="normal" officeooo:rsid="0181d5cb" style:font-weight-asian="normal" style:font-weight-complex="normal"/>
    </style:style>
    <style:style style:name="T206" style:family="text">
      <style:text-properties fo:language="hu" fo:country="HU" fo:font-weight="normal" officeooo:rsid="0183b229" style:font-weight-asian="normal" style:font-weight-complex="normal"/>
    </style:style>
    <style:style style:name="T207" style:family="text">
      <style:text-properties fo:language="hu" fo:country="HU" fo:font-weight="normal" officeooo:rsid="01850e7c" style:font-weight-asian="normal" style:font-weight-complex="normal"/>
    </style:style>
    <style:style style:name="T208" style:family="text">
      <style:text-properties fo:language="hu" fo:country="HU" fo:font-weight="normal" officeooo:rsid="018dab68" style:font-weight-asian="normal" style:font-weight-complex="normal"/>
    </style:style>
    <style:style style:name="T209" style:family="text">
      <style:text-properties fo:language="hu" fo:country="HU" fo:font-weight="normal" officeooo:rsid="018f4b0b" style:font-weight-asian="normal" style:font-weight-complex="normal"/>
    </style:style>
    <style:style style:name="T210" style:family="text">
      <style:text-properties fo:language="hu" fo:country="HU" officeooo:rsid="00f58be8"/>
    </style:style>
    <style:style style:name="T211" style:family="text">
      <style:text-properties fo:language="hu" fo:country="HU" officeooo:rsid="00f6a8ae"/>
    </style:style>
    <style:style style:name="T212" style:family="text">
      <style:text-properties fo:language="hu" fo:country="HU" officeooo:rsid="00f6c414"/>
    </style:style>
    <style:style style:name="T213" style:family="text">
      <style:text-properties fo:language="hu" fo:country="HU" officeooo:rsid="00f6f678"/>
    </style:style>
    <style:style style:name="T214" style:family="text">
      <style:text-properties fo:language="hu" fo:country="HU" officeooo:rsid="00f77df6"/>
    </style:style>
    <style:style style:name="T215" style:family="text">
      <style:text-properties fo:language="hu" fo:country="HU" officeooo:rsid="00f895c8"/>
    </style:style>
    <style:style style:name="T216" style:family="text">
      <style:text-properties fo:language="hu" fo:country="HU" officeooo:rsid="00f93cb5"/>
    </style:style>
    <style:style style:name="T217" style:family="text">
      <style:text-properties fo:language="hu" fo:country="HU" officeooo:rsid="00ffe83f"/>
    </style:style>
    <style:style style:name="T218" style:family="text">
      <style:text-properties fo:language="hu" fo:country="HU" officeooo:rsid="0101df38"/>
    </style:style>
    <style:style style:name="T219" style:family="text">
      <style:text-properties fo:language="hu" fo:country="HU" officeooo:rsid="010cdf4d"/>
    </style:style>
    <style:style style:name="T220" style:family="text">
      <style:text-properties fo:language="hu" fo:country="HU" officeooo:rsid="010f3297"/>
    </style:style>
    <style:style style:name="T221" style:family="text">
      <style:text-properties fo:language="hu" fo:country="HU" officeooo:rsid="010f8995"/>
    </style:style>
    <style:style style:name="T222" style:family="text">
      <style:text-properties fo:language="hu" fo:country="HU" officeooo:rsid="01109ea3"/>
    </style:style>
    <style:style style:name="T223" style:family="text">
      <style:text-properties fo:language="hu" fo:country="HU" officeooo:rsid="0112f972"/>
    </style:style>
    <style:style style:name="T224" style:family="text">
      <style:text-properties fo:language="hu" fo:country="HU" officeooo:rsid="0114be67"/>
    </style:style>
    <style:style style:name="T225" style:family="text">
      <style:text-properties fo:language="hu" fo:country="HU" officeooo:rsid="0115625f"/>
    </style:style>
    <style:style style:name="T226" style:family="text">
      <style:text-properties fo:language="hu" fo:country="HU" officeooo:rsid="0118cff1"/>
    </style:style>
    <style:style style:name="T227" style:family="text">
      <style:text-properties fo:language="hu" fo:country="HU" officeooo:rsid="011bde27"/>
    </style:style>
    <style:style style:name="T228" style:family="text">
      <style:text-properties fo:language="hu" fo:country="HU" officeooo:rsid="011c51c6"/>
    </style:style>
    <style:style style:name="T229" style:family="text">
      <style:text-properties fo:language="hu" fo:country="HU" officeooo:rsid="011d5d1e"/>
    </style:style>
    <style:style style:name="T230" style:family="text">
      <style:text-properties fo:language="hu" fo:country="HU" officeooo:rsid="011de411"/>
    </style:style>
    <style:style style:name="T231" style:family="text">
      <style:text-properties fo:language="hu" fo:country="HU" officeooo:rsid="011f5acf"/>
    </style:style>
    <style:style style:name="T232" style:family="text">
      <style:text-properties fo:language="hu" fo:country="HU" officeooo:rsid="01208cff"/>
    </style:style>
    <style:style style:name="T233" style:family="text">
      <style:text-properties fo:language="hu" fo:country="HU" officeooo:rsid="0121aa5d"/>
    </style:style>
    <style:style style:name="T234" style:family="text">
      <style:text-properties fo:language="hu" fo:country="HU" officeooo:rsid="0122be97"/>
    </style:style>
    <style:style style:name="T235" style:family="text">
      <style:text-properties fo:language="hu" fo:country="HU" officeooo:rsid="0125dae5"/>
    </style:style>
    <style:style style:name="T236" style:family="text">
      <style:text-properties fo:language="hu" fo:country="HU" officeooo:rsid="0127313f"/>
    </style:style>
    <style:style style:name="T237" style:family="text">
      <style:text-properties fo:language="hu" fo:country="HU" officeooo:rsid="0128eb34"/>
    </style:style>
    <style:style style:name="T238" style:family="text">
      <style:text-properties fo:language="hu" fo:country="HU" officeooo:rsid="01293d6e"/>
    </style:style>
    <style:style style:name="T239" style:family="text">
      <style:text-properties fo:language="hu" fo:country="HU" officeooo:rsid="01298060"/>
    </style:style>
    <style:style style:name="T240" style:family="text">
      <style:text-properties fo:language="hu" fo:country="HU" officeooo:rsid="0129df3e"/>
    </style:style>
    <style:style style:name="T241" style:family="text">
      <style:text-properties fo:language="hu" fo:country="HU" officeooo:rsid="012a1e6f"/>
    </style:style>
    <style:style style:name="T242" style:family="text">
      <style:text-properties fo:language="hu" fo:country="HU" officeooo:rsid="012b73d2"/>
    </style:style>
    <style:style style:name="T243" style:family="text">
      <style:text-properties fo:language="hu" fo:country="HU" officeooo:rsid="012bb5d5"/>
    </style:style>
    <style:style style:name="T244" style:family="text">
      <style:text-properties fo:language="hu" fo:country="HU" officeooo:rsid="012d3e66"/>
    </style:style>
    <style:style style:name="T245" style:family="text">
      <style:text-properties fo:language="hu" fo:country="HU" officeooo:rsid="012f2e95"/>
    </style:style>
    <style:style style:name="T246" style:family="text">
      <style:text-properties fo:language="hu" fo:country="HU" officeooo:rsid="01324a3f"/>
    </style:style>
    <style:style style:name="T247" style:family="text">
      <style:text-properties fo:language="hu" fo:country="HU" officeooo:rsid="013be7e5"/>
    </style:style>
    <style:style style:name="T248" style:family="text">
      <style:text-properties fo:language="hu" fo:country="HU" officeooo:rsid="0140c192"/>
    </style:style>
    <style:style style:name="T249" style:family="text">
      <style:text-properties fo:language="hu" fo:country="HU" officeooo:rsid="0142d5bc"/>
    </style:style>
    <style:style style:name="T250" style:family="text">
      <style:text-properties fo:language="hu" fo:country="HU" officeooo:rsid="0144bc38"/>
    </style:style>
    <style:style style:name="T251" style:family="text">
      <style:text-properties fo:language="hu" fo:country="HU" officeooo:rsid="014583df"/>
    </style:style>
    <style:style style:name="T252" style:family="text">
      <style:text-properties fo:language="hu" fo:country="HU" officeooo:rsid="01478337"/>
    </style:style>
    <style:style style:name="T253" style:family="text">
      <style:text-properties fo:language="hu" fo:country="HU" officeooo:rsid="0148b89e"/>
    </style:style>
    <style:style style:name="T254" style:family="text">
      <style:text-properties fo:language="hu" fo:country="HU" officeooo:rsid="0149d13c"/>
    </style:style>
    <style:style style:name="T255" style:family="text">
      <style:text-properties fo:language="hu" fo:country="HU" officeooo:rsid="014cfb48"/>
    </style:style>
    <style:style style:name="T256" style:family="text">
      <style:text-properties fo:language="hu" fo:country="HU" officeooo:rsid="014e4372"/>
    </style:style>
    <style:style style:name="T257" style:family="text">
      <style:text-properties fo:language="hu" fo:country="HU" officeooo:rsid="014faf84"/>
    </style:style>
    <style:style style:name="T258" style:family="text">
      <style:text-properties fo:language="hu" fo:country="HU" officeooo:rsid="01518a9d"/>
    </style:style>
    <style:style style:name="T259" style:family="text">
      <style:text-properties fo:language="hu" fo:country="HU" officeooo:rsid="0152e292"/>
    </style:style>
    <style:style style:name="T260" style:family="text">
      <style:text-properties fo:language="hu" fo:country="HU" officeooo:rsid="015464a2"/>
    </style:style>
    <style:style style:name="T261" style:family="text">
      <style:text-properties fo:language="hu" fo:country="HU" officeooo:rsid="0155efdd"/>
    </style:style>
    <style:style style:name="T262" style:family="text">
      <style:text-properties fo:language="hu" fo:country="HU" officeooo:rsid="00a6fddb"/>
    </style:style>
    <style:style style:name="T263" style:family="text">
      <style:text-properties fo:language="hu" fo:country="HU" officeooo:rsid="016271ab"/>
    </style:style>
    <style:style style:name="T264" style:family="text">
      <style:text-properties fo:language="hu" fo:country="HU" officeooo:rsid="0162f712"/>
    </style:style>
    <style:style style:name="T265" style:family="text">
      <style:text-properties fo:language="hu" fo:country="HU" officeooo:rsid="016465ea"/>
    </style:style>
    <style:style style:name="T266" style:family="text">
      <style:text-properties fo:language="hu" fo:country="HU" officeooo:rsid="016608a4"/>
    </style:style>
    <style:style style:name="T267" style:family="text">
      <style:text-properties fo:language="hu" fo:country="HU" officeooo:rsid="016698e4"/>
    </style:style>
    <style:style style:name="T268" style:family="text">
      <style:text-properties fo:language="hu" fo:country="HU" officeooo:rsid="01691109"/>
    </style:style>
    <style:style style:name="T269" style:family="text">
      <style:text-properties fo:language="hu" fo:country="HU" officeooo:rsid="0169edfa"/>
    </style:style>
    <style:style style:name="T270" style:family="text">
      <style:text-properties fo:language="hu" fo:country="HU" officeooo:rsid="016a0172"/>
    </style:style>
    <style:style style:name="T271" style:family="text">
      <style:text-properties fo:language="hu" fo:country="HU" officeooo:rsid="016adbd1"/>
    </style:style>
    <style:style style:name="T272" style:family="text">
      <style:text-properties fo:language="hu" fo:country="HU" officeooo:rsid="016bf4ae"/>
    </style:style>
    <style:style style:name="T273" style:family="text">
      <style:text-properties fo:language="hu" fo:country="HU" officeooo:rsid="016ceb39"/>
    </style:style>
    <style:style style:name="T274" style:family="text">
      <style:text-properties fo:language="hu" fo:country="HU" officeooo:rsid="01728053"/>
    </style:style>
    <style:style style:name="T275" style:family="text">
      <style:text-properties fo:language="hu" fo:country="HU" officeooo:rsid="0172eaac"/>
    </style:style>
    <style:style style:name="T276" style:family="text">
      <style:text-properties fo:language="hu" fo:country="HU" officeooo:rsid="01743f18"/>
    </style:style>
    <style:style style:name="T277" style:family="text">
      <style:text-properties fo:language="hu" fo:country="HU" officeooo:rsid="0175ce69"/>
    </style:style>
    <style:style style:name="T278" style:family="text">
      <style:text-properties fo:language="hu" fo:country="HU" officeooo:rsid="0175de10"/>
    </style:style>
    <style:style style:name="T279" style:family="text">
      <style:text-properties fo:language="hu" fo:country="HU" officeooo:rsid="01767cbc"/>
    </style:style>
    <style:style style:name="T280" style:family="text">
      <style:text-properties fo:language="hu" fo:country="HU" officeooo:rsid="0179657b"/>
    </style:style>
    <style:style style:name="T281" style:family="text">
      <style:text-properties fo:language="hu" fo:country="HU" officeooo:rsid="017ad7cc"/>
    </style:style>
    <style:style style:name="T282" style:family="text">
      <style:text-properties fo:language="hu" fo:country="HU" officeooo:rsid="0043ef86"/>
    </style:style>
    <style:style style:name="T283" style:family="text">
      <style:text-properties fo:language="hu" fo:country="HU" officeooo:rsid="0045ffa0"/>
    </style:style>
    <style:style style:name="T284" style:family="text">
      <style:text-properties fo:language="hu" fo:country="HU" officeooo:rsid="018c1ca9"/>
    </style:style>
    <style:style style:name="T285" style:family="text">
      <style:text-properties fo:language="hu" fo:country="HU" officeooo:rsid="005f1281"/>
    </style:style>
    <style:style style:name="T286" style:family="text">
      <style:text-properties fo:language="hu" fo:country="HU" officeooo:rsid="019c2518"/>
    </style:style>
    <style:style style:name="T287" style:family="text">
      <style:text-properties fo:language="hu" fo:country="HU" officeooo:rsid="019d6281"/>
    </style:style>
    <style:style style:name="T288" style:family="text">
      <style:text-properties officeooo:rsid="003a3a24"/>
    </style:style>
    <style:style style:name="T289" style:family="text">
      <style:text-properties fo:font-weight="normal" officeooo:rsid="003a3a24" style:font-weight-asian="normal" style:font-weight-complex="normal"/>
    </style:style>
    <style:style style:name="T290" style:family="text">
      <style:text-properties fo:font-weight="normal" officeooo:rsid="01889489" style:font-weight-asian="normal" style:font-weight-complex="normal"/>
    </style:style>
    <style:style style:name="T291" style:family="text">
      <style:text-properties fo:font-weight="normal" officeooo:rsid="01782dee" style:font-weight-asian="normal" style:font-weight-complex="normal"/>
    </style:style>
    <style:style style:name="T292" style:family="text">
      <style:text-properties officeooo:rsid="003bd289"/>
    </style:style>
    <style:style style:name="T293" style:family="text">
      <style:text-properties officeooo:rsid="003e55d5"/>
    </style:style>
    <style:style style:name="T294" style:family="text">
      <style:text-properties officeooo:rsid="003ea2f6"/>
    </style:style>
    <style:style style:name="T295" style:family="text">
      <style:text-properties officeooo:rsid="003fbd8c"/>
    </style:style>
    <style:style style:name="T296" style:family="text">
      <style:text-properties officeooo:rsid="00423088"/>
    </style:style>
    <style:style style:name="T297" style:family="text">
      <style:text-properties officeooo:rsid="0043ef86"/>
    </style:style>
    <style:style style:name="T298" style:family="text">
      <style:text-properties officeooo:rsid="0047e1f7"/>
    </style:style>
    <style:style style:name="T299" style:family="text">
      <style:text-properties officeooo:rsid="0047f754"/>
    </style:style>
    <style:style style:name="T300" style:family="text">
      <style:text-properties officeooo:rsid="00498f4b"/>
    </style:style>
    <style:style style:name="T301" style:family="text">
      <style:text-properties officeooo:rsid="004bfacb"/>
    </style:style>
    <style:style style:name="T302" style:family="text">
      <style:text-properties officeooo:rsid="004d2925"/>
    </style:style>
    <style:style style:name="T303" style:family="text">
      <style:text-properties officeooo:rsid="004d4f4e"/>
    </style:style>
    <style:style style:name="T304" style:family="text">
      <style:text-properties officeooo:rsid="0054e370"/>
    </style:style>
    <style:style style:name="T305" style:family="text">
      <style:text-properties officeooo:rsid="005f1281"/>
    </style:style>
    <style:style style:name="T306" style:family="text">
      <style:text-properties officeooo:rsid="00643b90"/>
    </style:style>
    <style:style style:name="T307" style:family="text">
      <style:text-properties style:font-name="Times New Roman" fo:font-size="12pt" fo:font-style="normal" style:font-size-asian="12pt" style:font-style-asian="normal" style:font-size-complex="12pt" style:font-style-complex="normal"/>
    </style:style>
    <style:style style:name="T308" style:family="text">
      <style:text-properties officeooo:rsid="0064ac6d"/>
    </style:style>
    <style:style style:name="T309" style:family="text">
      <style:text-properties officeooo:rsid="006ce462"/>
    </style:style>
    <style:style style:name="T310" style:family="text">
      <style:text-properties officeooo:rsid="00864535"/>
    </style:style>
    <style:style style:name="T311" style:family="text">
      <style:text-properties officeooo:rsid="00880011"/>
    </style:style>
    <style:style style:name="T312" style:family="text">
      <style:text-properties officeooo:rsid="0098eb6a"/>
    </style:style>
    <style:style style:name="T313" style:family="text">
      <style:text-properties officeooo:rsid="009a3146"/>
    </style:style>
    <style:style style:name="T314" style:family="text">
      <style:text-properties officeooo:rsid="009be328"/>
    </style:style>
    <style:style style:name="T315" style:family="text">
      <style:text-properties officeooo:rsid="009c9861"/>
    </style:style>
    <style:style style:name="T316" style:family="text">
      <style:text-properties officeooo:rsid="00a06808"/>
    </style:style>
    <style:style style:name="T317" style:family="text">
      <style:text-properties officeooo:rsid="00a133f3"/>
    </style:style>
    <style:style style:name="T318" style:family="text">
      <style:text-properties officeooo:rsid="00a3d16f"/>
    </style:style>
    <style:style style:name="T319" style:family="text">
      <style:text-properties officeooo:rsid="00a4e61f"/>
    </style:style>
    <style:style style:name="T320" style:family="text">
      <style:text-properties officeooo:rsid="00a57135"/>
    </style:style>
    <style:style style:name="T321" style:family="text">
      <style:text-properties officeooo:rsid="00a6fddb"/>
    </style:style>
    <style:style style:name="T322" style:family="text">
      <style:text-properties officeooo:rsid="00a86419"/>
    </style:style>
    <style:style style:name="T323" style:family="text">
      <style:text-properties officeooo:rsid="00a97232"/>
    </style:style>
    <style:style style:name="T324" style:family="text">
      <style:text-properties officeooo:rsid="00ab6994"/>
    </style:style>
    <style:style style:name="T325" style:family="text">
      <style:text-properties officeooo:rsid="00ac2e68"/>
    </style:style>
    <style:style style:name="T326" style:family="text">
      <style:text-properties officeooo:rsid="00acd9b6"/>
    </style:style>
    <style:style style:name="T327" style:family="text">
      <style:text-properties officeooo:rsid="00b06b04"/>
    </style:style>
    <style:style style:name="T328" style:family="text">
      <style:text-properties officeooo:rsid="00b1ec43"/>
    </style:style>
    <style:style style:name="T329" style:family="text">
      <style:text-properties officeooo:rsid="00b2915e"/>
    </style:style>
    <style:style style:name="T330" style:family="text">
      <style:text-properties officeooo:rsid="00b2cf33"/>
    </style:style>
    <style:style style:name="T331" style:family="text">
      <style:text-properties officeooo:rsid="00b4c99a"/>
    </style:style>
    <style:style style:name="T332" style:family="text">
      <style:text-properties officeooo:rsid="00b7b839"/>
    </style:style>
    <style:style style:name="T333" style:family="text">
      <style:text-properties officeooo:rsid="00b95a9a"/>
    </style:style>
    <style:style style:name="T334" style:family="text">
      <style:text-properties officeooo:rsid="00ba758e"/>
    </style:style>
    <style:style style:name="T335" style:family="text">
      <style:text-properties officeooo:rsid="00bb9f5b"/>
    </style:style>
    <style:style style:name="T336" style:family="text">
      <style:text-properties officeooo:rsid="00be34e0"/>
    </style:style>
    <style:style style:name="T337" style:family="text">
      <style:text-properties officeooo:rsid="00c8ebb2"/>
    </style:style>
    <style:style style:name="T338" style:family="text">
      <style:text-properties officeooo:rsid="011f5acf"/>
    </style:style>
    <style:style style:name="T339" style:family="text">
      <style:text-properties officeooo:rsid="0132d9ab"/>
    </style:style>
    <style:style style:name="T340" style:family="text">
      <style:text-properties officeooo:rsid="0133831b"/>
    </style:style>
    <style:style style:name="T341" style:family="text">
      <style:text-properties officeooo:rsid="013567e6"/>
    </style:style>
    <style:style style:name="T342" style:family="text">
      <style:text-properties officeooo:rsid="013579f5"/>
    </style:style>
    <style:style style:name="T343" style:family="text">
      <style:text-properties officeooo:rsid="0135ed9f"/>
    </style:style>
    <style:style style:name="T344" style:family="text">
      <style:text-properties officeooo:rsid="01386075"/>
    </style:style>
    <style:style style:name="T345" style:family="text">
      <style:text-properties officeooo:rsid="0140fed6"/>
    </style:style>
    <style:style style:name="T346" style:family="text">
      <style:text-properties officeooo:rsid="0142d5bc"/>
    </style:style>
    <style:style style:name="T347" style:family="text">
      <style:text-properties officeooo:rsid="014e4372"/>
    </style:style>
    <style:style style:name="T348" style:family="text">
      <style:text-properties officeooo:rsid="016d10b8"/>
    </style:style>
    <style:style style:name="T349" style:family="text">
      <style:text-properties officeooo:rsid="016fcbd7"/>
    </style:style>
    <style:style style:name="T350" style:family="text">
      <style:text-properties officeooo:rsid="01782dee"/>
    </style:style>
    <style:style style:name="T351" style:family="text">
      <style:text-properties officeooo:rsid="017c28a6"/>
    </style:style>
    <style:style style:name="T352" style:family="text">
      <style:text-properties officeooo:rsid="01889489"/>
    </style:style>
    <style:style style:name="T353" style:family="text">
      <style:text-properties officeooo:rsid="019009ce"/>
    </style:style>
    <style:style style:name="T354" style:family="text">
      <style:text-properties officeooo:rsid="01900f00"/>
    </style:style>
    <style:style style:name="T355" style:family="text">
      <style:text-properties officeooo:rsid="01904df1"/>
    </style:style>
    <style:style style:name="T356" style:family="text">
      <style:text-properties officeooo:rsid="0191af5c"/>
    </style:style>
    <style:style style:name="T357" style:family="text">
      <style:text-properties officeooo:rsid="0193add7"/>
    </style:style>
    <style:style style:name="T358" style:family="text">
      <style:text-properties officeooo:rsid="0193d368"/>
    </style:style>
    <style:style style:name="T359" style:family="text">
      <style:text-properties officeooo:rsid="01943cad"/>
    </style:style>
    <style:style style:name="T360" style:family="text">
      <style:text-properties officeooo:rsid="0198037d"/>
    </style:style>
    <style:style style:name="T361" style:family="text">
      <style:text-properties officeooo:rsid="019da7a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text:bookmark-start text:name="__RefHeading__209_795774798"/>C++ programok modultesztelésének vizsgálata<text:bookmark-end text:name="__RefHeading__209_79577479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209_795774798" text:style-name="Index_20_Link" text:visited-style-name="Index_20_Link">C++ programok modultesztelésének vizsgálata<text:tab/>1</text:a></text:p>
          <text:p text:style-name="P77"><text:a xlink:type="simple" xlink:href="#__RefHeading__1026_2119201942" text:style-name="Index_20_Link" text:visited-style-name="Index_20_Link">TODOs<text:tab/>3</text:a></text:p>
          <text:p text:style-name="P77"><text:a xlink:type="simple" xlink:href="#__RefHeading__213_795774798" text:style-name="Index_20_Link" text:visited-style-name="Index_20_Link">Bevezetés<text:tab/>5</text:a></text:p>
          <text:p text:style-name="P79"><text:a xlink:type="simple" xlink:href="#__RefHeading__215_795774798" text:style-name="Index_20_Link" text:visited-style-name="Index_20_Link">Többszintű tesztelés<text:tab/>5</text:a></text:p>
          <text:p text:style-name="P78"><text:a xlink:type="simple" xlink:href="#__RefHeading__217_795774798" text:style-name="Index_20_Link" text:visited-style-name="Index_20_Link">System Specification<text:tab/>6</text:a></text:p>
          <text:p text:style-name="P78"><text:a xlink:type="simple" xlink:href="#__RefHeading__219_795774798" text:style-name="Index_20_Link" text:visited-style-name="Index_20_Link">Network Element Specification<text:tab/>6</text:a></text:p>
          <text:p text:style-name="P78"><text:a xlink:type="simple" xlink:href="#__RefHeading__221_795774798" text:style-name="Index_20_Link" text:visited-style-name="Index_20_Link">Implementation Specification<text:tab/>6</text:a></text:p>
          <text:p text:style-name="P78"><text:a xlink:type="simple" xlink:href="#__RefHeading__231_795774798" text:style-name="Index_20_Link" text:visited-style-name="Index_20_Link">System Test<text:tab/>6</text:a></text:p>
          <text:p text:style-name="P78"><text:a xlink:type="simple" xlink:href="#__RefHeading__233_795774798" text:style-name="Index_20_Link" text:visited-style-name="Index_20_Link">Network Element Test<text:tab/>6</text:a></text:p>
          <text:p text:style-name="P78"><text:a xlink:type="simple" xlink:href="#__RefHeading__235_795774798" text:style-name="Index_20_Link" text:visited-style-name="Index_20_Link">Moduletest<text:tab/>7</text:a></text:p>
          <text:p text:style-name="P78"><text:a xlink:type="simple" xlink:href="#__RefHeading__237_795774798" text:style-name="Index_20_Link" text:visited-style-name="Index_20_Link">Unittest<text:tab/>7</text:a></text:p>
          <text:p text:style-name="P77"><text:a xlink:type="simple" xlink:href="#__RefHeading__223_795774798" text:style-name="Index_20_Link" text:visited-style-name="Index_20_Link">A tesztelhető kód követelményei<text:tab/>9</text:a></text:p>
          <text:p text:style-name="P79"><text:a xlink:type="simple" xlink:href="#__RefHeading__711_2046454116" text:style-name="Index_20_Link" text:visited-style-name="Index_20_Link">Kódszervezés<text:tab/>9</text:a></text:p>
          <text:p text:style-name="P78"><text:a xlink:type="simple" xlink:href="#__RefHeading__713_2046454116" text:style-name="Index_20_Link" text:visited-style-name="Index_20_Link">Forditás és linkelés<text:tab/>9</text:a></text:p>
          <text:p text:style-name="P78"><text:a xlink:type="simple" xlink:href="#__RefHeading__715_2046454116" text:style-name="Index_20_Link" text:visited-style-name="Index_20_Link">Statikus library<text:tab/>10</text:a></text:p>
          <text:p text:style-name="P78"><text:a xlink:type="simple" xlink:href="#__RefHeading__717_2046454116" text:style-name="Index_20_Link" text:visited-style-name="Index_20_Link">Dinamikus library<text:tab/>10</text:a></text:p>
          <text:p text:style-name="P79"><text:a xlink:type="simple" xlink:href="#__RefHeading__719_2046454116" text:style-name="Index_20_Link" text:visited-style-name="Index_20_Link">Függvények<text:tab/>10</text:a></text:p>
          <text:p text:style-name="P79"><text:a xlink:type="simple" xlink:href="#__RefHeading__895_1209401066" text:style-name="Index_20_Link" text:visited-style-name="Index_20_Link">Kód – teszt kapcsolata<text:tab/>10</text:a></text:p>
          <text:p text:style-name="P79"><text:a xlink:type="simple" xlink:href="#__RefHeading__897_1209401066" text:style-name="Index_20_Link" text:visited-style-name="Index_20_Link">Konstruktor<text:tab/>11</text:a></text:p>
          <text:p text:style-name="P79"><text:a xlink:type="simple" xlink:href="#__RefHeading__899_1209401066" text:style-name="Index_20_Link" text:visited-style-name="Index_20_Link">UNITTEST makró<text:tab/>12</text:a></text:p>
          <text:p text:style-name="P79"><text:a xlink:type="simple" xlink:href="#__RefHeading__901_1209401066" text:style-name="Index_20_Link" text:visited-style-name="Index_20_Link">Kivételkezelés<text:tab/>12</text:a></text:p>
          <text:p text:style-name="P79"><text:a xlink:type="simple" xlink:href="#__RefHeading__903_1209401066" text:style-name="Index_20_Link" text:visited-style-name="Index_20_Link">Globális változók<text:tab/>13</text:a></text:p>
          <text:p text:style-name="P77"><text:a xlink:type="simple" xlink:href="#__RefHeading__225_795774798" text:style-name="Index_20_Link" text:visited-style-name="Index_20_Link">Objektumok hamisitása<text:tab/>14</text:a></text:p>
          <text:p text:style-name="P79"><text:a xlink:type="simple" xlink:href="#__RefHeading__1028_2119201942" text:style-name="Index_20_Link" text:visited-style-name="Index_20_Link">Példák<text:tab/>14</text:a></text:p>
          <text:p text:style-name="P79"><text:a xlink:type="simple" xlink:href="#__RefHeading__2173_266161830" text:style-name="Index_20_Link" text:visited-style-name="Index_20_Link">Az override kulcsszó<text:tab/>16</text:a></text:p>
          <text:p text:style-name="P79"><text:a xlink:type="simple" xlink:href="#__RefHeading__2175_266161830" text:style-name="Index_20_Link" text:visited-style-name="Index_20_Link">Saját objektum hamisitása<text:tab/>17</text:a></text:p>
          <text:p text:style-name="P78"><text:a xlink:type="simple" xlink:href="#__RefHeading__1262_2119201942" text:style-name="Index_20_Link" text:visited-style-name="Index_20_Link">Egyszerű öröklődés<text:tab/>17</text:a></text:p>
          <text:p text:style-name="P78"><text:a xlink:type="simple" xlink:href="#__RefHeading__1264_2119201942" text:style-name="Index_20_Link" text:visited-style-name="Index_20_Link">Öröklődés interfész deklarálással<text:tab/>17</text:a></text:p>
          <text:p text:style-name="P79"><text:a xlink:type="simple" xlink:href="#__RefHeading__1266_2119201942" text:style-name="Index_20_Link" text:visited-style-name="Index_20_Link">Külső objektum hamisitása<text:tab/>18</text:a></text:p>
          <text:p text:style-name="P78"><text:a xlink:type="simple" xlink:href="#__RefHeading__1268_2119201942" text:style-name="Index_20_Link" text:visited-style-name="Index_20_Link">LD_PRELOAD<text:tab/>22</text:a></text:p>
          <text:p text:style-name="P78"><text:a xlink:type="simple" xlink:href="#__RefHeading__2177_266161830" text:style-name="Index_20_Link" text:visited-style-name="Index_20_Link">Trükk: Szimbólumok betöltésének sorrendje<text:tab/>24</text:a></text:p>
          <text:p text:style-name="P79"><text:a xlink:type="simple" xlink:href="#__RefHeading__1248_2119201942" text:style-name="Index_20_Link" text:visited-style-name="Index_20_Link">Tipusok<text:tab/>27</text:a></text:p>
          <text:p text:style-name="P78"><text:a xlink:type="simple" xlink:href="#__RefHeading__1250_2119201942" text:style-name="Index_20_Link" text:visited-style-name="Index_20_Link">Dummy objektum<text:tab/>27</text:a></text:p>
          <text:p text:style-name="P78"><text:a xlink:type="simple" xlink:href="#__RefHeading__1252_2119201942" text:style-name="Index_20_Link" text:visited-style-name="Index_20_Link">Stub objektum<text:tab/>28</text:a></text:p>
          <text:p text:style-name="P78"><text:a xlink:type="simple" xlink:href="#__RefHeading__1254_2119201942" text:style-name="Index_20_Link" text:visited-style-name="Index_20_Link">Fake objektum<text:tab/>28</text:a></text:p>
          <text:p text:style-name="P78"><text:a xlink:type="simple" xlink:href="#__RefHeading__1256_2119201942" text:style-name="Index_20_Link" text:visited-style-name="Index_20_Link">Mock objektum<text:tab/>29</text:a></text:p>
          <text:p text:style-name="P78"><text:a xlink:type="simple" xlink:href="#__RefHeading__1258_2119201942" text:style-name="Index_20_Link" text:visited-style-name="Index_20_Link">Spy objektum<text:tab/>29</text:a></text:p>
          <text:p text:style-name="P77"><text:a xlink:type="simple" xlink:href="#__RefHeading__2956_169030380" text:style-name="Index_20_Link" text:visited-style-name="Index_20_Link">Keretrendszerek<text:tab/>30</text:a></text:p>
          <text:p text:style-name="P79"><text:a xlink:type="simple" xlink:href="#__RefHeading__2986_1724094670" text:style-name="Index_20_Link" text:visited-style-name="Index_20_Link">xUnit<text:tab/>30</text:a></text:p>
          <text:p text:style-name="P79"><text:a xlink:type="simple" xlink:href="#__RefHeading__2988_1724094670" text:style-name="Index_20_Link" text:visited-style-name="Index_20_Link">Assertions<text:tab/>31</text:a></text:p>
          <text:p text:style-name="P77"><text:a xlink:type="simple" xlink:href="#__RefHeading__2958_169030380" text:style-name="Index_20_Link" text:visited-style-name="Index_20_Link">TDD, BDD(?)<text:tab/>34</text:a></text:p>
          <text:p text:style-name="P77"><text:a xlink:type="simple" xlink:href="#__RefHeading__257_795774798" text:style-name="Index_20_Link" text:visited-style-name="Index_20_Link">Minőséget erősitő egyéb eszközök<text:tab/>35</text:a></text:p>
          <text:p text:style-name="P77"><text:a xlink:type="simple" xlink:href="#__RefHeading__229_795774798" text:style-name="Index_20_Link" text:visited-style-name="Index_20_Link">Continuous Integration<text:tab/>36</text:a></text:p>
          <text:p text:style-name="P77"><text:soft-page-break/><text:a xlink:type="simple" xlink:href="#__RefHeading__721_2046454116" text:style-name="Index_20_Link" text:visited-style-name="Index_20_Link">Irodalomjegyzék<text:tab/>37</text:a></text:p>
        </text:index-body>
      </text:table-of-content>
      <text:p text:style-name="P2"/>
      <text:h text:style-name="P157" text:outline-level="2"><text:bookmark-start text:name="__RefHeading__1026_2119201942"/><text:span text:style-name="T160">T</text:span><text:span text:style-name="T161">ODOs</text:span><text:bookmark-end text:name="__RefHeading__1026_2119201942"/></text:h>
      <text:list xml:id="list5046502461" text:style-name="L1">
        <text:list-item>
          <text:p text:style-name="P80"><text:s/>i-betűs szavak</text:p>
        </text:list-item>
        <text:list-item>
          <text:p text:style-name="P81"><text:span text:style-name="T304">A doksi elejet rendberakni, hogy megfeleljen a formai kovetelmenyeknek. Plusz a tobbi kriteriumot is csekkolni (margo, stb): </text:span><text:a xlink:type="simple" xlink:href="http://www.inf.elte.hu/karunkrol/szervezet/dekanihivatal/to/szigorlat_nagyprogram_zarovizsga/Documents/progterv_diploma.pdf"><text:span text:style-name="T304">http://www.inf.elte.hu/karunkrol/szervezet/dekanihivatal/to/szigorlat_nagyprogram_zarovizsga/Documents/progterv_diploma.pdf</text:span></text:a></text:p>
        </text:list-item>
        <text:list-item>
          <text:p text:style-name="P84">röviditések<text:span text:style-name="T303">et irni a doksi elejere, ha kellenek</text:span></text:p>
        </text:list-item>
        <text:list-item>
          <text:p text:style-name="P86">Helyesiras ellenorzo!!!</text:p>
        </text:list-item>
        <text:list-item>
          <text:p text:style-name="P87">kiboviteni a doksit az angol elnevezésekkel is, elég hülyén néznek ki ezek a forditasok.</text:p>
        </text:list-item>
        <text:list-item>
          <text:p text:style-name="P87">SUT (system under test) használható, vagy maradjon inkább a „tesztelendő objektum”?</text:p>
        </text:list-item>
        <text:list-item>
          <text:p text:style-name="P88">DOC (depended-on component) az „együttműködési objectum” helyett?</text:p>
        </text:list-item>
        <text:list-item>
          <text:p text:style-name="P89"><text:span text:style-name="T13">tesztelesi lepesek: </text:span><text:span text:style-name="T14">unit, </text:span><text:span text:style-name="T13">modul, feature</text:span></text:p>
        </text:list-item>
        <text:list-item>
          <text:p text:style-name="P90">tdd</text:p>
        </text:list-item>
        <text:list-item>
          <text:p text:style-name="P82"><text:span text:style-name="T150">google mock megnézése ha lesz még rá idő, </text:span><text:a xlink:type="simple" xlink:href="https://code.google.com/p/googlemock/"><text:span text:style-name="T310">https://code.google.com/p/googlemock/</text:span></text:a></text:p>
        </text:list-item>
        <text:list-item>
          <text:p text:style-name="P83"><text:a xlink:type="simple" xlink:href="http://c2.com/cgi/wiki?StandardDefinitionOfUnitTest"><text:span text:style-name="T65">http://c2.com/cgi/wiki?StandardDefinitionOfUnitTest</text:span></text:a><text:span text:style-name="T65"> </text:span><text:a xlink:type="simple" xlink:href="http://jamesmccaffrey.wordpress.com/2008/08/29/the-difference-between-unit-testing-and-module-testing/"><text:span text:style-name="T65">http://jamesmccaffrey.wordpress.com/2008/08/29/the-difference-between-unit-testing-and-module-testing/</text:span></text:a></text:p>
        </text:list-item>
        <text:list-item>
          <text:p text:style-name="P91">- miert tesztelunk → bizonyitjuk a kod helyesseget</text:p>
        </text:list-item>
        <text:list-item>
          <text:p text:style-name="P91">- performance?</text:p>
        </text:list-item>
        <text:list-item>
          <text:p text:style-name="P85">- kodminoseg <text:span text:style-name="T311">jellemzői?</text:span></text:p>
        </text:list-item>
        <text:list-item>
          <text:p text:style-name="P85"><text:span text:style-name="T12">- Tudom, TODO-ban: van, de azert ezt keruljuk elore is: "Teszt: bizonyitjuk a kod helyesseget" -&gt; Teszt: bizonyitjuk, hogy a kod nem helytelen; tudod, elte prog-mat :-D</text:span><text:span text:style-name="T311"><text:line-break/><text:line-break/></text:span><text:span text:style-name="T12">- "A dolgozatomat javarészt a saját tapasztalataim alapján irtam" (valahogy finoman jelezni kellene, </text:span><text:soft-page-break/><text:span text:style-name="T12">hogy sokeves ipari tapasztalat all mogotted, nem csak egy ELTE nagyprogram a tapasztalat...)</text:span><text:span text:style-name="T311"><text:line-break/><text:line-break/></text:span><text:span text:style-name="T12">- "Ez viszont kizárja annak lehetőségét, hogy a teszt a kódból leforditott futtathatóállományt tesztelje közvetlenül." -&gt; Ezt ovatosabban fogalmaznam meg, hiszen egy cstdlib-es system fuggvenyhivassal meghivhatnad, elindithatnad a futtathatot.</text:span><text:span text:style-name="T311"><text:line-break/><text:line-break/></text:span><text:span text:style-name="T12">- "bizonyos osztályok hamisitását lehetetlenné teszi" -&gt; a mock-ra gondolsz, de elotte ird le a hamisitast, mert ez igy tesztelesnel eleg felreertheto, hogy miert akarsz barmit meghamisitani...</text:span></text:p>
        </text:list-item>
        <text:list-item>
          <text:p text:style-name="P92">A hamisitásnál előbb kellene lennie a saját-, külső objektum hamisitásának, mint a tipusoknak. Igy jobban néznének ki a példák, mert már tudná az olvasó, h mi a technika.</text:p>
        </text:list-item>
        <text:list-item>
          <text:p text:style-name="P93"><text:span text:style-name="T342">Ezt a magyarositast, illetve origin angol elnevezéseket egységessé tenni. Pl: dinamikus függvénykönyvtár, shared obj</text:span><text:span text:style-name="T343">ect.</text:span></text:p>
        </text:list-item>
        <text:list-item>
          <text:p text:style-name="P94">Kodreszletek commentjei: angol v. magyar? De csak egy legyen.</text:p>
        </text:list-item>
        <text:list-item>
          <text:p text:style-name="P94"><text:span text:style-name="T11">- Általánosan használt pontatlanság, de például 21.oldalon kifejezetten furcsa: "statikus-publikus getInstance() eljárással adja vissza". Az eljarasok (modszertan szerint) nem adnak vissza semmit. Ehelyett irhatnad, hogy metodus. Tobb helyen lattam, nem kell mindenhol atirni, ertheto, hogy mire gondolsz, de nehany alternativat ajanlok: alprogram, fuggveny, tagfuggveny, metodus.</text:span><text:line-break/><text:line-break/><text:span text:style-name="T11">- 14. oldalon: "Profibb környezetben" -&gt; Professzionalisabb</text:span><text:line-break/><text:line-break/><text:span text:style-name="T11">- 10. oldalon:</text:span><text:line-break/><text:span text:style-name="T11">"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text:span><text:line-break/><text:span text:style-name="T11">En ertem hogy mit akarsz leirni, de mas nem biztos, hogy ezt egybol atlatja. Kicsit at tudod fogalmazni, hogy konnyebben ertheto legyen?</text:span><text:line-break/><text:line-break/><text:span text:style-name="T11">- 16. oldalon Öröklődés interfész deklarálással</text:span><text:line-break/><text:line-break/><text:span text:style-name="T11">Nem lehetne template-ekkel helyettesíteni az interface-eket?</text:span><text:line-break/><text:line-break/><text:span text:style-name="T11">- 18. oldalon kodreszletnel: megjegyeznem, hogy chrono es thread is C++11 feature.</text:span><text:line-break/><text:line-break/><text:soft-page-break/><text:span text:style-name="T11">- LD_PRELOAD helyett milyen megkozelites van Windows-on? (Ha nem tudod, nem erdekel, nem akarsz utananezni, nem gond, csak valahogy varrjuk el a szalat, nehogy valaki belekothessen.)</text:span></text:p>
        </text:list-item>
      </text:list>
      <text:h text:style-name="P158" text:outline-level="2"><text:bookmark-start text:name="__RefHeading__213_795774798"/><text:span text:style-name="T2">Beve</text:span><text:span text:style-name="T3">zeté</text:span><text:span text:style-name="T14">s</text:span><text:bookmark-end text:name="__RefHeading__213_795774798"/></text:h>
      <text:p text:style-name="P11"><text:span text:style-name="T14">A </text:span><text:span text:style-name="T15">szoftver</text:span><text:span text:style-name="T14">tesztelés </text:span><text:span text:style-name="T15">egy szoftverfejlesztési</text:span><text:span text:style-name="T14"> projekt különböző fázisai során, más és más háttérismeretekkel rendelkező szoftvermérnökök által vég</text:span><text:span text:style-name="T15">zett tevékenység, melynek célja az adott szoftver megfelelő minőségének biztositása.</text:span></text:p>
      <text:p text:style-name="P11"><text:span text:style-name="T15">A megfelelő minőség alatt a következő </text:span><text:span text:style-name="T16">általános feltételeket</text:span><text:span text:style-name="T15"> értem:</text:span></text:p>
      <text:list xml:id="list1994622175" text:style-name="L2">
        <text:list-item>
          <text:p text:style-name="P95"><text:span text:style-name="T16">A</text:span><text:span text:style-name="T15"> </text:span><text:span text:style-name="T24">rendszer</text:span><text:span text:style-name="T15"> funkcionálisan jól működik, a</text:span><text:span text:style-name="T16">z</text:span><text:span text:style-name="T15"> </text:span><text:span text:style-name="T16">előre </text:span><text:span text:style-name="T15">leirt </text:span><text:span text:style-name="T16">módon viselkedik.</text:span></text:p>
        </text:list-item>
        <text:list-item>
          <text:p text:style-name="P96">Megfelel az előre definiált teljesitménykövetelményeknek.</text:p>
        </text:list-item>
        <text:list-item>
          <text:p text:style-name="P96">Megfelel az előre definiált stabilitáskövetelményeknek.</text:p>
        </text:list-item>
      </text:list>
      <text:p text:style-name="P12">Rövid élettartamú, kisebb projektek esetében a fenti pontok biztositására általában elegendő a kézi tesztelés, mivel az automatizált, többszintű tesztelés jelentősen növeli mind projekt időtartamát, mind a költségeket. Nagyobb projektek során, ahol folyamatos karbantartásra szerződött a fejlesztő, valamint új funkciók beépitése is várható, a tesztelés szintekre bontása és lehetőség szerinti automatizálása elengedhetetlen.</text:p>
      <text:h text:style-name="P179" text:outline-level="3"><text:bookmark-start text:name="__RefHeading__215_795774798"/>Többszintű tesztelés<text:bookmark-end text:name="__RefHeading__215_795774798"/></text:h>
      <text:p text:style-name="P13"><text:span text:style-name="T17">A többszintű tesztel</text:span><text:span text:style-name="T24">és</text:span><text:span text:style-name="T17"> </text:span><text:span text:style-name="T24">cégenként, piaci területenként teljesen különböző lehet, igy</text:span><text:span text:style-name="T17"> bemutatásához egy </text:span><text:span text:style-name="T24">speciális és</text:span><text:span text:style-name="T17"> egyszerű</text:span><text:span text:style-name="T24">sitett</text:span><text:span text:style-name="T17"> példát </text:span><text:span text:style-name="T24">hoznék</text:span><text:span text:style-name="T17">: egy telekommunikációs cégtől egy olyan új funkcionalitást rendel egy operátor, amely több hálózati elemet is érint, melyekért különböző fejlesztőcsapatok felelnek. Ekkor szoftverfejlesztési modelltől függetlenül a következő </text:span><text:span text:style-name="T1">(elnagyolt) </text:span><text:span text:style-name="T17">specifikációk születnek </text:span><text:span text:style-name="T19">az új funkcionalitáshoz</text:span><text:span text:style-name="T17">:</text:span></text:p>
      <text:list xml:id="list653662252" text:style-name="L3">
        <text:list-item>
          <text:p text:style-name="P97"><text:span text:style-name="T1">System</text:span><text:span text:style-name="T17"> </text:span><text:span text:style-name="T19">S</text:span><text:span text:style-name="T17">pecification: </text:span><text:span text:style-name="T18">A teljes rendszer működési követelményeit irja le </text:span><text:span text:style-name="T22">a rendszer végpontjainak szemszögéből.</text:span></text:p>
        </text:list-item>
        <text:list-item>
          <text:p text:style-name="P98"><text:span text:style-name="T17">Network Element </text:span><text:span text:style-name="T19">S</text:span><text:span text:style-name="T17">pecification: </text:span><text:span text:style-name="T19">Adott</text:span><text:span text:style-name="T18"> hálózati elemmel kapcsolatos </text:span><text:span text:style-name="T21">új</text:span><text:span text:style-name="T18"> követelményeket </text:span><text:span text:style-name="T19">tartalmazza</text:span><text:span text:style-name="T18">.</text:span></text:p>
        </text:list-item>
        <text:list-item>
          <text:p text:style-name="P98"><text:span text:style-name="T17">Imple</text:span><text:span text:style-name="T18">me</text:span><text:span text:style-name="T17">ntation </text:span><text:span text:style-name="T19">S</text:span><text:span text:style-name="T17">pecification: </text:span><text:span text:style-name="T19">Adott hálózati elemmel kapcsolatos fejlesztési munkákat </text:span><text:span text:style-name="T21">irja le</text:span><text:span text:style-name="T19">.</text:span></text:p>
        </text:list-item>
      </text:list>
      <text:h text:style-name="P166" text:outline-level="4"><text:bookmark-start text:name="__RefHeading__217_795774798"/><text:soft-page-break/><text:span text:style-name="T1">System</text:span><text:span text:style-name="T22"> Specification</text:span><text:bookmark-end text:name="__RefHeading__217_795774798"/></text:h>
      <text:p text:style-name="P14"><text:span text:style-name="T22">Ez a dokumentáció irja le az új funcionalitás követelményeit a végpontok szempontjából. Itt kell </text:span><text:span text:style-name="T22">definiálni, hogy a rendszer részét nem képező entitások különböző </text:span><text:span text:style-name="T23">akcióira a rendszernek mint egésznek hogyan kell viselkednie, milyen reakciót kell végrehajtania.</text:span></text:p>
      <text:h text:style-name="P167" text:outline-level="4"><text:bookmark-start text:name="__RefHeading__219_795774798"/>Network Element Specification<text:bookmark-end text:name="__RefHeading__219_795774798"/></text:h>
      <text:p text:style-name="P15">Ez a dokumentáció tartalmazza az adott hálózati elemmel szemben nyújtott új követelmények leirását:</text:p>
      <text:list xml:id="list1190308707" text:style-name="L4">
        <text:list-item>
          <text:p text:style-name="P99">A szomszédos hálózati elemekkel való kommunikációt megvalósitó protokoll változásai.</text:p>
        </text:list-item>
        <text:list-item>
          <text:p text:style-name="P99">Adott bejövő adat vagy belső esemény kiváltódása esetén hogyan kell viselkednie a hálózati elemnek, milyen belső állapotátmeneteknek kell történnie, illetve milyen interakciókat kell végeznie a szomszédos hálózati elemekkel.</text:p>
        </text:list-item>
      </text:list>
      <text:h text:style-name="P168" text:outline-level="4"><text:bookmark-start text:name="__RefHeading__221_795774798"/>Implementation Specification<text:bookmark-end text:name="__RefHeading__221_795774798"/></text:h>
      <text:p text:style-name="P16">Az implementációs specifikációban kerülnek részletezésre az adott hálózati elemmel kapcsolatos változtatások. Ez a dokumentáció</text:p>
      <text:list xml:id="list1062479054" text:style-name="L5">
        <text:list-item>
          <text:p text:style-name="P100"><text:span text:style-name="T20">tartalmazza, hogy mely </text:span><text:span text:style-name="T21">programok mely </text:span><text:span text:style-name="T20">modul</text:span><text:span text:style-name="T21">jainak</text:span><text:span text:style-name="T20"> viselkedését kell megváltoztatni a hálózati elemen belül, </text:span><text:span text:style-name="T21">és</text:span></text:p>
        </text:list-item>
        <text:list-item>
          <text:p text:style-name="P100"><text:span text:style-name="T20">irja le a modulok új viselkedés</text:span><text:span text:style-name="T21">i</text:span><text:span text:style-name="T20"> szabályait.</text:span></text:p>
        </text:list-item>
      </text:list>
      <text:p text:style-name="P17"><text:span text:style-name="T23">Ezen dokumentációk </text:span><text:span text:style-name="T25">és folyamat </text:span><text:span text:style-name="T23">alapján a következő teszttipusok vezethetőek be:</text:span></text:p>
      <text:h text:style-name="P165" text:outline-level="4"><text:bookmark-start text:name="__RefHeading__231_795774798"/><text:span text:style-name="T1">System</text:span><text:span text:style-name="T23"> Test</text:span><text:bookmark-end text:name="__RefHeading__231_795774798"/></text:h>
      <text:p text:style-name="P17"><text:span text:style-name="T23">Az egész rendszer tesztelése a külső entitás vezérletével. Ezen tesztek során egyetlen hálózati elemet sem </text:span><text:span text:style-name="T24">szimulál</text:span><text:span text:style-name="T23"> a tesztelő. </text:span><text:span text:style-name="T24">A tesztet végző mérnöknek nem kell ismernie az alacsonyabb szinteken, egyes hálózati elemekhez specifikált változásokat.</text:span></text:p>
      <text:h text:style-name="P170" text:outline-level="4"><text:bookmark-start text:name="__RefHeading__233_795774798"/>Network Element Test<text:bookmark-end text:name="__RefHeading__233_795774798"/></text:h>
      <text:p text:style-name="P2"><text:span text:style-name="T23">Az adott hálózati elem tesztelése a külső kapcsolatai, vagy <text:s/>belső eseményei által vezérelve. Ezen </text:span><text:soft-page-break/><text:span text:style-name="T23">tesztek csak és kizárólag az adott hálózati elemre vonatko</text:span><text:span text:style-name="T24">z</text:span><text:span text:style-name="T23">nak, igy a vele szomsz</text:span><text:span text:style-name="T24">é</text:span><text:span text:style-name="T23">dos </text:span><text:span text:style-name="T24">hálózati</text:span><text:span text:style-name="T23"> </text:span><text:span text:style-name="T24">elemeket szimulálni kell. Mivel itt már nincs külső entitás, a tesztelés ezen a szinten már </text:span><text:span text:style-name="T24">automatizálható. A tesztelést végző mérnöknek nem kell ismernie se a teljes rendszer működését, se az adott hál</text:span><text:span text:style-name="T25">ó</text:span><text:span text:style-name="T24">zati elem belső</text:span><text:span text:style-name="T25"> </text:span><text:span text:style-name="T24">működését.</text:span></text:p>
      <text:h text:style-name="P169" text:outline-level="4"><text:bookmark-start text:name="__RefHeading__235_795774798"/>Moduletest<text:bookmark-end text:name="__RefHeading__235_795774798"/></text:h>
      <text:p text:style-name="P18"><text:span text:style-name="T25">Adott hálózati elemen belüli adott modul tesztelése. </text:span><text:span text:style-name="T25">Az implementációs specifikáció alapján a tesztet végző mérnök ismeri a modul előirt viselkedését, illetve a modullal szomszédos modulok viselkedését is. Mivel ezen tesztek csak az adott modulra vonatkoznak, a tesztelőnek a szomszédos modulokat szimuálnia kell. A tesztelőnek nem kell ismernie a modul belső megvalósitását, csak a kifele nyújtott szolgáltatásait, azaz fehérdoboz tesztet hajt végre. </text:span><text:span text:style-name="T27">Todo kesobb megemliteni, hogy ezt a fejleszto is vegezheti TDD-ben.</text:span></text:p>
      <text:h text:style-name="P171" text:outline-level="4"><text:bookmark-start text:name="__RefHeading__237_795774798"/>Unittest<text:bookmark-end text:name="__RefHeading__237_795774798"/></text:h>
      <text:p text:style-name="P72"><text:span text:style-name="T25">Unittesztnek nevezzük a kód azon részének tesztelését, mely rész már tovább nem bontható. </text:span><text:span text:style-name="T1">Ez lehet egy osztály, de akár csak egy függvény is. Itt a tesztelő </text:span><text:span text:style-name="T34">TODO altalaban </text:span><text:span text:style-name="T1">megegyezik a kódot iró fejlesztővel, valamint a tesztelés párhuzamosan zajlik a fejlesztéssel.</text:span></text:p>
      <text:p text:style-name="P19"><text:span text:style-name="T1">Dolgozatomban </text:span><text:span text:style-name="T39">Linux operációs rendszer </text:span><text:span text:style-name="T41">alatt, </text:span><text:span text:style-name="T39">C++ </text:span><text:span text:style-name="T41">nyelven irt </text:span><text:span text:style-name="T39">kódhoz tartozó</text:span><text:span text:style-name="T1"> modul-, illetve unitteszttel kapcsolatos elveket, technikákat, eszközöket fogom bemutatni. </text:span><text:span text:style-name="T40">Mivel ezen elvek, technikák és eszközök mind a modultesztre, mind a unittesztre alkamazható</text:span><text:span text:style-name="T41">a</text:span><text:span text:style-name="T40">k, a továbbiakban a tesztelés kifejezés alatt mind a modultesztelést, mind a unittesztelést fogom érteni. Ahol </text:span><text:span text:style-name="T41">számit különbség, ott külön fogom jelezni, hogy melyikről van szó.</text:span></text:p>
      <text:p text:style-name="P19"><text:span text:style-name="T42">A tesztelés nem egzakt tudomány, igy különböző szoftvermérnökö</text:span><text:span text:style-name="T42">k más és más elveket követhetnek, melyek akár egymással ellent is mondhatnak. A dolgozatomat javarészt a saját tapasztalataim alapján irtam, igy előfordulhat, hogy egyes szakirodalmak pont az ellenkezőjét állitják az itt leirtaknak.</text:span></text:p>
      <text:p text:style-name="P20"><text:span text:style-name="T45">Bár jómagam a tesztelést a feljesztés részének tekintem, a tov</text:span><text:span text:style-name="T44">ábbiakban </text:span><text:span text:style-name="T45">mégis </text:span><text:span text:style-name="T44">különbséget </text:span><text:span text:style-name="T45">fogok tenni közöttük és ezzel pár fogalmat rögzitek is:</text:span></text:p>
      <text:list xml:id="list95385755" text:style-name="L6">
        <text:list-item>
          <text:p text:style-name="P101">Kód: a projekt célkitűzéseit megvalósitó programkód.</text:p>
        </text:list-item>
        <text:list-item>
          <text:p text:style-name="P101"><text:soft-page-break/>Fejlesztés: a kód előállitásának folyamata.</text:p>
        </text:list-item>
        <text:list-item>
          <text:p text:style-name="P101">Teszt: a kódot tesztelő programkód.</text:p>
        </text:list-item>
        <text:list-item>
          <text:p text:style-name="P101">Tesztelés: a teszt megirása, futtatása, kiértékelése.</text:p>
        </text:list-item>
      </text:list>
      <text:p text:style-name="P21">Todo: kesobb ellenorizni, hogy ide kell-e meg irni valamit, v torolni kell-e esetleg valamit.</text:p>
      <text:h text:style-name="P159" text:outline-level="2"><text:bookmark-start text:name="__RefHeading__223_795774798"/>A tesztelhető kód követelményei<text:bookmark-end text:name="__RefHeading__223_795774798"/></text:h>
      <text:p text:style-name="P19"><text:span text:style-name="T42">Mivel a tesztelés jelentősen megnöveli a fejlesztési időt, fokozottan kell figy</text:span><text:span text:style-name="T43">e</text:span><text:span text:style-name="T42">lni arra, hogy tesztelhető kódot irjunk. Nincs tesztelhetetlen kód, de sok időt, energiát megspórolhatunk azzal, hogy a tesztelő keze alá dolgozunk. Mivel </text:span><text:span text:style-name="T43">a </text:span><text:span text:style-name="T42">unitteszt</text:span><text:span text:style-name="T43">et maga a fejlesztő irja, saját magunknak segitünk azzal, ha az itt leirt elveket betartjuk.</text:span></text:p>
      <text:p text:style-name="P3">Általános elvként megfogalmazhatjuk, <text:span text:style-name="T308">hogy fejlesztés közben végig járjon a fejünkben: „Hogy fogom én ezt letesztelni?”</text:span></text:p>
      <text:p text:style-name="P3">A lista nyilvánvalóan nem lehet teljes, de megpróbáltam a legfontosabb pontokat összegyűjteni.</text:p>
      <text:p text:style-name="P3"><text:span text:style-name="T30">Todo elolvasni: </text:span><text:a xlink:type="simple" xlink:href="http://programmers.stackexchange.com/questions/153410/what-are-the-design-principles-that-promote-testable-code-designing-testable-c"><text:span text:style-name="T26">http://programmers.stackexchange.com/questions/153410/what-are-the-design-principles-that-promote-testable-code-designing-testable-c</text:span></text:a></text:p>
      <text:p text:style-name="P4"><text:a xlink:type="simple" xlink:href="http://misko.hevery.com/attachments/Guide-Writing%20Testable%20Code.pdf"><text:span text:style-name="T31">http://misko.hevery.com/attachments/Guide-Writing%20Testable%20Code.pdf</text:span></text:a><text:span text:style-name="T4">,</text:span></text:p>
      <text:h text:style-name="P180" text:outline-level="3"><text:bookmark-start text:name="__RefHeading__711_2046454116"/>Kódszervezés<text:bookmark-end text:name="__RefHeading__711_2046454116"/></text:h>
      <text:p text:style-name="P25"><text:span text:style-name="T43">A </text:span><text:span text:style-name="T44">programot bontsuk modulokra. Mindig legyen tiszta az adott modul feladata, felelősségi köre, és ezen pontok szerint a modul legyen zárt. Ez </text:span><text:span text:style-name="T46">nyilván olyan alapelv, amelyet talán megemliteni is felesleges, de tesztelés szempontjából mégis kiemelt jelentőségű. Később látható lesz, hogy a teszt külön futtatható állománnyá fog lefordulni, </text:span><text:span text:style-name="T58">és m</text:span><text:span text:style-name="T46">int minden futtathat</text:span><text:span text:style-name="T55">ó</text:span><text:span text:style-name="T46"> állománynak, ennek is lesz egy </text:span><text:span text:style-name="T47">_start </text:span><text:span text:style-name="T46">szimbóluma, </text:span><text:span text:style-name="T54">a</text:span><text:span text:style-name="T46">mely meghivásával az operációs rendszer elinditja a programot </text:span><text:span text:style-name="T55">[</text:span><text:span text:style-name="T35">todo </text:span><text:span text:style-name="T5">How main() is executed on Linux</text:span><text:span text:style-name="T35">].</text:span><text:span text:style-name="T55"> </text:span><text:span text:style-name="T58">Ez viszont kizárja annak lehetőségét, hogy a teszt a kódból leforditott futtatható állományt tesztelje közvetlenül. Három megoldás is kinálkozik erre a problémára, de szép és hasznos megoldást csak az egyik fog nyújtani. </text:span><text:span text:style-name="T28">Todo ellenőrizni, hogy a statikus linkelesnel tenyleg nem lehet a szimbolumbetoltessel jatszani.</text:span></text:p>
      <text:h text:style-name="P172" text:outline-level="4"><text:bookmark-start text:name="__RefHeading__713_2046454116"/>Forditás és linkelés<text:bookmark-end text:name="__RefHeading__713_2046454116"/></text:h>
      <text:p text:style-name="P26"><text:span text:style-name="T58">Tegyük fel, hogy a projektünk csak két f</text:span><text:span text:style-name="T59">ájl</text:span><text:span text:style-name="T58">ból áll: main.cpp, calculate.cpp. A legegyszerűbb módja a futtatható állomány előállitásának, ha egy lépésben forditunk és linkelünk. Ezzel viszont pont a </text:span><text:soft-page-break/><text:span text:style-name="T58">fentebb me</text:span><text:span text:style-name="T340">g</text:span><text:span text:style-name="T58">fogalmazott problém</text:span><text:span text:style-name="T341">á</text:span><text:span text:style-name="T58">ba fogunk belefutni. Ehelyett külön lépésként forditsunk és linkeljünk. </text:span><text:span text:style-name="T59">Ekkor a forditás során létrejönnek az object file-ok, amelyeket már a tesztünkhöz is hozzálinkelhetünk. Ennek a megoldásnak hátránya, hogy bizonyos osztályok hamisitását lehetetlenné teszi. </text:span><text:span text:style-name="T56">Todo Ezt azért ellenorizni. LD_PRELOAD-dal se lehet? </text:span><text:span text:style-name="T57">Ha tenyleg nem megoldhato, akkor ezt meg kell emliteni majd a stubolasnal is.</text:span></text:p>
      <text:h text:style-name="P165" text:outline-level="4"><text:bookmark-start text:name="__RefHeading__715_2046454116"/><text:span text:style-name="T59">Statikus </text:span><text:span text:style-name="T62">library</text:span><text:bookmark-end text:name="__RefHeading__715_2046454116"/></text:h>
      <text:p text:style-name="P27"><text:span text:style-name="T59">Az előbb leirt módszert finomithatjuk azzal, hogy az object fájlokból statikus library-t hozunk létre, így minden modul egy statikus library-val fog megeggyezni. Ezt </text:span><text:span text:style-name="T60">a </text:span><text:span text:style-name="T59">statikus library-t linkeljük majd hozzá a teszthez. E</text:span><text:span text:style-name="T61">z</text:span><text:span text:style-name="T59"> a megoldás </text:span><text:span text:style-name="T61">is örökli az előző megoldás</text:span><text:span text:style-name="T59"> problémáj</text:span><text:span text:style-name="T61">át</text:span><text:span text:style-name="T59">: bizonyos osztályok hamisitását lehetetlenné teszi. </text:span><text:span text:style-name="T29">Todo: ellenőrizni.</text:span></text:p>
      <text:h text:style-name="P165" text:outline-level="4"><text:bookmark-start text:name="__RefHeading__717_2046454116"/><text:span text:style-name="T59">Dinamikus </text:span><text:span text:style-name="T62">library</text:span><text:bookmark-end text:name="__RefHeading__717_2046454116"/></text:h>
      <text:p text:style-name="P28"><text:span text:style-name="T62">A legszebb megoldás, ha az object file-okból shared object-et csinálunk. Ekkor hasonlóan a statikus linkeléshez, a modul osztályai, eljárásai egy library-be fognak fordulni, viszont a tesztelés során a library tetszőleges </text:span><text:span text:style-name="T63">osztálya, eljárása </text:span><text:span text:style-name="T62">hamisitható lesz.</text:span></text:p>
      <text:h text:style-name="P187" text:outline-level="3"><text:bookmark-start text:name="__RefHeading__719_2046454116"/>Függvények, <text:span text:style-name="T352">modulok mérete</text:span><text:bookmark-end text:name="__RefHeading__719_2046454116"/></text:h>
      <text:p text:style-name="P5"><text:span text:style-name="T288">A függvények hosszúsága (sorainak száma), </text:span><text:span text:style-name="T352">illetve a modulok mérete</text:span><text:span text:style-name="T288"> meghatározza a teszt bonyolultságát. Egy több száz soros, függvény kellően bonyolulttá és átláthatatlanná teszi a unittesztjét is saját maga mellett. Célszerű maximalizálni a függvények maximális sorhosszát, valamint a vezérlési </text:span><text:span text:style-name="T293">szerkezetek </text:span><text:span text:style-name="T289">egymásbaágyazhatóságának mértékét. </text:span><text:span text:style-name="T290">Ha emellett a modulunk is kisméretű, akkor a hozzá tartozó teszt is rövid lesz, ezzel megvalósitva az önmagát-dokumentáló tesztet.</text:span></text:p>
      <text:h text:style-name="P187" text:outline-level="3"><text:bookmark-start text:name="__RefHeading__895_1209401066"/>Kód – teszt kapcsolata<text:bookmark-end text:name="__RefHeading__895_1209401066"/></text:h>
      <text:p text:style-name="P10"><text:span text:style-name="T288">A teszt irása során gyakran találkozhatunk azzal a gondolattal, hogy egy teszt</text:span><text:span text:style-name="T293">et gyorsabban megirhatnánk</text:span><text:span text:style-name="T288">, ha a kód tartalmazna p</text:span><text:span text:style-name="T292">á</text:span><text:span text:style-name="T288">r olyan kiegészitést, amelyet csak a teszt használna, </text:span><text:span text:style-name="T294">a kód nem</text:span><text:span text:style-name="T288">. </text:span><text:span text:style-name="T294">Ebben a kérdésben jelentősen megoszlanak a vélemények, van olyan tesztkeretrendszer, melyet elő kell </text:span><text:soft-page-break/><text:span text:style-name="T294">segiteni a kódba irt makrókkal. </text:span><text:span text:style-name="T36">TODO nem tul magyaros </text:span><text:span text:style-name="T37">(elo kell segiteni)</text:span><text:span text:style-name="T36">.</text:span><text:span text:style-name="T294"> Jómagam az ellenzők </text:span><text:span text:style-name="T294">táborába tartozom, a kód csak olyan elemeket tartalmazzon, amely a projekt céljának eléréséhez vezet.</text:span><text:span text:style-name="T288"> </text:span><text:span text:style-name="T294">Általános probléma a kód kiegészitésével, hogy a teszt olyan kódot fog tesztelni, amely nem fog futni az éles rendszerben. Rosszabb esetben a teszt nem is fogja az így kiváltott kódrészletet tesztelni. </text:span><text:span text:style-name="T296">Ennek ellenére van olyan eset is, amikor célszerű olyan részekkel kiegésziteni a kódot, amely éles rendszerben sosem fog lefutni. </text:span><text:span text:style-name="T32">TODO ostream operator&lt;&lt;</text:span></text:p>
      <text:h text:style-name="Heading_20_3" text:outline-level="3"><text:bookmark-start text:name="__RefHeading__897_1209401066"/>Konstruktor<text:bookmark-end text:name="__RefHeading__897_1209401066"/></text:h>
      <text:p text:style-name="P6"><text:span text:style-name="T294">Adott egy olyan osztály amelynek csak paraméteres konstruktora van, a tesztelő viszont tudja, hogy az adott unitteszt szempontjából lényegtelen, hogy a konstruktor felhasználja-e a paramétereit-e vagy sem. Ilyenkor a tesztelő hajlamos egy paraméter nélküli konstruktor létrehozására a kódban. </text:span><text:span text:style-name="T295">Ehelyett két megoldás is kinálkozik:</text:span></text:p>
      <text:list xml:id="list1837466235" text:style-name="L7">
        <text:list-item>
          <text:p text:style-name="P102">Adjunk a konstruktor paramétereinek default értéket.</text:p>
        </text:list-item>
        <text:list-item>
          <text:p text:style-name="P102">Dummy ojektumokkal (lsd. később) hivjuk meg a konstruktort.</text:p>
        </text:list-item>
      </text:list>
      <text:p text:style-name="P29"><text:span text:style-name="T298">Egy másik jellegzetes probléma, hogy a konstruktor a változóinak inicializálásán kivül mást is csinál. Például </text:span><text:span text:style-name="T299">a konstruktor fájlból olvas fel adatot. Ekkor a tesztkörnyezetben is ott kell lennie a fájlnak, ami nem mindig lehetséges. Ehelyett célszerűbb a konstruktort csak inicializálásra használni, és minden tevékenységet külön eljárásba tenni.</text:span></text:p>
      <text:p text:style-name="P30"><text:span text:style-name="T299">A harmadik általános probléma az objektummal együttműködő objektumok létrehozási helyének kérdése. Amennyiben az együttműködő objektumokat csak az adott objektum használja, kézenfekvő a gondolat, hogy ő is hozza létre a konstruktorában. Ezzel az a baj, hogy mi ezeket az együttműködő objektumokat hamisitani szeretnénk, hogy a teszt során a mi elvárásaink szerint viselkedjenek. Unitteszt esetén ez könnyen kivitelezhető az együttműködő objektumok cs</text:span><text:span text:style-name="T344">e</text:span><text:span text:style-name="T299">réjével a tesztelendő objektumon belül, de modulteszt során ez már nehezebben valósitható meg, főleg, ha tekintetbe vesszük, hogy a modulteszt feketedoboz tesztelés, azaz a teszt nem fog tudni semmi az objektum belső szerkezetésről. </text:span><text:span text:style-name="T300">A konstruktoron belüli létrehozás helyett célszerűbb az együttműködő objektumokat ott létrehozni, ahol magát a tesztelendő objektumot, és neki a konstruktorában átadni őket.</text:span></text:p>
      <text:h text:style-name="Heading_20_3" text:outline-level="3"><text:bookmark-start text:name="__RefHeading__899_1209401066"/><text:soft-page-break/>UNITTEST makró<text:bookmark-end text:name="__RefHeading__899_1209401066"/></text:h>
      <text:p text:style-name="P7"><text:span text:style-name="T295">Adott egy olyan kódrészlet, amely csak az éles rendszerben működik, a tesztkörnyezetben nem. Például a program a futása elején ellenőrzi, hogy adott felhaszálóként futtatjuk-e a programot, és ha nem, akkor hibaüzenettel terminál. Erre megoldás, ha ezt az ellenőrzést </text:span><text:span text:style-name="T48">#ifdef </text:span><text:span text:style-name="T50">UNITTEST ...</text:span><text:span text:style-name="T48"> #else ... #endif</text:span><text:span text:style-name="T295"> feltételes forditási direktiva közé tesszük.</text:span></text:p>
      <text:p text:style-name="P75">#ifdef UNITTEST<text:line-break/> <text:s/>felhasználó ellenőrzés<text:line-break/>#else<text:line-break/> <text:s/>return true;<text:line-break/>#endif</text:p>
      <text:p text:style-name="P8"><text:span text:style-name="T296">Ezzel a rosszabbik eset valósul meg, a valós kódrészletet sosem teszteljük. Ehelyett célszerűbb a felhasználónevet változóba rakni, </text:span><text:span text:style-name="T297">és a tesztből átirni a megfelelőre. </text:span><text:span text:style-name="T301">Ez az egyszerű probléma csak egy pár soros kódrészletet vont ki a tesztelés alól, de </text:span><text:span text:style-name="T302">már így is </text:span><text:span text:style-name="T301">látható, hogy nagyobb, összetettebb kód esetén a UNITTEST makró használata veszélyes és ezért kerülendő.</text:span></text:p>
      <text:h text:style-name="P188" text:outline-level="3"><text:bookmark-start text:name="__RefHeading__901_1209401066"/>Kivételkezelés<text:bookmark-end text:name="__RefHeading__901_1209401066"/></text:h>
      <text:p text:style-name="P9"><text:span text:style-name="T297">Rossz programozói stilus, hogy hiba esetén a program kiir egy hibaüzenetet, majd </text:span><text:span text:style-name="T49">exit()</text:span><text:span text:style-name="T297"> hivással terminál. Ilyen hiba többek közt lehet:</text:span></text:p>
      <text:list xml:id="list290246507" text:style-name="L8">
        <text:list-item>
          <text:p text:style-name="P103">Inkonzisztens állapotba kerül egy objektum.</text:p>
        </text:list-item>
        <text:list-item>
          <text:p text:style-name="P103">Egy függvény olyan állapotban hivodik meg, amikor nem szabadna meghivódnia.</text:p>
        </text:list-item>
        <text:list-item>
          <text:p text:style-name="P103">Érvénytelen paramétert kap egy eljárás.</text:p>
        </text:list-item>
      </text:list>
      <text:p text:style-name="P151"><text:span text:style-name="T282">Az ilyen esetekben történő </text:span><text:span text:style-name="T106">exit()</text:span><text:span text:style-name="T282"> hivással az a gond, hogy tesztelés során magát a tesztelést is megszakitja. Az első két példa esetén ez még jogos is lehet, mert se elvileg, se gyakorlatilag nem fordulhatna ilyen eset elő. Ezekben az esetekben viszont célszerű az </text:span><text:span text:style-name="T106">exit()</text:span><text:span text:style-name="T282"> helyett az </text:span><text:span text:style-name="T106">abort()</text:span><text:span text:style-name="T282"> eljárással terminálni, ami dump-olja a program által használt memóriát, ezzel segitve elő a hibakeresést. A harmadik esetben viszont az </text:span><text:span text:style-name="T106">abort()</text:span><text:span text:style-name="T282"> se jó megoldás hiszen egy rossz érték esetén még nem biztos, hogy inkonzisztens állapotba kerül az objektum. Ilyenkor célszerű kivételt dobni, melyet </text:span><text:span text:style-name="T283">a teszt is tud ellenőrizni.</text:span></text:p>
      <text:h text:style-name="P160" text:outline-level="2"><text:bookmark-start text:name="__RefHeading__225_795774798"/><text:span text:style-name="T3">Objektumok hami</text:span><text:span text:style-name="T13">sitása</text:span><text:bookmark-end text:name="__RefHeading__225_795774798"/></text:h>
      <text:p text:style-name="P42"><text:span text:style-name="T67">Egy modul tesztelése során előbb-utóbb belefutunk abba a problémába, hogy a tesztelendő modullal együttműködő objektumok viselkedése, esetleg maga a léte számunkra nem megfelelő. </text:span><text:span text:style-name="T69">Ilyen esetekben az együttműködő objektumot helyettesitjuk, hamisitjuk egy számunkra megfelelő objektummal, amely a mi elvárásaink szerint működik. Annak, hogy az együttműködő objektum nem megfelelő,</text:span><text:span text:style-name="T67"> több oka is lehet:</text:span></text:p>
      <text:list xml:id="list1256201753" text:style-name="L9">
        <text:list-item>
          <text:p text:style-name="P125"><text:span text:style-name="T67">A</text:span><text:span text:style-name="T68">z objektum a</text:span><text:span text:style-name="T67"> teszt</text:span><text:span text:style-name="T68">ek egy részének során</text:span><text:span text:style-name="T67"> nem fogja használni az együttműködő objektumot, </text:span><text:span text:style-name="T115">vagy ha használja is, a teszt számára lényegtelen, hogy az adott együttműködő objektum mit csinál</text:span><text:span text:style-name="T67">.</text:span></text:p>
        </text:list-item>
        <text:list-item>
          <text:p text:style-name="P104">Az együttműködő objektum inicializálása túl sok időbe kerül.</text:p>
        </text:list-item>
        <text:list-item>
          <text:p text:style-name="P105">A tesztkörnyezetben az együttműködő objektum nem működik.</text:p>
        </text:list-item>
        <text:list-item>
          <text:p text:style-name="P105">Az együttműködő objektum viselkedése nem befolyásolható a tesztelő által.</text:p>
        </text:list-item>
        <text:list-item>
          <text:p text:style-name="P106">Az együttműködő objektum viselkedése olyan, hogy meggátolja a teszt párhuzamos futtatását különböző felhasználók által.</text:p>
        </text:list-item>
      </text:list>
      <text:h text:style-name="P181" text:outline-level="3"><text:bookmark-start text:name="__RefHeading__1028_2119201942"/>Példák<text:bookmark-end text:name="__RefHeading__1028_2119201942"/></text:h>
      <text:list xml:id="list1053203579" text:style-name="L10">
        <text:list-item>
          <text:p text:style-name="P127"><text:span text:style-name="T115">Tegyük fel, hogy minden objektum megkap egy </text:span><text:span text:style-name="T75">Logger</text:span><text:span text:style-name="T115"> típusú objektumot, amely </text:span><text:span text:style-name="T159">segitségével</text:span><text:span text:style-name="T115"> a modul naplóz. Ez a logger objektum a syslog-ba ir, valamint TCP kapcsolaton keresztül egy külső számitógépnek is elküldi a logokat. </text:span><text:span text:style-name="T131">Ha valamiért nem akarjuk a naplózást ellenőrizni, akkor <text:s/></text:span><text:span text:style-name="T115">feleslegesen bonyolitjuk a tesztet a logrendszer beállitásával, </text:span><text:span text:style-name="T159">inicializálásával</text:span><text:span text:style-name="T115">. Ehelyett egy olyan objektumot használunk </text:span><text:span text:style-name="T171">TODO célszerű használni</text:span><text:span text:style-name="T115">, melynek a szolgáltatása megegyezik a </text:span><text:span text:style-name="T75">Logger</text:span><text:span text:style-name="T115"> típusú objektummal, de valójában semmit sem csinál.</text:span></text:p>
        </text:list-item>
        <text:list-item>
          <text:p text:style-name="P126"><text:span text:style-name="T69">A</text:span><text:span text:style-name="T70">z </text:span><text:span text:style-name="T71">tesztelendő objektumunk egy forditó, amely több nyelv szavait, kifejezéseit tárolja nyelvenként külön </text:span><text:span text:style-name="T69">objektum</text:span><text:span text:style-name="T71">okban</text:span><text:span text:style-name="T69">. </text:span><text:span text:style-name="T70">Ezen adatbázisok felolvasása költséges művelet, </text:span><text:span text:style-name="T71">a</text:span><text:span text:style-name="T70">mely </text:span><text:span text:style-name="T71">teljesen</text:span><text:span text:style-name="T70"> felesleges, hiszen a teszt</text:span><text:span text:style-name="T71">ek</text:span><text:span text:style-name="T70"> során nem fogjuk az összes szót, kifejezést leellenőrizni, csak egy előre kiválasztott kis számú forditást fogunk ellenőrizni. </text:span><text:span text:style-name="T71">Ahelyett, hogy a teszt az </text:span><text:soft-page-break/><text:span text:style-name="T71">eredeti szótárobjektumokat hozná létre, olyan objektumokat fogunk létrehozni, amelyeknek a szolgáltatásai megegyeznek az eredetivel, de a teszthez szükséges pár szót, kifejezést </text:span><text:span text:style-name="T71">manuálisan fogjuk betölteni, ezzel elkerülve a teljes adatbázis költséges beolvasását.</text:span></text:p>
        </text:list-item>
        <text:list-item>
          <text:p text:style-name="P126"><text:span text:style-name="T71">A tesztelendő objektum adatait egy olyan objektum tárolja, amely az adatokat egy másik számitógépről szerzi TCP</text:span><text:span text:style-name="T72">-</text:span><text:span text:style-name="T71">kapcsolaton keresztül, és amely számitógép csak az éles rendszerben érhető el. </text:span><text:span text:style-name="T72">Ekkor az együttműködő objektum nem fog működni a tesztkörnyezetben. Ebben az esetben az adatobjektumot le kell cserélnünk egy olyan objektumra, melyet mi magunk látunk el adatokkal és nem TCP-kapcsolaton keresztül gyűjti be azokat.</text:span></text:p>
        </text:list-item>
        <text:list-item>
          <text:p text:style-name="P126"><text:span text:style-name="T72">A </text:span><text:span text:style-name="T73">tesztelendő objektumunk egy naptár, amely minden másodpercben megkérdezi egy </text:span><text:span text:style-name="T74">CurrentTime</text:span><text:span text:style-name="T73"> típusú objektumottól az aktuális időt, és ha az adott időpontra van valami előre definiált akciója, végrehajtja azt. Ebben az esetben a tesztünk futási ideje mindig az aktuális időtől fog függni, a teszt során az akciók végrehajtási idejét mindig hozzá kell igazitani az aktuális időhöz. Ehelyett cseréljük le a </text:span><text:span text:style-name="T74">CurrentTime</text:span><text:span text:style-name="T73"> típusú objektumunkat egy saját objektumra, amelynek mi állitjuk majd be, hogy milyen idővel térjen vissza, mikor a tesztelendő objektumunk lekérdezi az aktuális időt. Igy a teszt során az akc</text:span><text:span text:style-name="T114">i</text:span><text:span text:style-name="T73">ók időpontját tetszőlegesre választhatjuk meg, </text:span><text:span text:style-name="T112">megszűnik az aktuális időtől való függőségünk.</text:span></text:p>
        </text:list-item>
        <text:list-item>
          <text:p text:style-name="P126"><text:span text:style-name="T113">Az utolsó probléma meglehetősen speciális, de ha megvalósul, annál zavaróbb. Nagy rendszerek esetén a fejl</text:span><text:span text:style-name="T114">e</text:span><text:span text:style-name="T113">sztés egy adott platformon történik, amely meghatározza a számitógép architektúráját, verzióját, a használt library-k verzióját. </text:span><text:span text:style-name="T114">Ezek biztonsági és stabilitási okokból kifolyólag jellemzően nem a legfrissebbek, asztali rendszernek nem feltétlenül kényelmesek. Ilyen esetben egy vagy több központi gépet szokás beüzemelni, amely megfelel a platform előirásainak, és a fejlesztők, tesztelők ezeken az ún. buildserver-eken forditanak, tesztelnek. Profibb környezetben ezeken a gépeken egy automatizált rendszer is fut, amely például minden - a verziókövetőben történt - </text:span><text:span text:style-name="T247">c</text:span><text:span text:style-name="T114">ommit után lefuttatja a teszteket. Ekkor elengedhetetetlen feltétel, hogy a tesztek párhuzamosan is futtathatók legyenek különböző felhasználók által.<text:line-break/></text:span><text:span text:style-name="T115">Egy tökéletes példa erre a probléma egy adatbázist burkoló objektum tesztelése. A teszt során ellenőrizzük, hogy a burkoló objektum különböző eljárásai milyen módon módositják az adatbázist. Viszont ha két felhasználó párhuzamosan futtatja a tesztet kis időeltéréssel, akkor az egyik teszt el fogja rontani a másik eredményét. Ilyenkor magát az adatbázist kell hamisitani, amely módszerről később irni fogok.</text:span></text:p>
        </text:list-item>
      </text:list>
      <text:h text:style-name="Heading_20_3" text:outline-level="3"><text:bookmark-start text:name="__RefHeading__2173_266161830"/><text:soft-page-break/><text:span text:style-name="T162">Az </text:span><text:span text:style-name="T83">override</text:span><text:span text:style-name="T162"> kulcsszó</text:span><text:bookmark-end text:name="__RefHeading__2173_266161830"/></text:h>
      <text:p text:style-name="P50"><text:span text:style-name="T162">Az objektumhamisitásban nagy szerepe lesz az öröklődésnek, és a függvény-felüldefiniálásnak (</text:span><text:span text:style-name="T83">override</text:span><text:span text:style-name="T162">). Ezért - a</text:span><text:span text:style-name="T320">mennyiben az új, 2011-es C++ szabványt használjuk </text:span><text:span text:style-name="T325">-</text:span><text:span text:style-name="T320"> mindenképp javasolt az </text:span><text:span text:style-name="T51">override</text:span><text:span text:style-name="T320"> kulcsszó használata. Az override kulcsszó a gyerekosztályban a függvénydeklaráció végére irható, ezzel jelezve, hogy az adott függvény felüldefiniálja az ősosztály egy virtuális függvényét. </text:span><text:span text:style-name="T321">Amennyiben az így jelzett eljárás mégsem definiál felül egyetlen függvényt sem az ősosztályból, forditási hibát fogunk kapni. </text:span><text:span text:style-name="T324">Igy ha később megváltozik az együttműködő objektum, </text:span><text:span text:style-name="T326">viszont a fejlesztő elfelejtette a régi teszteket ennek megfelelően átirni, már forditási idóben észre fogja ezt venni.</text:span></text:p>
      <text:p text:style-name="P71"><text:span text:style-name="T321">class A<text:line-break/>{<text:line-break/>public:<text:line-break/> <text:s text:c="3"/>virtual void a();<text:line-break/> <text:s text:c="3"/>void b();<text:line-break/>};<text:line-break/><text:line-break/>class B: public A<text:line-break/>{<text:line-break/>public:<text:line-break/> <text:s text:c="3"/>void a() override; <text:tab/>// O</text:span><text:span text:style-name="T322">O</text:span><text:span text:style-name="T321">: Az ősosztályban van ilyen<text:line-break/><text:tab/>// szignatúrájú virtuális<text:line-break/><text:tab/>// függvény.<text:line-break/>};<text:line-break/><text:line-break/>class C: public A<text:line-break/>{<text:line-break/>public:<text:line-break/> <text:s text:c="3"/>void a(int i) override; <text:tab/>// </text:span><text:span text:style-name="T322">HIBA: Az ősosztálybeli </text:span><text:span text:style-name="T323">A::</text:span><text:span text:style-name="T322">a()<text:line-break/><text:tab/>// függvénynek más a<text:line-break/><text:tab/></text:span><text:span text:style-name="T333">// </text:span><text:span text:style-name="T322">szignat</text:span><text:span text:style-name="T323">ú</text:span><text:span text:style-name="T322">rája.<text:line-break/></text:span><text:span text:style-name="T321">};<text:line-break/><text:line-break/>class D: public A<text:line-break/>{<text:line-break/>public:<text:line-break/> <text:s text:c="3"/>void b() override;<text:tab/></text:span><text:span text:style-name="T323">// HIBA: Az ősosztályban az<text:line-break/><text:tab/>// A::b() függvény nem virtuális.<text:line-break/></text:span><text:span text:style-name="T262">};</text:span></text:p>
      <text:h text:style-name="P189" text:outline-level="3"><text:bookmark-start text:name="__RefHeading__2175_266161830"/><text:soft-page-break/><text:span text:style-name="T117">S</text:span><text:span text:style-name="T116">aj</text:span><text:span text:style-name="T117">á</text:span><text:span text:style-name="T116">t objektum </text:span><text:span text:style-name="T117">hamisitása</text:span><text:bookmark-end text:name="__RefHeading__2175_266161830"/></text:h>
      <text:p text:style-name="P51"><text:span text:style-name="T157">A hamisitásokat </text:span><text:span text:style-name="T158">a tipusuk mellett </text:span><text:span text:style-name="T163">(lsd. később)</text:span><text:span text:style-name="T158"> </text:span><text:span text:style-name="T157">aszerint </text:span><text:span text:style-name="T158">is meg lehet </text:span><text:span text:style-name="T157">különböztet</text:span><text:span text:style-name="T158">ni</text:span><text:span text:style-name="T157">, hogy saját objektumot, vagy külső objektumot akarunk hamisitani. </text:span><text:span text:style-name="T158">Saját objektum alatt azon objektumokat értem, amelyek a kód részei, </text:span><text:span text:style-name="T163">azaz teljes mértékben az ellenőrzésünk alatt vannak, </text:span><text:span text:style-name="T158">külső objektum alatt pedig azokat, amelyeket csak használ a kódunk, </text:span><text:span text:style-name="T163">de nem felügyel, </text:span><text:span text:style-name="T158">azaz ún. </text:span><text:span text:style-name="T82">3rd party library</text:span><text:span text:style-name="T158">-k.</text:span></text:p>
      <text:p text:style-name="P52"><text:span text:style-name="T164">Saját objektumot mindig </text:span><text:span text:style-name="T165">öröklődés</text:span><text:span text:style-name="T164"> segitségével hamisitunk, és eszerint két módszert különböztetünk meg:</text:span></text:p>
      <text:list xml:id="list1034190925" text:style-name="L11">
        <text:list-item>
          <text:p text:style-name="P128"><text:span text:style-name="T164">Egyszerű </text:span><text:span text:style-name="T165">öröklődés</text:span><text:span text:style-name="T164">.</text:span></text:p>
        </text:list-item>
        <text:list-item>
          <text:p text:style-name="P128"><text:span text:style-name="T165">Öröklődés</text:span><text:span text:style-name="T164"> interfész deklarálással.</text:span></text:p>
        </text:list-item>
      </text:list>
      <text:p text:style-name="P73"><text:span text:style-name="T33">Megjegyzés:</text:span><text:span text:style-name="T327"> Harmadik módszerként </text:span><text:span text:style-name="T334">technikailag </text:span><text:span text:style-name="T328">lehetséges ugyanaz a módszer, mint ami külső objektum hamisitásakor alkalmazható, </text:span><text:span text:style-name="T329">viszont ekkor elveszitjük az </text:span><text:span text:style-name="T52">override</text:span><text:span text:style-name="T329"> kulcsszó által adott előnyőket.</text:span></text:p>
      <text:h text:style-name="P177" text:outline-level="4"><text:bookmark-start text:name="__RefHeading__1262_2119201942"/>Egyszerű öröklődés<text:bookmark-end text:name="__RefHeading__1262_2119201942"/></text:h>
      <text:p text:style-name="P51"><text:span text:style-name="T312">A</text:span><text:span text:style-name="T335">z </text:span><text:span text:style-name="T312">egyszerűbb módszer, ha az együttműködő objektum azon metódusait, amelyektől az ered</text:span><text:span text:style-name="T313">et</text:span><text:span text:style-name="T312">itől eltérő viselkedést szeretnénk, virtu</text:span><text:span text:style-name="T314">á</text:span><text:span text:style-name="T312">lis füg</text:span><text:span text:style-name="T319">g</text:span><text:span text:style-name="T312">vény</text:span><text:span text:style-name="T335">ként deklaráljuk</text:span><text:span text:style-name="T312">, majd az objektumból leszárma</text:span><text:span text:style-name="T315">z</text:span><text:span text:style-name="T312">va </text:span><text:span text:style-name="T316">felüldefiniáljuk </text:span><text:span text:style-name="T330">azokat</text:span><text:span text:style-name="T313">. </text:span><text:span text:style-name="T337">Ezt az objektumot még kiegészithetjük segédfüggvényekkel is, amelyek az objektum viselkedését fogják befolyásolni. </text:span><text:span text:style-name="T317">Az így kapott </text:span><text:span text:style-name="T335">hamisitott </text:span><text:span text:style-name="T317">objektumot </text:span><text:span text:style-name="T332">a teszt során </text:span><text:span text:style-name="T317">átadva a tesztelendő objektumnak, máris </text:span><text:span text:style-name="T319">a saját, módositott együttműködő objektum</text:span><text:span text:style-name="T331">unkat</text:span><text:span text:style-name="T319"> fogja használni az eredeti helyett. </text:span></text:p>
      <text:h text:style-name="P173" text:outline-level="4"><text:bookmark-start text:name="__RefHeading__1264_2119201942"/><text:span text:style-name="T336">Öröklődés interfész</text:span> deklarálás<text:span text:style-name="T336">sal</text:span><text:bookmark-end text:name="__RefHeading__1264_2119201942"/></text:h>
      <text:p text:style-name="P51"><text:span text:style-name="T179">Az egyszerű öröklődés módszerénél elegánsabb megoldás, ha bevezetünk egy új réteget a objektum-hierarchiába: </text:span><text:span text:style-name="T180">m</text:span><text:span text:style-name="T181">inden olyan együttműködő objektum fölé, amelyet hamisitani akarunk, létrehozunk egy </text:span><text:span text:style-name="T182">interfészdeklaráló </text:span><text:span text:style-name="T181">ősosztályt, amely az adott objektum szolgáltatásait irja le, aza</text:span><text:span text:style-name="T183">z</text:span><text:span text:style-name="T181"> csak </text:span><text:span text:style-name="T183">publikus, </text:span><text:span text:style-name="T84">pure virtual</text:span><text:span text:style-name="T181"> függvényeket fog tartalmazni, </text:span><text:span text:style-name="T182">majd az együttműködő objektumot ebből az ősosztályból származtatjuk le.</text:span><text:span text:style-name="T181"> </text:span><text:span text:style-name="T183">A többi objektum ezen függvények segitségével tudja majd használni az adott objektum szolgáltatásait. </text:span><text:span text:style-name="T184">A teszt során a hamisitott objektumot szintén ebből az ősosztályból </text:span><text:soft-page-break/><text:span text:style-name="T184">származtatjuk le. Ez a módszernek a fejlesztés és a tesztelés során is előnyősebb, mint a „hagyományos” egyszerű öröklődés.</text:span></text:p>
      <text:list xml:id="list400943570" text:style-name="L12">
        <text:list-item>
          <text:p text:style-name="P107">Fejlesztésnél egyszerűbbé teszi a modulok cserélhetőségét.</text:p>
        </text:list-item>
        <text:list-item>
          <text:p text:style-name="P107">Tesztelésnél nem fordulhat elő, hogy a fejlesztő elfelejtett egy függvényt felüldefiniálni.</text:p>
        </text:list-item>
      </text:list>
      <text:p text:style-name="Text_20_body"><text:span text:style-name="T185">Ez a módszer viszont nem alkalmazható olyan esetben, amikor az eredeti együttműködő objektum egyes viselkedéseit egy az egyben át akarjuk venni a hamisitott osztályba. Ilyenkor ezeket a viselkedésformákat vagy újra le kell implementálni a </text:span><text:span text:style-name="T187">hamisitott objektumban</text:span><text:span text:style-name="T185">, vagy az egyszerű öröklődés módszerét </text:span><text:span text:style-name="T186">kell </text:span><text:span text:style-name="T185">alkalmaz</text:span><text:span text:style-name="T186">ni</text:span><text:span text:style-name="T185">.</text:span></text:p>
      <text:h text:style-name="P182" text:outline-level="3"><text:bookmark-start text:name="__RefHeading__1266_2119201942"/>Külső objektum hamisitása<text:bookmark-end text:name="__RefHeading__1266_2119201942"/></text:h>
      <text:p text:style-name="P54"><text:span text:style-name="T190">Ahogy korábban emlitettem, külső objektum hamisitása alatt olyan objektumok hamisitását értem, amelyeket a kód használ, de nem felügyel. </text:span><text:span text:style-name="T220">Tekintsünk például e</text:span><text:span text:style-name="T219">gy </text:span><text:span text:style-name="T89">h</text:span><text:span text:style-name="T88">ot standby</text:span><text:span text:style-name="T219"> funkcionalitást megvalósitó modul</text:span><text:span text:style-name="T220">t, ahol az aktiv egyed az inicializálásának során addig várakozik, míg a passziv egyed fel nem éled.</text:span><text:span text:style-name="T219"> </text:span><text:span text:style-name="T220">(</text:span><text:span text:style-name="T219">A </text:span><text:span text:style-name="T89">h</text:span><text:span text:style-name="T88">ot standby</text:span><text:span text:style-name="T219"> rendszer olyan redundáns rendszer, ahol mind az aktiv, mind a passziv </text:span><text:span text:style-name="T220">egyed</text:span><text:span text:style-name="T219"> egyszerre fut, és az aktiv egyed folyamatosan szinkronban tartja a passziv egyedet.</text:span><text:span text:style-name="T220">) </text:span><text:span text:style-name="T221">Ezt az ellenőrzést TCP-kapcsolat kiépitésével végzi el.</text:span></text:p>
      <text:p text:style-name="P54"><text:span text:style-name="T225">h</text:span><text:span text:style-name="T225">otstandby.h:</text:span></text:p>
      <text:p text:style-name="P66">#pragma once<text:line-break/><text:line-break/>#include &lt;string&gt;<text:line-break/>#include &lt;exception&gt;<text:line-break/><text:line-break/>class SocketException: public std::exception {};<text:line-break/>class GetAddrInfoException: public std::exception {};<text:line-break/>class ConnectException: public std::exception {};<text:line-break/>class SendException: public std::exception {};<text:line-break/>class RecvException: public std::exception {};<text:line-break/><text:line-break/>class HotStandby<text:line-break/>{<text:line-break/>public:<text:line-break/><text:line-break/> <text:s text:c="3"/>HotStandby( std::string const &amp; peerHostname,<text:line-break/><text:soft-page-break/> <text:s text:c="15"/>int peerPort );<text:line-break/> <text:s text:c="3"/>~HotStandby() = default;<text:line-break/><text:line-break/> <text:s text:c="3"/>void waitForPeer();<text:line-break/><text:line-break/>private:<text:line-break/><text:line-break/> <text:s text:c="3"/>void initMessageExchange();<text:line-break/><text:line-break/> <text:s text:c="3"/>std::string _peerHostname;<text:line-break/> <text:s text:c="3"/>int _peerPort;<text:line-break/><text:line-break/>};</text:p>
      <text:p text:style-name="P33">hotstandby.cpp:</text:p>
      <text:p text:style-name="P70"><text:span text:style-name="T226">#include "hotstandby.h"<text:line-break/><text:line-break/>#include &lt;sys/socket.h&gt;<text:line-break/>#include &lt;netinet/in.h&gt;<text:line-break/>#include &lt;arpa/inet.h&gt;<text:line-break/>#include &lt;unistd.h&gt;<text:line-break/>#include &lt;netdb.h&gt;<text:line-break/>#include &lt;cstring&gt;<text:line-break/>#include &lt;thread&gt;<text:line-break/>#include &lt;chrono&gt;<text:line-break/>#include &lt;iostream&gt;<text:line-break/><text:line-break/><text:line-break/>HotStandby::HotStandby( std::string const &amp; peerHostname,<text:line-break/> <text:s text:c="23"/>int peerPort)<text:line-break/> <text:s text:c="3"/>: _peerHostname(peerHostname)<text:line-break/> <text:s text:c="3"/>, _peerPort(peerPort)<text:line-break/>{<text:line-break/>}<text:line-break/><text:line-break/><text:line-break/>void HotStandby::waitForPeer( )<text:line-break/>{<text:line-break/> <text:s text:c="3"/>bool exception = true;<text:line-break/> <text:s text:c="3"/>while (exception)<text:line-break/> <text:s text:c="3"/>{<text:line-break/> <text:s text:c="7"/>exception = false;<text:line-break/> <text:s text:c="7"/>try<text:line-break/> <text:s text:c="7"/>{<text:line-break/> <text:s text:c="11"/>std::cout &lt;&lt; "Trying to connect to the peer machine... ";<text:line-break/></text:span><text:soft-page-break/><text:span text:style-name="T226"> <text:s text:c="11"/>initMessageExchange();<text:line-break/> <text:s text:c="7"/>}<text:line-break/> <text:s text:c="7"/>catch ( ... )<text:line-break/> <text:s text:c="7"/>{<text:line-break/> <text:s text:c="11"/>exception = true;<text:line-break/> <text:s text:c="11"/>std::cout &lt;&lt; "again in 1 second." &lt;&lt; std::endl;<text:line-break/> <text:s text:c="11"/>std::this_thread::sleep_for(<text:line-break/> <text:s text:c="15"/>std::chrono::milliseconds(1000) );<text:line-break/> <text:s text:c="7"/>}<text:line-break/> <text:s text:c="3"/>}<text:line-break/> <text:s text:c="3"/>std::cout &lt;&lt; "done." &lt;&lt; std::endl;<text:line-break/>}<text:line-break/><text:line-break/><text:line-break/>void HotStandby::initMessageExchange()<text:line-break/>{<text:line-break/> <text:s text:c="3"/>int sockfd;<text:line-break/> <text:s text:c="3"/>struct sockaddr_in server;<text:line-break/> <text:s text:c="3"/>struct addrinfo * serverInfo;<text:line-break/> <text:s text:c="3"/></text:span><text:span text:style-name="T235">unsigned int</text:span><text:span text:style-name="T226"> </text:span><text:span text:style-name="T235">const </text:span><text:span text:style-name="T226">bufferLength = 1024;<text:line-break/> <text:s text:c="3"/>char buffer[bufferLength];<text:line-break/> <text:s text:c="3"/>std::string const INIT_MESSAGE("Are you ready?\n");<text:line-break/> <text:s text:c="3"/>std::string const EXPECTED_REPLY("Yes\n");<text:line-break/><text:line-break/> <text:s text:c="3"/>sockfd = socket(AF_INET, SOCK_STREAM, 0);<text:line-break/> <text:s text:c="3"/>if (-1 == sockfd)<text:line-break/> <text:s text:c="3"/>{<text:line-break/> <text:s text:c="7"/>throw SocketException();<text:line-break/> <text:s text:c="3"/>}<text:line-break/><text:line-break/> <text:s text:c="3"/>if (0 != getaddrinfo( _peerHostname.c_str(),<text:line-break/> <text:s text:c="25"/>NULL,<text:line-break/> <text:s text:c="25"/>NULL,<text:line-break/> <text:s text:c="25"/>&amp;serverInfo))<text:line-break/> <text:s text:c="3"/>{<text:line-break/> <text:s text:c="7"/>throw GetAddrInfoException();<text:line-break/> <text:s text:c="3"/>}<text:line-break/><text:line-break/> <text:s text:c="3"/>std::memcpy( &amp;server,<text:line-break/> <text:s text:c="16"/>serverInfo-&gt;ai_addr,<text:line-break/> <text:s text:c="16"/>sizeof(struct sockaddr_in));<text:line-break/> <text:s text:c="3"/>server.sin_family = AF_INET;<text:line-break/> <text:s text:c="3"/>server.sin_port = htons(_peerPort);<text:line-break/> <text:s text:c="3"/>freeaddrinfo(serverInfo);<text:line-break/><text:line-break/> <text:s text:c="3"/>if (-1 == connect( sockfd,<text:line-break/> <text:s text:c="22"/>(const struct sockaddr *) &amp;server,<text:line-break/></text:span><text:soft-page-break/><text:span text:style-name="T226"> <text:s text:c="22"/>sizeof(struct sockaddr_in)) )<text:line-break/> <text:s text:c="3"/>{<text:line-break/> <text:s text:c="7"/>throw ConnectException();<text:line-break/> <text:s text:c="3"/>}<text:line-break/><text:line-break/> <text:s text:c="3"/>if (-1 == send( sockfd,<text:line-break/> <text:s text:c="19"/>INIT_MESSAGE.c_str(),<text:line-break/> <text:s text:c="19"/>INIT_MESSAGE.size(), 0) )<text:line-break/> <text:s text:c="3"/>{<text:line-break/> <text:s text:c="7"/>throw SendException();<text:line-break/> <text:s text:c="3"/>}<text:line-break/><text:line-break/> <text:s text:c="3"/>int bytesReceived = recv(sockfd, buffer, bufferLength, 0);<text:line-break/> <text:s text:c="3"/>if ( EXPECTED_REPLY.size() != bytesReceived)<text:line-break/> <text:s text:c="3"/>{<text:line-break/> <text:s text:c="7"/>throw RecvException();<text:line-break/> <text:s text:c="3"/>}<text:line-break/> <text:s text:c="3"/>std::string reply = std::string(buffer, bytesReceived );<text:line-break/> <text:s text:c="3"/>if ( EXPECTED_REPLY != reply )<text:line-break/> <text:s text:c="3"/>{<text:line-break/> <text:s text:c="7"/>throw RecvException();<text:line-break/> <text:s text:c="3"/>}<text:line-break/> <text:s text:c="3"/>close(sockfd);<text:line-break/>}</text:span></text:p>
      <text:p text:style-name="P54"><text:span text:style-name="T227">Látható, hogy olyan külső függvényeket is meghiv a modul, amelyek felett a fejlesztőnek nincs befolyása</text:span><text:span text:style-name="T221">:</text:span></text:p>
      <text:list xml:id="list2094012954" text:style-name="L13">
        <text:list-item>
          <text:p text:style-name="P129"><text:span text:style-name="T168">socket() </text:span><text:span text:style-name="T221">: </text:span><text:span text:style-name="T222">Létrhezza a socket-et.</text:span></text:p>
        </text:list-item>
        <text:list-item>
          <text:p text:style-name="P129"><text:span text:style-name="T167">g</text:span><text:span text:style-name="T168">etaddrinfo()</text:span><text:span text:style-name="T221">: </text:span><text:span text:style-name="T222">A connect() függvény számára érhető formává alakitja a </text:span><text:span text:style-name="T223">passziv egyedet futtató gép</text:span><text:span text:style-name="T222"> nevét.</text:span></text:p>
        </text:list-item>
        <text:list-item>
          <text:p text:style-name="P129"><text:span text:style-name="T167">f</text:span><text:span text:style-name="T168">reeaddrinfo() </text:span><text:span text:style-name="T221">: </text:span><text:span text:style-name="T222">Felszabaditja a getaddrinfo() függvény által lefoglalt memóriaterületet.</text:span></text:p>
        </text:list-item>
        <text:list-item>
          <text:p text:style-name="P129"><text:span text:style-name="T167">c</text:span><text:span text:style-name="T168">onnect()</text:span><text:span text:style-name="T221">: </text:span><text:span text:style-name="T222">Csatlakozik </text:span><text:span text:style-name="T224">passziv egyedhez</text:span><text:span text:style-name="T222">.</text:span></text:p>
        </text:list-item>
        <text:list-item>
          <text:p text:style-name="P129"><text:span text:style-name="T167">s</text:span><text:span text:style-name="T168">end()</text:span><text:span text:style-name="T221">: </text:span><text:span text:style-name="T222">Adatot küld a </text:span><text:span text:style-name="T224">passziv egyednek</text:span><text:span text:style-name="T222">.</text:span></text:p>
        </text:list-item>
        <text:list-item>
          <text:p text:style-name="P129"><text:span text:style-name="T167">r</text:span><text:span text:style-name="T168">ecv() </text:span><text:span text:style-name="T191">: </text:span><text:span text:style-name="T192">Adatot fogad a </text:span><text:span text:style-name="T193">passziv egyedtől</text:span><text:span text:style-name="T192">.</text:span></text:p>
        </text:list-item>
        <text:list-item>
          <text:p text:style-name="P129"><text:span text:style-name="T167">c</text:span><text:span text:style-name="T168">lose()</text:span><text:span text:style-name="T191">: </text:span><text:span text:style-name="T192">Bezárja a kapcsolatot.</text:span></text:p>
        </text:list-item>
      </text:list>
      <text:p text:style-name="Text_20_body"><text:span text:style-name="T225">Ennek a modulnak a tesztelése </text:span><text:span text:style-name="T228">megolható úgy, hogy a konstruktornak egy olyan gép cimét illetve </text:span><text:soft-page-break/><text:span text:style-name="T228">portját adjuk meg, ahol egy mi általunk vezérelt program fut és figyel. Ekkor viszont a tesztrendszernek kellene felügyelnie ezt a segédprogramot is. Jobb megoldás lenne, ha a fenti függvényeket valahogy hamisitani tudnánk, amit viszont nem lehet öröklődés segitségével megoldani, lévén ezek C-függvények.</text:span></text:p>
      <text:p text:style-name="P55"><text:span text:style-name="T229">Ha a fenti függvények C++ osztály eljárásai lennének, akkor még mindig ott lenne a probléma, hogy nincs ráhatásunk a deklarációs header fájlra, semmi sem garantálja, hogy a használt eljárások virtuális függvényk</text:span><text:span text:style-name="T230">ént vannak deklarálva</text:span><text:span text:style-name="T229">.</text:span></text:p>
      <text:p text:style-name="Text_20_body"><text:span text:style-name="T210">Egy másik jellegzetes probléma a </text:span><text:span text:style-name="T85">singleton design pattern</text:span><text:span text:style-name="T210"> használata. A singleton osztály jellemzője, hogy egy folyamatban csak egy példány lehet belőle. Ezt úgy éri el, hogy a konstruktorát privát elérhetőségűvé tes</text:span><text:span text:style-name="T211">zi</text:span><text:span text:style-name="T210">, és egy statikus</text:span><text:span text:style-name="T211">-</text:span><text:span text:style-name="T210">publikus </text:span><text:span text:style-name="T85">getInstance()</text:span><text:span text:style-name="T210"> eljárással adj</text:span><text:span text:style-name="T211">a</text:span><text:span text:style-name="T210"> vissza az egyetlen példányt. Amennyiben a </text:span><text:span text:style-name="T85">getInstance()</text:span><text:span text:style-name="T210"> eljárás hivásakor a példány még nem létezik, úgy </text:span><text:span text:style-name="T217">a példányt </text:span><text:span text:style-name="T210">ez az eljárás fogja létrehozni, elmenteni, és </text:span><text:span text:style-name="T212">vele </text:span><text:span text:style-name="T210">visszatérni. </text:span><text:span text:style-name="T213">A probléma ott kezdődik, ha a tesztelendő objektum szintén használ egy </text:span><text:span text:style-name="T107">singleton</text:span><text:span text:style-name="T213"> objektumot. </text:span><text:span text:style-name="T214">Ekkor a </text:span><text:span text:style-name="T86">getInstance()</text:span><text:span text:style-name="T214"> eljárás magában a tesztelendő </text:span><text:span text:style-name="T218">objektumban</text:span><text:span text:style-name="T214"> hivódik meg, </text:span><text:span text:style-name="T216">és </text:span><text:span text:style-name="T214">esélyünk sincs </text:span><text:span text:style-name="T215">öröklés segitségével </text:span><text:span text:style-name="T214">hamisitani az általa visszaadott objektumot. </text:span><text:span text:style-name="T216">Emiatt – bár a kódunk része – külső objektumként tekinthetünk a </text:span><text:span text:style-name="T87">singleton</text:span><text:span text:style-name="T216"> objektumra.</text:span></text:p>
      <text:p text:style-name="P32">A fenti problémákra <text:span text:style-name="T338">létezik</text:span> megoldás, méghozzá a linux kernel biztostja:</text:p>
      <text:list xml:id="list1351562732" text:style-name="L14">
        <text:list-item>
          <text:p text:style-name="P108">LD_PRELOAD környezeti változó használata.</text:p>
        </text:list-item>
        <text:list-item>
          <text:p text:style-name="P109">Trükközés a szimbólumbetöltés sorrendjével.</text:p>
        </text:list-item>
      </text:list>
      <text:h text:style-name="P173" text:outline-level="4"><text:bookmark-start text:name="__RefHeading__1268_2119201942"/>LD_PRELOAD<text:bookmark-end text:name="__RefHeading__1268_2119201942"/></text:h>
      <text:p text:style-name="P56"><text:span text:style-name="T231">Az LD_PRELOAD egy környezeti változó, mely egy dinamikus függvénykönyvtár (</text:span><text:span text:style-name="T108">shared object</text:span><text:span text:style-name="T231">) abszolút elérését tartalmazhatja. Ha ez a változó be van állitva, akkor programbetöltés során az itt megadott függvénykönyvtár fog először betöltődni. </text:span><text:span text:style-name="T232">Ebben a függvénykönyvtárban felüldefiniálhatunk olyan eljárásokat, amelyek csak később töltődnének be </text:span><text:span text:style-name="T238">más dinamikus függvénykönyvtárból</text:span><text:span text:style-name="T232">, akár glibc-s eljárásokat is (pl: a fenti </text:span><text:span text:style-name="T169">connect()</text:span><text:span text:style-name="T232"> eljárás). Amennyiben így </text:span><text:span text:style-name="T232">teszünk, </text:span><text:span text:style-name="T238">nem az</text:span><text:span text:style-name="T232"> eredeti eljárás </text:span><text:span text:style-name="T238">lesz hozzákötve (</text:span><text:span text:style-name="T91">binding</text:span><text:span text:style-name="T238">) a programhoz</text:span><text:span text:style-name="T232">, a futtatott program az LD_PRELOAD által megadott függvénykönyvtárban szereplő eljárást fogja használni az eredeti helyett. </text:span><text:span text:style-name="T233">A fenti </text:span><text:span text:style-name="T90">hot standby</text:span><text:span text:style-name="T233">-os példához való teszt</text:span><text:span text:style-name="T236">-f</text:span><text:span text:style-name="T233">üggvénykönyvtár kódja például így n</text:span><text:span text:style-name="T234">é</text:span><text:span text:style-name="T233">zhet ki:</text:span></text:p>
      <text:p text:style-name="P34"><text:soft-page-break/>hotstandby_test.cpp:</text:p>
      <text:p text:style-name="P67">#include &lt;iostream&gt;<text:line-break/>#include &lt;netdb.h&gt;<text:line-break/>#include &lt;cstring&gt;<text:line-break/><text:line-break/>extern "C"<text:line-break/>{<text:line-break/><text:line-break/> <text:s text:c="3"/>int socket(int domain, int type, int protocol)<text:line-break/> <text:s text:c="3"/>{<text:line-break/> <text:s text:c="7"/>std::cout &lt;&lt; "\n* socket() is called!" &lt;&lt; std::endl;<text:line-break/> <text:s text:c="7"/>return 1;<text:line-break/> <text:s text:c="3"/>}<text:line-break/><text:line-break/><text:line-break/> <text:s text:c="3"/>int getaddrinfo( char const * node,<text:line-break/> <text:s text:c="20"/>char const * service,<text:line-break/> <text:s text:c="20"/>struct addrinfo const * hints,<text:line-break/> <text:s text:c="20"/>struct addrinfo ** res)<text:line-break/> <text:s text:c="3"/>{<text:line-break/> <text:s text:c="7"/>std::cout &lt;&lt; "* getaddrinfo() is called!" &lt;&lt; std::endl;<text:line-break/> <text:s text:c="7"/>*res = new struct addrinfo();<text:line-break/> <text:s text:c="7"/>(*res)-&gt;ai_addr = new struct sockaddr();<text:line-break/> <text:s text:c="7"/>return 0;<text:line-break/> <text:s text:c="3"/>}<text:line-break/><text:line-break/><text:line-break/> <text:s text:c="3"/>void freeaddrinfo(struct addrinfo * res)<text:line-break/> <text:s text:c="3"/>{<text:line-break/> <text:s text:c="7"/>std::cout &lt;&lt; "* freeaddrinfo() is called!"<text:line-break/> <text:s text:c="17"/>&lt;&lt; std::endl;<text:line-break/> <text:s text:c="7"/>delete res-&gt;ai_addr;<text:line-break/> <text:s text:c="7"/>delete res;<text:line-break/> <text:s text:c="3"/>}<text:line-break/><text:line-break/><text:line-break/> <text:s text:c="3"/>int connect( int sockfd,<text:line-break/> <text:s text:c="16"/>struct sockaddr const * addr,<text:line-break/> <text:s text:c="16"/>socklen_t addrlen)<text:line-break/> <text:s text:c="3"/>{<text:line-break/> <text:s text:c="7"/>std::cout &lt;&lt; "* connect() is called!" &lt;&lt; std::endl;<text:line-break/> <text:s text:c="7"/>return 0;<text:line-break/> <text:s text:c="3"/>}<text:line-break/><text:line-break/><text:line-break/> <text:s text:c="3"/>ssize_t send( int sockfd,<text:line-break/><text:soft-page-break/> <text:s text:c="17"/>const void *buf,<text:line-break/> <text:s text:c="17"/>size_t len,<text:line-break/> <text:s text:c="17"/>int flags)<text:line-break/> <text:s text:c="3"/>{<text:line-break/> <text:s text:c="7"/>std::cout &lt;&lt; "* send() is called!" &lt;&lt; std::endl;<text:line-break/> <text:s text:c="7"/>return len;<text:line-break/> <text:s text:c="3"/>}<text:line-break/><text:line-break/><text:line-break/> <text:s text:c="3"/>ssize_t recv(int sockfd, void *buf, size_t len, int flags)<text:line-break/> <text:s text:c="3"/>{<text:line-break/> <text:s text:c="7"/>std::cout &lt;&lt; "* recv() is called!" &lt;&lt; std::endl;<text:line-break/> <text:s text:c="7"/>std::memcpy( buf, "Yes\n", 4 ) ;<text:line-break/> <text:s text:c="7"/>return 4;<text:line-break/> <text:s text:c="3"/>}<text:line-break/><text:line-break/><text:line-break/> <text:s text:c="3"/>int close(int fd)<text:line-break/> <text:s text:c="3"/>{<text:line-break/> <text:s text:c="7"/>std::cout &lt;&lt; "* close() is called!" &lt;&lt; std::endl;<text:line-break/> <text:s text:c="7"/>return 0;<text:line-break/> <text:s text:c="3"/>}<text:line-break/>}</text:p>
      <text:p text:style-name="P35">Ebben a példában minden – a tesztelendő kódban szereplő – TCP-vel kapcsolatos hivás felül lett definiálva, így a tesztelendő modul <text:span text:style-name="T339">valódi </text:span>TCP kapcsolat kiépitése nélkül tesztelhető.</text:p>
      <text:h text:style-name="P178" text:outline-level="4"><text:bookmark-start text:name="__RefHeading__2177_266161830"/>Trükk: Szimbólumok betöltésének sorrendje<text:bookmark-end text:name="__RefHeading__2177_266161830"/></text:h>
      <text:p text:style-name="P57"><text:span text:style-name="T237">Az LD_PRELOAD-nál láthattuk, hogy hogyan lehet </text:span><text:span text:style-name="T238">egy dinamikus függvénykönyvtárban lévő </text:span><text:span text:style-name="T237">eljárásokat felüldefiniálni. </text:span><text:span text:style-name="T238">Ugyanezt meg lehet csinálni az LD_PRELOAD környezeti változó használata nélül is, ehhez viszon ismerni kell a szimbólumkötési (</text:span><text:span text:style-name="T91">symbol binding</text:span><text:span text:style-name="T238">) sorrendet. Szimbólumkötés alatt azt a folyamatot értjük, amikor egy a futtatható állomány vagy egy dinamikus függvénykönyvtár </text:span><text:span text:style-name="T239">által hivatkozott, de nem definiált eljárást a programbetöltő dinamikusan hozzácsatol a hivatkozóhoz. Például ha a main.cpp hivatkozik egy </text:span><text:span text:style-name="T92">foo()</text:span><text:span text:style-name="T239"> függvényre, de nem definiálja azt, akkor a programbetöltő a </text:span><text:span text:style-name="T92">foo</text:span><text:span text:style-name="T239"> szimbólumot a forditáskor megadott dinamikus függvénykönyvtárakban fogja keresni. Ha esetleg a </text:span><text:span text:style-name="T92">foo()</text:span><text:span text:style-name="T239"> függvény több függvénykönyvtárban is </text:span><text:span text:style-name="T239">definiálva van, akkor a linkeléskor megadott sorrend fogja meghatározni, hogy melyik </text:span><text:span text:style-name="T92">foo()</text:span><text:span text:style-name="T239"> eljárás lesz bekötve. Azaz, ha a </text:span><text:span text:style-name="T109">libA.so</text:span><text:span text:style-name="T239"> és a </text:span><text:span text:style-name="T92">libB.so</text:span><text:span text:style-name="T239"> is definiálja a függvényt, és a linkelés </text:span><text:span text:style-name="T92">-lA -lB</text:span><text:span text:style-name="T239"> paraméterekkel történik, akkor a </text:span><text:span text:style-name="T92">libA.so</text:span><text:span text:style-name="T239">-ban szereplő </text:span><text:span text:style-name="T92">foo()</text:span><text:span text:style-name="T239"> függvény lesz bekötve, míg ha </text:span><text:span text:style-name="T92">-lB -lA</text:span><text:span text:style-name="T239"> paraméterekkel </text:span><text:soft-page-break/><text:span text:style-name="T239">történik a linkelés, akkor a </text:span><text:span text:style-name="T92">libB.so</text:span><text:span text:style-name="T239">-ban szereplő </text:span><text:span text:style-name="T92">foo()</text:span><text:span text:style-name="T239"> függvény lesz be</text:span><text:span text:style-name="T240">k</text:span><text:span text:style-name="T239">ötve. </text:span><text:span text:style-name="T241">Ekkor ha a </text:span><text:span text:style-name="T94">libA.so</text:span><text:span text:style-name="T241">-ban valahol hivatkozás történik a </text:span><text:span text:style-name="T94">foo()</text:span><text:span text:style-name="T241"> eljárásra, az a futtatás során már a </text:span><text:span text:style-name="T94">libB.so</text:span><text:span text:style-name="T241">-ban szereplő </text:span><text:span text:style-name="T94">foo()</text:span><text:span text:style-name="T241"> függvényt fogja futtatni.</text:span></text:p>
      <text:p text:style-name="P57"><text:span text:style-name="T240">Viszont ha maga a futtatható állomány már definiálja a </text:span><text:span text:style-name="T93">foo()</text:span><text:span text:style-name="T240"> eljárást, akkor nem fog történni dinamikus kötés, a futtatható állományban szereplő </text:span><text:span text:style-name="T93">foo()</text:span><text:span text:style-name="T240"> eljárás lesz hasz</text:span><text:span text:style-name="T241">n</text:span><text:span text:style-name="T240">álva. </text:span><text:span text:style-name="T242">A trükk pont ezt a tényt fogja kihasználni.</text:span></text:p>
      <text:p text:style-name="P58"><text:span text:style-name="T243">Legyen a tesztelendő objektumunk egy </text:span><text:span text:style-name="T244">olyan objektum, amely egy </text:span><text:span text:style-name="T95">singleton</text:span><text:span text:style-name="T243"> konfigurációs objektum</text:span><text:span text:style-name="T244">ot használ. Ez a konf</text:span><text:span text:style-name="T245">i</text:span><text:span text:style-name="T244">gurációs objektum </text:span><text:span text:style-name="T243">a program számára szükséges beállitásokat egy adatbázisból felolvassa, és elérhetővé teszi a program többi modulja számára.</text:span></text:p>
      <text:p text:style-name="P36">config.h:</text:p>
      <text:p text:style-name="P68">#pragma once<text:line-break/><text:line-break/>#include &lt;string&gt;<text:line-break/><text:line-break/><text:line-break/>class Config<text:line-break/>{<text:line-break/>public:<text:line-break/> <text:s text:c="3"/>static Config &amp; getInstance();<text:line-break/><text:line-break/> <text:s text:c="3"/>std::string getHostname() const;<text:line-break/><text:line-break/>private:<text:line-break/> <text:s text:c="3"/>Config() = default;<text:line-break/> <text:s text:c="3"/>~Config() = default;<text:line-break/><text:line-break/> <text:s text:c="3"/>std::string _hostname = "stackoverflow.com";<text:line-break/><text:line-break/>};</text:p>
      <text:p text:style-name="P36">config.cpp:</text:p>
      <text:p text:style-name="P68">#include "config.h"<text:line-break/><text:line-break/><text:line-break/>Config &amp; Config::getInstance()<text:line-break/>{<text:line-break/> <text:s text:c="3"/>static Config instance; <text:s text:c="4"/>// Mutex is not needed since<text:line-break/> <text:s text:c="31"/>// it's C++11.<text:line-break/><text:soft-page-break/> <text:s text:c="3"/>return instance;<text:line-break/>}<text:line-break/><text:line-break/><text:line-break/>std::string Config::getHostname() const<text:line-break/>{<text:line-break/> <text:s text:c="3"/>return _hostname;<text:line-break/>}</text:p>
      <text:p text:style-name="P37">module.h:</text:p>
      <text:p text:style-name="P69">#pragma once<text:line-break/><text:line-break/>#include &lt;string&gt;<text:line-break/><text:line-break/>class Module<text:line-break/>{<text:line-break/>public:<text:line-break/> <text:s text:c="3"/>Module() = default;<text:line-break/> <text:s text:c="3"/>~Module() = default;<text:line-break/><text:line-break/> <text:s text:c="3"/>void doSomething();<text:line-break/><text:line-break/>};</text:p>
      <text:p text:style-name="P38"/>
      <text:p text:style-name="P37">module.cpp:</text:p>
      <text:p text:style-name="P69">#include "module.h"<text:line-break/>#include "../config/config.h"<text:line-break/>#include &lt;iostream&gt;<text:line-break/><text:line-break/>void Module::doSomething()<text:line-break/>{<text:line-break/> <text:s text:c="3"/>Config &amp; config = Config::getInstance();<text:line-break/> <text:s text:c="3"/>std::cout &lt;&lt; config.getHostname() &lt;&lt; std::endl;<text:line-break/>}</text:p>
      <text:p text:style-name="P59"><text:span text:style-name="T246">A </text:span><text:span text:style-name="T96">Module</text:span><text:span text:style-name="T246"> példányositása és a </text:span><text:span text:style-name="T96">doSomething()</text:span><text:span text:style-name="T246"> függvény meghivsa után a </text:span><text:span text:style-name="T96">Config::getHostname()</text:span><text:span text:style-name="T246"> a </text:span><text:span text:style-name="T170">„stackoverflow.com”</text:span><text:span text:style-name="T246"> string-gel fog visszatérni. Amennyiben ezt a teszt során hamisitani szeretnénk, nem kell mást tennünk, mint a </text:span><text:span text:style-name="T96">Config::getHostname()</text:span><text:span text:style-name="T246"> függvényt újradefiniálni:</text:span></text:p>
      <text:p text:style-name="P37">test.cpp:</text:p>
      <text:p text:style-name="P69"><text:soft-page-break/>#include "../config/config.h"<text:line-break/>#include "../module/module.h"<text:line-break/>#include &lt;iostream&gt;<text:line-break/><text:line-break/><text:line-break/>std::string Config::getHostname() const<text:line-break/>{<text:line-break/> <text:s text:c="3"/>return "localhost";<text:line-break/>}<text:line-break/><text:line-break/><text:line-break/>int main()<text:line-break/>{<text:line-break/> <text:s text:c="3"/>Module m;<text:line-break/> <text:s text:c="3"/>m.doSomething();<text:line-break/> <text:s text:c="3"/>return 0;<text:line-break/>}</text:p>
      <text:p text:style-name="P59"><text:span text:style-name="T194">Igy a fenti szabályok miatt a </text:span><text:span text:style-name="T110">Config::getHostname()</text:span><text:span text:style-name="T194"> eljárás a </text:span><text:span text:style-name="T137">„localhost”</text:span><text:span text:style-name="T194"> string-gel fog visszatérni.</text:span></text:p>
      <text:h text:style-name="P183" text:outline-level="3"><text:bookmark-start text:name="__RefHeading__1248_2119201942"/>Tipusok<text:bookmark-end text:name="__RefHeading__1248_2119201942"/></text:h>
      <text:p text:style-name="P44"><text:span text:style-name="T119">Ebben a fejezetben a hamisitott objektumok tipusait fogom bemutatni, illetve, hogy mikor melyiket érdemes használni. </text:span><text:span text:style-name="T132">A szakirodalom a hamisitott objektumot </text:span><text:span text:style-name="T76">test double</text:span><text:span text:style-name="T133">-nek hivja, és az alábbi tipusok</text:span><text:span text:style-name="T134">ba osztályozz</text:span><text:span text:style-name="T136">a</text:span><text:span text:style-name="T133">: </text:span><text:span text:style-name="T76">dummy</text:span><text:span text:style-name="T77">-</text:span><text:span text:style-name="T76">, stub</text:span><text:span text:style-name="T77">-</text:span><text:span text:style-name="T76">, fake</text:span><text:span text:style-name="T77">-</text:span><text:span text:style-name="T76">, mock</text:span><text:span text:style-name="T77">-</text:span><text:span text:style-name="T76">, spy object</text:span><text:span text:style-name="T133">-ek.</text:span></text:p>
      <text:h text:style-name="P174" text:outline-level="4"><text:bookmark-start text:name="__RefHeading__1250_2119201942"/>Dummy objektum<text:bookmark-end text:name="__RefHeading__1250_2119201942"/></text:h>
      <text:p text:style-name="P31">A legegyszerűbb tipus, amely semmit sem csinál. Az 1-es problémára megoldás, azaz amikor az objektumunk nem használja ezt az együttműködő objektumot, vagy ha használja, akkor sem számít, hogy ez az objektum mit csinál. Az előbbi esetben akár NULL-objektum is használható helyette, utóbbi esetben egy olyan objektumról beszélünk, amely definiciója a lehető legegyszerűbb:</text:p>
      <text:list xml:id="list1197685316" text:style-name="L15">
        <text:list-item>
          <text:p text:style-name="P110"><text:span text:style-name="T318">U</text:span>gyanazt az interfészt biztositja, mint az eredeti együttműködő objektum.</text:p>
        </text:list-item>
        <text:list-item>
          <text:p text:style-name="P111"><text:span text:style-name="T318">A</text:span>hol nem kell visszatérni semmivel, ott üres a függvény hasa.</text:p>
        </text:list-item>
        <text:list-item>
          <text:p text:style-name="P112"><text:span text:style-name="T318">A</text:span>hol vissza kell térni valamivel, ott egy tetszőleges értékkel tér vissza feltétel nélkül.</text:p>
        </text:list-item>
      </text:list>
      <text:p text:style-name="P43"><text:soft-page-break/><text:span text:style-name="T121">TODO Ide johet valami peldakod, ha lesz meg ido es/vagy rovid lesz a doksi. </text:span><text:span text:style-name="T124">A logger például teljesen jó lesz.</text:span></text:p>
      <text:h text:style-name="P175" text:outline-level="4"><text:bookmark-start text:name="__RefHeading__1252_2119201942"/>Stub objektum<text:bookmark-end text:name="__RefHeading__1252_2119201942"/></text:h>
      <text:p text:style-name="P45"><text:span text:style-name="T121">A </text:span><text:span text:style-name="T122">s</text:span><text:span text:style-name="T121">tub objektum </text:span><text:span text:style-name="T122">ugyanúgy mellőzi az objektum eredeti viselkedését, mint a dummy objektum, de mégis több nála annyiban, hogy a stub objektum viselkedését mi magunk tudjuk előre meghatározni a tesztből. A stub objektum ezért az eredeti interfész mellett rendelkezik segédfüggvényekkel is, melyekkel:</text:span></text:p>
      <text:list xml:id="list1394040819" text:style-name="L16">
        <text:list-item>
          <text:p text:style-name="P113">beállithatjuk, hogy az objektum egyes függvényeinek visszatérési értéke mi legyen,</text:p>
        </text:list-item>
        <text:list-item>
          <text:p text:style-name="P113">adott esetben dobjon-e kivételt, és ha igen, akkor milyet.</text:p>
        </text:list-item>
      </text:list>
      <text:p text:style-name="P46"><text:span text:style-name="T122">Igy előregyártott válaszokat, viselkedést tudunk definiálni egy együttműködő objektumnak, </text:span><text:span text:style-name="T125">ezzel </text:span><text:span text:style-name="T126">a tesztelendő objektum teszt általi </text:span><text:span text:style-name="T125">lefedettség</text:span><text:span text:style-name="T126">ét tudjuk növelni. </text:span><text:span text:style-name="T139">A tesztelendő objektumnak ily módon adott bemeneti adatot </text:span><text:span text:style-name="T78">indirect input</text:span><text:span text:style-name="T139">-nak nevezi a szakirodalom.</text:span></text:p>
      <text:p text:style-name="P22">TODO Példa: getTotal() valami adatbazisosztályból.</text:p>
      <text:h text:style-name="P175" text:outline-level="4"><text:bookmark-start text:name="__RefHeading__1254_2119201942"/>Fake objektum<text:bookmark-end text:name="__RefHeading__1254_2119201942"/></text:h>
      <text:p text:style-name="P53"><text:span text:style-name="T127">A fake objektum egy olyan objektum, mely az eredeti objektum egyes implementációit átveszi, de nem teljesen, így élő rendszerbe nem illeszthető. Jellemző</text:span><text:span text:style-name="T128">en</text:span><text:span text:style-name="T127"> ott használható, ahol teljesitményproblémát jelentene az igazi modul használata. Például egy adatbáziskezelőt beburkoló objektum esetén nem akarunk a háttértárolóra dolgozni a teszt során, ezért egy fake objektummal helyettesitjük. Ugyanúgy meg kell va</text:span><text:span text:style-name="T129">l</text:span><text:span text:style-name="T127">ósitani a beszúrás, lekérdezés stb. műveleteket, mint az eredeti objektumban, csak a fake objektumunk a memóriában fog dolgozni </text:span><text:span text:style-name="T130">a háttértároló helyett</text:span><text:span text:style-name="T127">. </text:span><text:span text:style-name="T131">A különbség a stub és a fake objektum között az az, hogy míg a a stub objektumnál mi állitjuk be a teszt során a tesztelendő objektum bemeneti adataid, addig fake objektum esetén maga a tesztelendő objektum adja </text:span><text:span text:style-name="T131">át az adatot a fake ob</text:span><text:span text:style-name="T248">je</text:span><text:span text:style-name="T131">ktumnak, amit később ő maga fog elkérni tőle. </text:span><text:span text:style-name="T140">Például az előbb emlitett adatbázis-burkoló objektum adatait nem a teszt fogja beállitani, hanem maga a tesztelendő objektum.</text:span></text:p>
      <text:p text:style-name="P74"><text:span text:style-name="T166">Megjegyzés:</text:span><text:span text:style-name="T188"> Ez</text:span><text:span text:style-name="T189">t a típusú objektumot nem célszerű az interfész deklarálás módszerével létrehozni, mert akkor az átvenni kívánt részeket újra le kell implementálni.</text:span></text:p>
      <text:h text:style-name="P174" text:outline-level="4"><text:bookmark-start text:name="__RefHeading__1256_2119201942"/><text:soft-page-break/>Mock objektum<text:bookmark-end text:name="__RefHeading__1256_2119201942"/></text:h>
      <text:p text:style-name="P47"><text:span text:style-name="T135">A tesztelés során az </text:span><text:span text:style-name="T79">Indirect input</text:span><text:span text:style-name="T141"> </text:span><text:span text:style-name="T143">kifejezés mellett </text:span><text:span text:style-name="T141">találkozhatunk még az </text:span><text:span text:style-name="T79">indirect output</text:span><text:span text:style-name="T141"> kifejezéssel is, amely </text:span><text:span text:style-name="T143">a </text:span><text:span text:style-name="T141">tesztelendő objektum </text:span><text:span text:style-name="T143">által generált, és egy </text:span><text:span text:style-name="T141">együttműködő objektumnak </text:span><text:span text:style-name="T143">átadott adatot jelenti</text:span><text:span text:style-name="T142">. Tipikusan ilyen a naplózás: </text:span><text:span text:style-name="T144">a</text:span><text:span text:style-name="T142"> tesztelendő objektum a megtörtént eseményeket egy </text:span><text:span text:style-name="T80">Logger</text:span><text:span text:style-name="T142"> típusú objektumon keresztül logolja. </text:span><text:span text:style-name="T143">Amennyiben a tesztünk ezeket a bejegyzéseket is szeretné ellenőrizni, akkor nem elég a stub-, illetve fake objektum, </text:span><text:span text:style-name="T145">mivel</text:span><text:span text:style-name="T143"> ők csak bemeneti adattal látják el a tesztelendő objektumot. Ilyenkor </text:span><text:span text:style-name="T145">használjuk az ún. mock objektumot. A mock objektum alapja a dummy objektum, azaz a mock objektumnak biztositania kell az eredeti interfészt, de nem kell valós akciót végrehajtania. Emelett </text:span><text:span text:style-name="T146">ún. elvárások (</text:span><text:span text:style-name="T81">expectations</text:span><text:span text:style-name="T146">) beállitását kell lehetővé tennie, </text:span><text:span text:style-name="T151">amellyel a teszt során definiálhatjuk, hogy</text:span><text:span text:style-name="T147"> milyen eljárások </text:span><text:span text:style-name="T148">későbbi </text:span><text:span text:style-name="T147">meghivását várjuk milyen par</text:span><text:span text:style-name="T149">am</text:span><text:span text:style-name="T147">éter</text:span><text:span text:style-name="T148">-értékekkel</text:span><text:span text:style-name="T146">. </text:span><text:span text:style-name="T152">Amennyiben a teszt során nem az elvá</text:span><text:span text:style-name="T156">r</text:span><text:span text:style-name="T152">t működés történik, maga a mock </text:span><text:span text:style-name="T152">objektum fogja az adott tesztet sikertelenné jelenteni.</text:span></text:p>
      <text:p text:style-name="P23">TODO Példa: log ellenőrzés</text:p>
      <text:h text:style-name="Heading_20_4" text:outline-level="4"><text:bookmark-start text:name="__RefHeading__1258_2119201942"/><text:span text:style-name="T120">Spy</text:span><text:span text:style-name="T116"> objektum</text:span><text:bookmark-end text:name="__RefHeading__1258_2119201942"/></text:h>
      <text:p text:style-name="P48"><text:span text:style-name="T151">A spy objektum a mock objektum kissé módositott változata, amely naplózza magában a függvényhivásokat és azok paramétereit, </text:span><text:span text:style-name="T152">és a teszt végén, utólag lehet leellenőrizni, hogy a kívánt függvények hivodtak-e meg a megfelelő sorrendben. Ha nem az elvárt módon történik mindez, akkor a teszt fog sikertelenséget jelenteni, nem pedig a spy objektum.</text:span></text:p>
      <text:p text:style-name="P24">TODO Példa: log ellenőrzés utolag.</text:p>
      <text:h text:style-name="P161" text:outline-level="2"><text:bookmark-start text:name="__RefHeading__2956_169030380"/>Keretrendszerek<text:bookmark-end text:name="__RefHeading__2956_169030380"/></text:h>
      <text:p text:style-name="P114">Az előző fejezetben megmutattam, hogy a hamisitások – mint a tesztelés segitői – milyen osztályokba sorolhatóak, mikor érdemes használni őket. Ebben a fejezetben azt fogom megmutatni, hogy hogyan is vesszük a hamisitásokat használatba, azaz hogyan is készül a teszt, milyen újabb fogalmak, <text:span text:style-name="T353">technológiák és trükkök</text:span> kapcsolódnak hozzá.</text:p>
      <text:p text:style-name="P60"><text:span text:style-name="T249">Amennyiben betartottuk a korábban irt ajánlást, hogy a modulokat dinamikus függvénykönyvtárba forditsuk, akkor a teszt maga egy önálló futtatható állomány </text:span><text:span text:style-name="T250">lesz</text:span><text:span text:style-name="T249">, amelyhez hozzá van linkelve a tesztelendő modul. </text:span><text:span text:style-name="T250">Futása során a teszt</text:span></text:p>
      <text:list xml:id="list261233766" text:style-name="L17">
        <text:list-item>
          <text:p text:style-name="P115">használja a modul osztályait, eljárásait,</text:p>
        </text:list-item>
        <text:list-item>
          <text:p text:style-name="P115">ellenőrzi, hogy a modul működése megfelel-e a specifikációnak.</text:p>
        </text:list-item>
        <text:list-item>
          <text:p text:style-name="P118">Az eredményről valamilyen formában jelentést tesz.</text:p>
        </text:list-item>
      </text:list>
      <text:p text:style-name="P116">Az így automatizált teszt előnyei:</text:p>
      <text:list xml:id="list524355058" text:style-name="L18">
        <text:list-item>
          <text:p text:style-name="P117">Nem kell minden egyes (időben távoli) módositás során újragondolni a tesztlépéseket, nem kell újra megirni a teszteket.</text:p>
        </text:list-item>
        <text:list-item>
          <text:p text:style-name="P117">Egy új módositás után futtatott teszt egyből megmutatja, hogy a módositás tönkretette-e a modul eddig jól működő szolgáltatásait.</text:p>
        </text:list-item>
      </text:list>
      <text:h text:style-name="P184" text:outline-level="3"><text:bookmark-start text:name="__RefHeading__2986_1724094670"/>xUnit<text:bookmark-end text:name="__RefHeading__2986_1724094670"/></text:h>
      <text:p text:style-name="P61"><text:span text:style-name="T251">A tesztek megirhatóak teljes egészében a tesztelő által is, de célszerű valamilyen keretrendszert használni rá, amely előre definiál néhány kényelmi eszközt. Az automatizált keretrendszereket szokás xUnit keretrendszernek nevezni. Az xUnit archite</text:span><text:span text:style-name="T252">k</text:span><text:span text:style-name="T251">túra fogalmai:</text:span></text:p>
      <text:list xml:id="list971208501" text:style-name="L19">
        <text:list-item>
          <text:p text:style-name="P130"><text:span text:style-name="T172">Test case (teszteset)</text:span><text:span text:style-name="T253">: Elemi tesztosztály, minden teszt ebből származik. Egyes keretrendszerekben ezek valójában csak külön eljárások, nem osztályok.</text:span></text:p>
        </text:list-item>
        <text:list-item>
          <text:p text:style-name="P131"><text:span text:style-name="T172">Test fixture (tesztkörnyezet)</text:span><text:span text:style-name="T251">: </text:span><text:span text:style-name="T253">Minden teszt elvár egy startállapotot, azaz számít arra, hogy a tesztelendő modul egy bizonyos állapotban van a teszteset indulásakor. A tesztelőnek ezt az </text:span><text:soft-page-break/><text:span text:style-name="T253">állapotot kell elérnie a teszt futtatása előtt, illetve a teszt futás után ebbe az állapotba kell visszaállitania a modult.</text:span></text:p>
        </text:list-item>
        <text:list-item>
          <text:p text:style-name="P131"><text:span text:style-name="T172">Test suite (tesztcsalád)</text:span><text:span text:style-name="T251">: </text:span><text:span text:style-name="T254">A tesztcsalád olyan teszteseteket tartalmaz, amelyek azonos tesztkörnyezetet várnak el. Fontos, hogy a tesztcsaládon belüli tesztesetek között nincs sorrend, azaz a tesztelő nem épithet arra, hogy egy egyik teszteset előbb fog lefutni, mint a másik.</text:span></text:p>
        </text:list-item>
        <text:list-item>
          <text:p text:style-name="P132"><text:span text:style-name="T251">Test execution (tesztvégrehajtás)</text:span><text:span text:style-name="T195">: </text:span><text:span text:style-name="T196">A tesztesetek végrehajtása.</text:span></text:p>
        </text:list-item>
        <text:list-item>
          <text:p text:style-name="P130"><text:span text:style-name="T172">Assertion </text:span><text:span text:style-name="T173">(viselkedés-ell</text:span><text:span text:style-name="T174">e</text:span><text:span text:style-name="T173">nőrzés)</text:span><text:span text:style-name="T196">: </text:span><text:span text:style-name="T197">A tesztelő előre definiál feltételeket, </text:span><text:span text:style-name="T198">állitásokat</text:span><text:span text:style-name="T197">, melyek rögzitik, hogy a teszt futása során a modulnak milyen állapotban kell lennie, illetve hogy milyen eredményt, viselkedést kell produkálnia. Ezen feltételek szerint a teszt lehet sikeres vagy sikertelen. Sikertelen teszt esetén két dolgot tehet a keretrendszer:</text:span></text:p>
        </text:list-item>
        <text:list-item>
          <text:p text:style-name="P154">Továbbengedi a tesztet, de megjegyzi, hogy melyik feltétel nem teljesült, és a teszt végén ezt jelenti.</text:p>
        </text:list-item>
        <text:list-item>
          <text:p text:style-name="P154">Megállitja a tesztet.</text:p>
        </text:list-item>
      </text:list>
      <text:h text:style-name="Heading_20_3" text:outline-level="3"><text:span text:style-name="T349">Példa</text:span></text:h>
      <text:p text:style-name="P133"><text:span text:style-name="T349">TODO egy kis példa egy tesztről.</text:span></text:p>
      <text:h text:style-name="P185" text:outline-level="3"><text:bookmark-start text:name="__RefHeading__2988_1724094670"/>Assertions<text:bookmark-end text:name="__RefHeading__2988_1724094670"/></text:h>
      <text:p text:style-name="P62"><text:span text:style-name="T255">Az előző pontban láthatóvá vált, hogy a tesztelés során legszűkebb értelemben </text:span><text:span text:style-name="T256">véve </text:span><text:span text:style-name="T255">maguk az </text:span><text:span text:style-name="T97">assertion</text:span><text:span text:style-name="T255">-ök biztosítják az ellenőrzés lehetőségét. </text:span><text:span text:style-name="T256">Ezeket az állitásokat makrók segitségével valósitják meg a keretrendszerek. Legáltalánosabb maga az </text:span><text:span text:style-name="T98">ASSERT(expr)</text:span><text:span text:style-name="T256"> makró, amely az </text:span><text:span text:style-name="T98">expr</text:span><text:span text:style-name="T256"> kifejezés igaz voltát ellenőrzi. Ezzel a makróval és egy kis programozással minden feltétel megadható, de jellemzően még számos </text:span><text:span text:style-name="T111">assertion</text:span><text:span text:style-name="T256">-típust kínálnak a keretrendszerek. Néhány példa a CxxTest keretrendszerből </text:span><text:span text:style-name="T178">(TODO ezt lehet, h jobb lenne atirni UnitTest++-ra, ha mar kesobb azzal peldalozok)</text:span><text:span text:style-name="T256">:</text:span></text:p>
      <text:list xml:id="list162839707" text:style-name="L20">
        <text:list-item>
          <text:p text:style-name="P134"><text:span text:style-name="T256">TS_ASSERT(expr): Ez maga az előbb említett </text:span><text:span text:style-name="T98">ASSERT()</text:span><text:span text:style-name="T256"> makró.</text:span></text:p>
        </text:list-item>
        <text:list-item>
          <text:p text:style-name="P134"><text:soft-page-break/><text:span text:style-name="T256">TS_ASSERT_DIFFERS(x,y): Ellenőrzi, hogy </text:span><text:span text:style-name="T98">x != y</text:span><text:span text:style-name="T256">.</text:span></text:p>
        </text:list-item>
        <text:list-item>
          <text:p text:style-name="P134"><text:span text:style-name="T256">TS_ASSERT_EQUALS(x,y): Ellenőrzi, hogy </text:span><text:span text:style-name="T98">x == y</text:span><text:span text:style-name="T256">.</text:span></text:p>
        </text:list-item>
        <text:list-item>
          <text:p text:style-name="P134"><text:span text:style-name="T256">TS_ASSERT_LESS_THAN(x,y): Ellenőrzi, hogy </text:span><text:span text:style-name="T98">x &lt; y</text:span><text:span text:style-name="T256">.</text:span></text:p>
        </text:list-item>
        <text:list-item>
          <text:p text:style-name="P134"><text:span text:style-name="T256">TS_ASSERT_LESS_THAN_EQUALS(x,y): Ellenőrzi, hogy </text:span><text:span text:style-name="T98">x &lt;= y</text:span><text:span text:style-name="T256">.</text:span></text:p>
        </text:list-item>
        <text:list-item>
          <text:p text:style-name="P134"><text:span text:style-name="T256">TS_ASSERT_SAME_DATA(x,y,size): Ellenőrzi, hogy az </text:span><text:span text:style-name="T98">x</text:span><text:span text:style-name="T256"> és az </text:span><text:span text:style-name="T98">y</text:span><text:span text:style-name="T256"> memóriaterület </text:span><text:span text:style-name="T98">size</text:span><text:span text:style-name="T256"> hosszan megegyzik-e.</text:span></text:p>
        </text:list-item>
        <text:list-item>
          <text:p text:style-name="P134"><text:span text:style-name="T256">TS_ASSERT_THROWS(expr,type): Ellenőrzi, hogy az </text:span><text:span text:style-name="T98">expr</text:span><text:span text:style-name="T256"> kifejezés dob-e </text:span><text:span text:style-name="T98">type</text:span><text:span text:style-name="T256"> típusú kivételt.</text:span></text:p>
        </text:list-item>
        <text:list-item>
          <text:p text:style-name="P134"><text:span text:style-name="T256">TS_ASSERT_THROWS_ANYTHING(expr): Ellenőrzi, hogy </text:span><text:span text:style-name="T257">az </text:span><text:span text:style-name="T104">expr</text:span><text:span text:style-name="T257"> kifejezés dob-e tetszőleges típusú kivételt</text:span><text:span text:style-name="T256">.</text:span></text:p>
        </text:list-item>
        <text:list-item>
          <text:p text:style-name="P135"><text:span text:style-name="T256">TS_ASSERT_THROWS_ASSERT(expr, arg, assertion): </text:span><text:span text:style-name="T258">Ellenőrzi, hogy az </text:span><text:span text:style-name="T99">expr</text:span><text:span text:style-name="T258"> kifejezés dob-e </text:span><text:span text:style-name="T100">arg</text:span><text:span text:style-name="T259"> deklarációjú </text:span><text:span text:style-name="T258">kivételt </text:span><text:span text:style-name="T259">és teljesül-e az </text:span><text:span text:style-name="T100">assertion</text:span><text:span text:style-name="T259"> feltétel.</text:span><text:span text:style-name="T258"> Például:</text:span></text:p>
        </text:list-item>
      </text:list>
      <text:p text:style-name="P190">TS_ASSERT_THROWS_ASSERT(<text:line-break/> <text:s text:c="3"/>throw MyException("Invalid file name"),<text:line-break/> <text:s text:c="3"/>MyException const &amp; ex,<text:line-break/> <text:s text:c="3"/>TS_ASSERT_EQUALS(ex.what(), "Invalid file name") );</text:p>
      <text:list xml:id="list1556246873" text:continue-numbering="true" text:style-name="L20">
        <text:list-item>
          <text:p text:style-name="P134"><text:span text:style-name="T256">TS_ASSERT_THROWS_EQUALS(expr, arg, x, y): </text:span><text:span text:style-name="T260">Hasonló, mint az előző makró, de </text:span><text:span text:style-name="T101">TS_ASSERT()</text:span><text:span text:style-name="T260"> helyett </text:span><text:span text:style-name="T101">TS_ASSERT_EQUALS()</text:span><text:span text:style-name="T260"> makrót használ. Az előző példával megegyező példa:</text:span></text:p>
        </text:list-item>
      </text:list>
      <text:p text:style-name="P191">TS_ASSERT_THROWS_ASSERT(<text:line-break/> <text:s text:c="3"/>throw MyException("Invalid file name"),<text:line-break/> <text:s text:c="3"/>MyException const &amp; ex,<text:line-break/> <text:s text:c="3"/>ex.what(),<text:line-break/> <text:s text:c="3"/>"Invalid file name" );</text:p>
      <text:list xml:id="list1067683489" text:continue-numbering="true" text:style-name="L20">
        <text:list-item>
          <text:p text:style-name="P134"><text:span text:style-name="T256">TS_ASSERT_THROWS_NOTHING(expr): Ellenőrzi, hogy </text:span><text:span text:style-name="T261">az </text:span><text:span text:style-name="T102">expr</text:span><text:span text:style-name="T261"> kifejezés nem dob kivételt</text:span><text:span text:style-name="T256">.</text:span></text:p>
        </text:list-item>
      </text:list>
      <text:h text:style-name="P186" text:outline-level="3"><text:soft-page-break/>Modulteszt vagy unitteszt</text:h>
      <text:p text:style-name="P63"><text:span text:style-name="T263">Ahogy a dolgozatom elején említettem </text:span><text:span text:style-name="T175">(TODO: valóban emlitettem?)</text:span><text:span text:style-name="T199">, a modulteszt során feketedoboz-tesztelést végzünk, míg unitteszt esetében fehérdoboz-tesztelést. Mindkét esetben használhatóak ugyanazok a keretrendszerek, viszont a tesztelés menete, mondhatni a stílusa különbözni fog a két esetben.</text:span></text:p>
      <text:h text:style-name="P176" text:outline-level="4">Modulteszt</text:h>
      <text:p text:style-name="P63"><text:span text:style-name="T263">A specifikációnak teljes egészében definiálnia kell a modul kivülről látható részeit (a modul interfészét), illetve a modul viselkedését különböző állapotokban történő akciókra. </text:span><text:span text:style-name="T264">Mivel egy objektum állapota nem más, mint a változóinak az aktuális értéke, a modul állapotát úgy tudjuk ellenőrizni, hogy a változókra teszünk állításokat. Ezek a változók viszont </text:span><text:span text:style-name="T103">private</text:span><text:span text:style-name="T264"> elérhetőségűek, és mivel a modulteszt során nem látunk bele az implementációba, ezért nem is végzünk állapottesztelést. Ez alól kivétel, ha az állapot ki van vezetve a külső interfészre (tipikusan egy </text:span><text:span text:style-name="T103">getState()</text:span><text:span text:style-name="T264"> eljárással).</text:span></text:p>
      <text:p text:style-name="P64"><text:span text:style-name="T265">Általános elvként megfogalmazható, hogy modulteszt során a specifikációban leírt követelményeket kell ellenőrizni, a konkrét implementáció</text:span><text:span text:style-name="T266">s részletektől</text:span><text:span text:style-name="T265"> függetlenül. Mivel a specifikáció </text:span><text:span text:style-name="T267">az előbb említett módon </text:span><text:span text:style-name="T265">teljes, a fejlesztést, illetve a <text:s/>tesztelést különböző szoftvermérnök is végezheti, akár párhuzamosan is.</text:span></text:p>
      <text:p text:style-name="P119">Ha viszont ugyanaz a mérnök végzi a tesztelést, mint a fejlesztést, akkor a fejlesztés menetének a következő sémát illik követnie:</text:p>
      <text:list xml:id="list1342577570" text:style-name="L21">
        <text:list-item>
          <text:p text:style-name="P136"><text:span text:style-name="T266">A teszt </text:span><text:span text:style-name="T269">és a modul vázának </text:span><text:span text:style-name="T266">megírása a specifikáció alapján.</text:span></text:p>
        </text:list-item>
        <text:list-item>
          <text:p text:style-name="P120">A modul <text:span text:style-name="T350">fokozatos</text:span> implementálása.</text:p>
        </text:list-item>
      </text:list>
      <text:p text:style-name="P65"><text:span text:style-name="T267">Az implementálás során a fejlesztő minden egyes funkció lefejlesztése után lefuttatja a teszteket, ezzel </text:span><text:span text:style-name="T284">ellenőrizve</text:span><text:span text:style-name="T267"> a saját munkáját. </text:span><text:span text:style-name="T268">Más szavakkal megfogalmazva: a fejlesztő fokozatosan „zöldíti” (sikeressé teszi) a teszteket a kód írásával, </text:span><text:span text:style-name="T270">és mikor az összes teszt sikeressé vált, akkor a fejlesztés befejezettnek tekinthető.</text:span><text:span text:style-name="T268"> </text:span><text:span text:style-name="T270">A</text:span><text:span text:style-name="T268">zaz a fejlesztést maga a teszt irányítja, </text:span><text:span text:style-name="T271">így </text:span><text:span text:style-name="T270">e</text:span><text:span text:style-name="T268">zt a fejlesztési stílust </text:span><text:span text:style-name="T138">Test Driven Development</text:span><text:span text:style-name="T268">-nek </text:span><text:span text:style-name="T277">(</text:span><text:span text:style-name="T176">TDD</text:span><text:span text:style-name="T277">) </text:span><text:span text:style-name="T268">nevezik.</text:span></text:p>
      <text:p text:style-name="P147"><text:span text:style-name="T269">A modul vázának megírása alatt azt értem, hogy a modul minden specifikációban szereplő eljárása definiálva van jellemzően üres függvénytörzzsel. Követelmény, hogy az 1. pont végén az </text:span><text:soft-page-break/><text:span text:style-name="T269">összes tesztnek pirosnak </text:span><text:span text:style-name="T280">(„</text:span><text:span text:style-name="T269">sikertelennek”) kell lennie. Ha ez üres függvénytörzzsel nem </text:span><text:span text:style-name="T270">teljesülne</text:span><text:span text:style-name="T269">, akkor annyi kódot kell a függvénybe írni, ami már sikertelenné teszi az adott tesztet. </text:span><text:span text:style-name="T272">Ennek az az értelme, hogy a fejlesztő nehogy elfelejtsen valamit leimplementálni. Például, ha egy függvény normál működés során nem dobhat kivételt, akkor az üres függvény ezt a feltételt teljesít</text:span><text:span text:style-name="T274">ené</text:span><text:span text:style-name="T272">. Extrém esetben </text:span><text:span text:style-name="T275">ilyenkor </text:span><text:span text:style-name="T272">a fejlesztő –</text:span><text:span text:style-name="T273"> </text:span><text:span text:style-name="T272">bízva a tesztekben –</text:span><text:span text:style-name="T273"> </text:span><text:span text:style-name="T272">ezt a függvényt elfelejt</text:span><text:span text:style-name="T276">heti</text:span><text:span text:style-name="T272"> leimplementálni.</text:span></text:p>
      <text:p text:style-name="P146"><text:span text:style-name="T278">Agilis szoftverfejlesztési modell esetén, ahol a véglegesnek szánt specifikáció nem hónapok alatt készül el, általános probléma, hogy a specifikáció nem teljes, tartalmaz tisztázatlan részeket, vagy egyszerűen csak nem teljes mértékig átgondolt. </text:span><text:span text:style-name="T277">A TDD óriási előnye, hogy </text:span><text:span text:style-name="T278">a specifikációi hiányosságai nem a fejlesztés során, hanem már a teszt megirásakor kiderülhetnek, így megspórolva az esetleges újrairással, újratervezéssel járó időt. Ezen felül a TDD </text:span><text:span text:style-name="T277">rákényszeriti a fejlesztőt a specifikáció teljes megértésére, mielőtt még akár egy sor </text:span><text:span text:style-name="T278">kódot</text:span><text:span text:style-name="T277"> is leimplementálna, </text:span><text:span text:style-name="T278">így az</text:span><text:span text:style-name="T277"> implementáció már egy kialakult </text:span><text:span text:style-name="T281">terv</text:span><text:span text:style-name="T277"> (</text:span><text:span text:style-name="T105">design</text:span><text:span text:style-name="T277">) mentén folyhat.</text:span></text:p>
      <text:p text:style-name="P155"><text:span text:style-name="T279">Megjegyzés:</text:span><text:span text:style-name="T200"> </text:span><text:span text:style-name="T201">A „hivatalos” TDD definició </text:span><text:span text:style-name="T202">a </text:span><text:span text:style-name="T209">fenti definiciót </text:span><text:span text:style-name="T202"><text:s/></text:span><text:span text:style-name="T208">kiegésziti még egy ponttal:</text:span></text:p>
      <text:list xml:id="list1986083465" text:style-name="L24">
        <text:list-item>
          <text:p text:style-name="P149"><text:span text:style-name="T266">A teszt </text:span><text:span text:style-name="T269">és a modul vázának </text:span><text:span text:style-name="T266">megírása a specifikáció alapján.</text:span></text:p>
        </text:list-item>
        <text:list-item>
          <text:p text:style-name="P121"><text:span text:style-name="T208">A modul </text:span><text:span text:style-name="T291">fokozatos</text:span><text:span text:style-name="T208"> implementálása.</text:span></text:p>
        </text:list-item>
        <text:list-item>
          <text:p text:style-name="P148"><text:span text:style-name="T202">Refaktorálás</text:span></text:p>
        </text:list-item>
      </text:list>
      <text:p text:style-name="P150"><text:span text:style-name="T202">Az implementálás során a fejlesztő csak annyi kódot ir, ami elégséges az adott teszt zölditéséhez. Ennek a kódnak nem kell tökéletesnek, elegánsnak lennie, majd ha minden teszt zöld lett, akkor a refaktorálás során </text:span><text:span text:style-name="T203">széppé tes</text:span><text:span text:style-name="T205">zi</text:span><text:span text:style-name="T203"> a kódot. A mögöttes ok az elv mögött, hogy mivel a fejlesztő mindig csak annyi kódot ir le, amennyi az adott teszt zölditéséhez szükséges, a kód nem fog teszteletlen kódot tartalmazni, </text:span><text:span text:style-name="T206">és a refaktorálás már egy tesztelt kódon fog történni</text:span><text:span text:style-name="T203">. Nagyobb modul fejlesztése esetén, ha a fejlesztő nem rendelkezik előre fejlesztési tervvel, ennek a módszernek </text:span><text:span text:style-name="T204">valóban lenne</text:span><text:span text:style-name="T203"> létjogosultsága, </text:span><text:span text:style-name="T204">de mivel a tapasztalat szerint a fejlesztő ritkán kap időt a főnökétől refaktorálásra. célszerű rászánni az időt a fejlesztési terv kidolgozására. </text:span><text:span text:style-name="T206">Coverage-méréssel (lásd később) kombinálva a tesztelést, elkerül</text:span><text:span text:style-name="T207">het</text:span><text:span text:style-name="T206">jük teszteletlen kódrészletek implementálását.</text:span></text:p>
      <text:h text:style-name="Heading_20_4" text:outline-level="4"><text:span text:style-name="T348">Unitteszt</text:span></text:h>
      <text:p text:style-name="P122">Fehérdoboz-tesztelés során belelátunk a modulba, így jogosnak tűnik az igény, hogy szeretnénk az objektum belső állapotára is feltételeket tenni, <text:span text:style-name="T355">még akkor is, ha ez a belső állapot nincs kivezetve a </text:span><text:soft-page-break/><text:span text:style-name="T355">külső interfészre. Mivel a belső (</text:span><text:span text:style-name="T53">protected, private</text:span><text:span text:style-name="T355">) függvények is láthatóak, felmerülhet az igény, ezen függvények külön tesztelésére.</text:span></text:p>
      <text:p text:style-name="P123"><text:span text:style-name="T355">Ahhoz, hogy ezt meg lehessen valósitani, nem kell mást tenni, mint a </text:span><text:span text:style-name="T53">protected</text:span><text:span text:style-name="T355"> és </text:span><text:span text:style-name="T53">private</text:span><text:span text:style-name="T355"> kulcsszavakat átdefiniálni </text:span><text:span text:style-name="T53">public</text:span><text:span text:style-name="T355">-ra. Fontos, hogy ennek az átdefiniálásnak még </text:span><text:span text:style-name="T356">a tesztelendő modul beimportálása </text:span><text:span text:style-name="T355">előtt meg kell történnie a tesztfájlban.</text:span></text:p>
      <text:p text:style-name="P124"><text:span text:style-name="T357">module.h:</text:span></text:p>
      <text:p text:style-name="code-snippet"><text:span text:style-name="T358">#pragma once<text:line-break/><text:line-break/>class Module<text:line-break/>{<text:line-break/>public:<text:line-break/> <text:s text:c="3"/>Module(int v);<text:line-break/> <text:s text:c="3"/>~Module() = default;<text:line-break/><text:line-break/>protected:<text:line-break/> <text:s text:c="3"/>void increase();<text:line-break/><text:line-break/>private:<text:line-break/> <text:s text:c="3"/>int _value;<text:line-break/>};</text:span></text:p>
      <text:p text:style-name="P124"><text:span text:style-name="T357">module.cpp:</text:span></text:p>
      <text:p text:style-name="code-snippet"><text:span text:style-name="T358">#include "module.h"<text:line-break/><text:line-break/>Module::Module(int v)<text:line-break/> <text:s text:c="3"/>: _value(v)<text:line-break/>{<text:line-break/>}<text:line-break/><text:line-break/><text:line-break/>void Module::increase()<text:line-break/>{<text:line-break/> <text:s text:c="3"/>++_value;<text:line-break/>}</text:span></text:p>
      <text:p text:style-name="P124"><text:span text:style-name="T357">test.cpp:</text:span></text:p>
      <text:p text:style-name="P192"><text:span text:style-name="T358">#include &lt;unittest++/UnitTest++.h&gt;<text:line-break/></text:span><text:span text:style-name="T38">#define private public<text:line-break/>#define protected public</text:span><text:span text:style-name="T358"><text:line-break/></text:span><text:soft-page-break/><text:span text:style-name="T358"><text:line-break/>#include "module.h"<text:line-break/><text:line-break/><text:line-break/>SUITE(Module)<text:line-break/>{<text:line-break/><text:line-break/> <text:s text:c="4"/>TEST(Constructor)<text:line-break/> <text:s text:c="4"/>{<text:line-break/> <text:s text:c="8"/>Module m(5);<text:line-break/> <text:s text:c="8"/>CHECK_EQUAL(m._value, 5);<text:tab/>// Újradefiniálás nélkül<text:line-break/><text:tab/>// ez forditási hibá</text:span><text:span text:style-name="T359">t<text:line-break/><text:tab/>// </text:span><text:span text:style-name="T358">okoz</text:span><text:span text:style-name="T360">na</text:span><text:span text:style-name="T358">.<text:line-break/> <text:s text:c="4"/>}<text:line-break/><text:line-break/> <text:s text:c="4"/>TEST(Increase)<text:line-break/> <text:s text:c="4"/>{<text:line-break/> <text:s text:c="8"/>Module m(5);<text:line-break/> <text:s text:c="8"/>m.increase();<text:tab/>// Újradefiniálás nélkül<text:line-break/><text:tab/>// ez forditási hibát<text:line-break/><text:tab/>// okoz</text:span><text:span text:style-name="T360">na</text:span><text:span text:style-name="T358">.<text:line-break/> <text:s text:c="8"/>CHECK_EQUAL(m._value, 6);<text:tab/>// Újradefiniálás nélkül<text:line-break/><text:tab/>// ez forditási hibát<text:line-break/><text:tab/>// okoz</text:span><text:span text:style-name="T360">na</text:span><text:span text:style-name="T358">.<text:line-break/> <text:s text:c="4"/>}<text:line-break/>}<text:line-break/><text:line-break/><text:line-break/>int main()<text:line-break/>{<text:line-break/> <text:s text:c="3"/>return UnitTest::RunAllTests();<text:line-break/>}</text:span></text:p>
      <text:h text:style-name="Heading_20_3" text:outline-level="3"><text:span text:style-name="T354">Hamisitások használata</text:span></text:h>
      <text:p text:style-name="P153"><text:span text:style-name="T361">TODO hogyan csereljuk oket</text:span></text:p>
      <text:p text:style-name="Text_20_body"><text:span text:style-name="T354"/></text:p>
      <text:p text:style-name="P152"><text:span text:style-name="T177">TODOS:</text:span></text:p>
      <text:list xml:id="list1503928342" text:style-name="L22">
        <text:list-item>
          <text:p text:style-name="P137"><text:span text:style-name="T118">UnitTest++, </text:span><text:span text:style-name="T123">cxxtest</text:span><text:span text:style-name="T118">, </text:span><text:span text:style-name="T154">egyéb</text:span><text:span text:style-name="T286">(?) </text:span><text:span text:style-name="T154">keretrendszerek bemutatása</text:span></text:p>
        </text:list-item>
        <text:list-item>
          <text:p text:style-name="P138">google mock</text:p>
        </text:list-item>
      </text:list>
      <text:h text:style-name="P162" text:outline-level="2"><text:bookmark-start text:name="__RefHeading__2958_169030380"/>TDD, <text:span text:style-name="T309">BDD(?)</text:span><text:bookmark-end text:name="__RefHeading__2958_169030380"/></text:h>
      <text:p text:style-name="P49"><text:a xlink:type="simple" xlink:href="http://blog.drorhelper.com/2011/12/tdd-vs-bdd-or-why-cant-we-all-just-get.html"><text:span text:style-name="T155">http://blog.drorhelper.com/2011/12/tdd-vs-bdd-or-why-cant-we-all-just-get.html</text:span></text:a></text:p>
      <text:h text:style-name="P163" text:outline-level="2"><text:bookmark-start text:name="__RefHeading__257_795774798"/>Minőséget erősitő <text:span text:style-name="T305">egyéb </text:span>eszközök<text:bookmark-end text:name="__RefHeading__257_795774798"/></text:h>
      <text:p text:style-name="P39">- coveragemeres <text:span text:style-name="T305">(gcov). E</text:span>zt valszeg lehet tobbre is hasznalni, mint linehit, ennek utananezni. Pl milyen melyre tortennek a hivasok.</text:p>
      <text:p text:style-name="P39">Valgrind: mi mindenre hasznalhato meg <text:span text:style-name="T305">ezeken kivul</text:span> kivul?</text:p>
      <text:p text:style-name="P41">- leak</text:p>
      <text:p text:style-name="P41">- hivatkozas nem inicializalt memoriateruletre</text:p>
      <text:p text:style-name="P41">. double free corruption</text:p>
      <text:p text:style-name="P41"/>
      <text:h text:style-name="P158" text:outline-level="2"><text:bookmark-start text:name="__RefHeading__229_795774798"/>Continuous Integration<text:bookmark-end text:name="__RefHeading__229_795774798"/></text:h>
      <text:p text:style-name="P40">- A modszer altalanos bemutatasa</text:p>
      <text:p text:style-name="P40">- jenkins</text:p>
      <text:h text:style-name="P164" text:outline-level="2"><text:bookmark-start text:name="__RefHeading__721_2046454116"/>Irodalomjegyzék<text:bookmark-end text:name="__RefHeading__721_2046454116"/></text:h>
      <text:list xml:id="list1468134561" text:style-name="L23">
        <text:list-item>
          <text:p text:style-name="P140"><text:span text:style-name="T6">Guide: Writing Testable Code<text:line-break/></text:span><text:a xlink:type="simple" xlink:href="http://misko.hevery.com/attachments/Guide-Writing%20Testable%20Code.pdf"><text:span text:style-name="T66">http://misko.hevery.com/attachments/Guide-Writing%20Testable%20Code.pdf</text:span></text:a><text:span text:style-name="T66"><text:line-break/></text:span><text:span text:style-name="T6">2013.04.13</text:span></text:p>
        </text:list-item>
        <text:list-item>
          <text:p text:style-name="P141"><text:span text:style-name="T7">How main() is executed on Linux<text:line-break/></text:span><text:a xlink:type="simple" xlink:href="http://linuxgazette.net/issue84/hawk.html"><text:span text:style-name="T64">http://linuxgazette.net/issue84/hawk.html</text:span></text:a><text:span text:style-name="T6"><text:line-break/></text:span><text:span text:style-name="T7">2013.04.13</text:span></text:p>
        </text:list-item>
        <text:list-item>
          <text:p text:style-name="P142"><text:span text:style-name="T9">Linux x86 Program Start Up<text:line-break/></text:span><text:a xlink:type="simple" xlink:href="http://dbp-consulting.com/tutorials/debugging/linuxProgramStartup.html">http://dbp-consulting.com/tutorials/debugging/linuxProgramStartup.html</text:a><text:span text:style-name="T7"><text:line-break/></text:span><text:span text:style-name="T10">2013.04.14</text:span></text:p>
        </text:list-item>
        <text:list-item>
          <text:p text:style-name="P140"><text:span text:style-name="T8">Static, Shared Dynamic and Loadable Linux Libraries<text:line-break/></text:span><text:a xlink:type="simple" xlink:href="http://www.yolinux.com/TUTORIALS/LibraryArchives-StaticAndDynamic.html">http://www.yolinux.com/TUTORIALS/LibraryArchives-StaticAndDynamic.html</text:a><text:span text:style-name="T64"><text:line-break/></text:span><text:span text:style-name="T8">2013.04.13</text:span></text:p>
        </text:list-item>
        <text:list-item>
          <text:p text:style-name="P139"><text:span text:style-name="Emphasis"><text:span text:style-name="T307">Automated Unit Testing tutorial<text:line-break/></text:span></text:span><text:a xlink:type="simple" xlink:href="http://www.blackwasp.co.uk/UnitTestingTutorial2.aspx">http://www.blackwasp.co.uk/UnitTestingTutorial2.aspx</text:a><text:line-break/><text:span text:style-name="T306">2013.04.30</text:span></text:p>
        </text:list-item>
        <text:list-item>
          <text:p text:style-name="P143"><text:span text:style-name="T345">xUnit<text:line-break/></text:span><text:a xlink:type="simple" xlink:href="http://en.wikipedia.org/wiki/XUnit"><text:span text:style-name="T345">http://en.wikipedia.org/wiki/XUnit</text:span></text:a><text:span text:style-name="T345"><text:line-break/>2013.05.09</text:span></text:p>
        </text:list-item>
        <text:list-item>
          <text:p text:style-name="P144"><text:span text:style-name="T346">List of unit testing frameworks<text:line-break/></text:span><text:a xlink:type="simple" xlink:href="http://en.wikipedia.org/wiki/List_of_unit_testing_frameworks"><text:span text:style-name="T345">http://en.wikipedia.org/wiki/List_of_unit_testing_frameworks</text:span></text:a><text:span text:style-name="T345"><text:line-break/></text:span><text:span text:style-name="T346">2013.05.09</text:span></text:p>
        </text:list-item>
        <text:list-item>
          <text:p text:style-name="P144"><text:span text:style-name="T347">CxxTest keretrendszer<text:line-break/></text:span><text:a xlink:type="simple" xlink:href="http://cxxtest.com/"><text:span text:style-name="T346">http://cxxtest.com/</text:span></text:a><text:span text:style-name="T346"><text:line-break/></text:span><text:span text:style-name="T347">2013.05.09</text:span></text:p>
        </text:list-item>
        <text:list-item>
          <text:p text:style-name="P145"><text:span text:style-name="T351">Test-driven development<text:line-break/></text:span><text:soft-page-break/><text:a xlink:type="simple" xlink:href="http://en.wikipedia.org/wiki/Test-driven_development"><text:span text:style-name="T351">http://en.wikipedia.org/wiki/Test-driven_development</text:span></text:a><text:span text:style-name="T351"><text:line-break/>2013.05.0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Lucida Console" svg:font-family="'Lucida Console', Courier, 'Courier New'"/>
    <style:font-face style:name="OpenSymbol" svg:font-family="OpenSymbol"/>
    <style:font-face style:name="sans-serif" svg:font-family="sans-serif"/>
    <style:font-face style:name="Courier New" svg:font-family="'Courier New'" style:font-adornments="Regular"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hu" fo:country="H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1201in" style:contextual-spacing="false" fo:line-height="150%" fo:text-align="justify" style:justify-single-word="false" fo:text-indent="0.4in"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3in" style:contextual-spacing="false" style:page-number="auto" fo:break-before="page"/>
      <style:text-properties fo:font-size="16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098in" fo:margin-bottom="0.2402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701in" fo:margin-bottom="0.1598in" style:contextual-spacing="false"/>
      <style:text-properties fo:font-size="12pt" fo:font-style="normal" fo:font-weight="bold" style:font-size-asian="85%" style:font-style-asian="italic" style:font-weight-asian="normal"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snippet" style:family="paragraph" style:parent-style-name="Text_20_body" style:next-style-name="Text_20_body" style:class="text">
      <style:paragraph-properties fo:margin="100%" fo:margin-left="0.4in" fo:margin-right="0.1598in" fo:margin-top="0in" fo:margin-bottom="0.2in" style:contextual-spacing="false" fo:line-height="100%" fo:text-align="start" style:justify-single-word="false" fo:text-indent="0in" style:auto-text-indent="false" fo:background-color="#ccffff" fo:padding="0.0201in" fo:border="0.06pt solid #000000" style:shadow="none">
        <style:background-image/>
      </style:paragraph-properties>
      <style:text-properties style:font-name="Courier New"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hu" fo:country="HU" officeooo:paragraph-rsid="00234c8a"/>
    </style:style>
    <style:style style:name="MT1" style:family="text">
      <style:text-properties officeooo:rsid="00234c8a"/>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 </text:span><text:span text:style-name="MT1"><text:page-number text:select-page="current">41</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nie </meta:initial-creator>
    <meta:creation-date>2013-04-11T23:12:15</meta:creation-date>
    <dc:date>2013-05-09T22:59:20</dc:date>
    <dc:creator>winnie </dc:creator>
    <meta:editing-duration>P2DT9H20M55S</meta:editing-duration>
    <meta:editing-cycles>351</meta:editing-cycles>
    <meta:generator>LibreOffice/3.6$Linux_X86_64 LibreOffice_project/360m1$Build-2</meta:generator>
    <meta:document-statistic meta:table-count="0" meta:image-count="0" meta:object-count="0" meta:page-count="41" meta:paragraph-count="319" meta:word-count="6867" meta:character-count="52832" meta:non-whitespace-character-count="45030"/>
  </office:meta>
</office:document-meta>
</file>